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c5b79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d21a0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623c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93906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rial1" fo:font-size="16pt" fo:font-weight="normal" officeooo:rsid="0617b21a" officeooo:paragraph-rsid="06150a60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2c5b79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rial1" fo:font-size="16pt" fo:font-weight="normal" officeooo:rsid="062df8c7" officeooo:paragraph-rsid="062d21a0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22" style:family="paragraph" style:parent-style-name="Standard">
      <style:paragraph-properties fo:text-align="justify" style:justify-single-word="false"/>
      <style:text-properties officeooo:paragraph-rsid="00df76b4"/>
    </style:style>
    <style:style style:name="P123" style:family="paragraph" style:parent-style-name="Standard">
      <style:paragraph-properties fo:text-align="justify" style:justify-single-word="false"/>
      <style:text-properties officeooo:paragraph-rsid="00fb6d83"/>
    </style:style>
    <style:style style:name="P124" style:family="paragraph" style:parent-style-name="Standard">
      <style:paragraph-properties fo:text-align="justify" style:justify-single-word="false"/>
      <style:text-properties officeooo:paragraph-rsid="010ba745"/>
    </style:style>
    <style:style style:name="P125" style:family="paragraph" style:parent-style-name="Standard">
      <style:paragraph-properties fo:text-align="justify" style:justify-single-word="false"/>
      <style:text-properties officeooo:paragraph-rsid="0110b793"/>
    </style:style>
    <style:style style:name="P126" style:family="paragraph" style:parent-style-name="Standard">
      <style:paragraph-properties fo:text-align="justify" style:justify-single-word="false"/>
      <style:text-properties officeooo:paragraph-rsid="014ec0cb"/>
    </style:style>
    <style:style style:name="P127" style:family="paragraph" style:parent-style-name="Standard">
      <style:paragraph-properties fo:text-align="justify" style:justify-single-word="false"/>
      <style:text-properties officeooo:paragraph-rsid="03255feb"/>
    </style:style>
    <style:style style:name="P128" style:family="paragraph" style:parent-style-name="Standard">
      <style:paragraph-properties fo:text-align="justify" style:justify-single-word="false"/>
      <style:text-properties officeooo:paragraph-rsid="03421f4d"/>
    </style:style>
    <style:style style:name="P129" style:family="paragraph" style:parent-style-name="Standard">
      <style:paragraph-properties fo:text-align="justify" style:justify-single-word="false"/>
      <style:text-properties style:font-name="Arial1" fo:font-size="16pt" fo:font-weight="normal" officeooo:rsid="062df8c7" officeooo:paragraph-rsid="062d21a0" style:font-size-asian="14pt" style:font-weight-asian="normal" style:font-size-complex="16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3623cf" style:font-size-asian="14pt" style:font-weight-asian="normal" style:font-size-complex="16pt" style:font-weight-complex="normal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bold" officeooo:rsid="06259e53" style:font-weight-asian="bold" style:font-weight-complex="bold"/>
    </style:style>
    <style:style style:name="T80" style:family="text">
      <style:text-properties fo:font-weight="bold" officeooo:rsid="062968db" style:font-weight-asian="bold" style:font-weight-complex="bold"/>
    </style:style>
    <style:style style:name="T81" style:family="text">
      <style:text-properties fo:font-weight="bold" officeooo:rsid="0629f003" style:font-weight-asian="bold" style:font-weight-complex="bold"/>
    </style:style>
    <style:style style:name="T82" style:family="text">
      <style:text-properties fo:font-weight="normal" style:font-size-asian="16pt" style:font-weight-asian="normal" style:font-weight-complex="normal"/>
    </style:style>
    <style:style style:name="T83" style:family="text">
      <style:text-properties fo:font-weight="normal" officeooo:rsid="0038a009" style:font-size-asian="16pt" style:font-weight-asian="normal" style:font-weight-complex="normal"/>
    </style:style>
    <style:style style:name="T84" style:family="text">
      <style:text-properties fo:font-weight="normal" officeooo:rsid="003a93b2" style:font-size-asian="16pt" style:font-weight-asian="normal" style:font-weight-complex="normal"/>
    </style:style>
    <style:style style:name="T85" style:family="text">
      <style:text-properties fo:font-weight="normal" officeooo:rsid="003bd574" style:font-size-asian="16pt" style:font-weight-asian="normal" style:font-weight-complex="normal"/>
    </style:style>
    <style:style style:name="T86" style:family="text">
      <style:text-properties fo:font-weight="normal" officeooo:rsid="003da613" style:font-size-asian="16pt" style:font-weight-asian="normal" style:font-weight-complex="normal"/>
    </style:style>
    <style:style style:name="T87" style:family="text">
      <style:text-properties fo:font-weight="normal" officeooo:rsid="00416c5d" style:font-size-asian="16pt" style:font-weight-asian="normal" style:font-weight-complex="normal"/>
    </style:style>
    <style:style style:name="T88" style:family="text">
      <style:text-properties fo:font-weight="normal" officeooo:rsid="004347dd" style:font-size-asian="16pt" style:font-weight-asian="normal" style:font-weight-complex="normal"/>
    </style:style>
    <style:style style:name="T89" style:family="text">
      <style:text-properties fo:font-weight="normal" officeooo:rsid="0044a5f0" style:font-size-asian="16pt" style:font-weight-asian="normal" style:font-weight-complex="normal"/>
    </style:style>
    <style:style style:name="T90" style:family="text">
      <style:text-properties fo:font-weight="normal" officeooo:rsid="0046109d" style:font-size-asian="16pt" style:font-weight-asian="normal" style:font-weight-complex="normal"/>
    </style:style>
    <style:style style:name="T91" style:family="text">
      <style:text-properties fo:font-weight="normal" officeooo:rsid="0047643f" style:font-size-asian="16pt" style:font-weight-asian="normal" style:font-weight-complex="normal"/>
    </style:style>
    <style:style style:name="T92" style:family="text">
      <style:text-properties fo:font-weight="normal" officeooo:rsid="00495b37" style:font-size-asian="16pt" style:font-weight-asian="normal" style:font-weight-complex="normal"/>
    </style:style>
    <style:style style:name="T93" style:family="text">
      <style:text-properties fo:font-weight="normal" officeooo:rsid="004a5360" style:font-size-asian="16pt" style:font-weight-asian="normal" style:font-weight-complex="normal"/>
    </style:style>
    <style:style style:name="T94" style:family="text">
      <style:text-properties fo:font-weight="normal" officeooo:rsid="004b3860" style:font-size-asian="16pt" style:font-weight-asian="normal" style:font-weight-complex="normal"/>
    </style:style>
    <style:style style:name="T95" style:family="text">
      <style:text-properties fo:font-weight="normal" officeooo:rsid="004dedf6" style:font-size-asian="16pt" style:font-weight-asian="normal" style:font-weight-complex="normal"/>
    </style:style>
    <style:style style:name="T96" style:family="text">
      <style:text-properties fo:font-weight="normal" officeooo:rsid="004e2f46" style:font-size-asian="16pt" style:font-weight-asian="normal" style:font-weight-complex="normal"/>
    </style:style>
    <style:style style:name="T97" style:family="text">
      <style:text-properties fo:font-weight="normal" officeooo:rsid="00555373" style:font-size-asian="16pt" style:font-weight-asian="normal" style:font-weight-complex="normal"/>
    </style:style>
    <style:style style:name="T98" style:family="text">
      <style:text-properties fo:font-weight="normal" officeooo:rsid="0056852b" style:font-size-asian="16pt" style:font-weight-asian="normal" style:font-weight-complex="normal"/>
    </style:style>
    <style:style style:name="T99" style:family="text">
      <style:text-properties fo:font-weight="normal" officeooo:rsid="005a307a" style:font-size-asian="16pt" style:font-weight-asian="normal" style:font-weight-complex="normal"/>
    </style:style>
    <style:style style:name="T100" style:family="text">
      <style:text-properties fo:font-weight="normal" officeooo:rsid="0065c16a" style:font-size-asian="16pt" style:font-weight-asian="normal" style:font-weight-complex="normal"/>
    </style:style>
    <style:style style:name="T101" style:family="text">
      <style:text-properties fo:font-weight="normal" officeooo:rsid="00675246" style:font-size-asian="16pt" style:font-weight-asian="normal" style:font-weight-complex="normal"/>
    </style:style>
    <style:style style:name="T102" style:family="text">
      <style:text-properties fo:font-weight="normal" officeooo:rsid="0067b57c" style:font-size-asian="16pt" style:font-weight-asian="normal" style:font-weight-complex="normal"/>
    </style:style>
    <style:style style:name="T103" style:family="text">
      <style:text-properties fo:font-weight="normal" officeooo:rsid="0068b388" style:font-size-asian="16pt" style:font-weight-asian="normal" style:font-weight-complex="normal"/>
    </style:style>
    <style:style style:name="T104" style:family="text">
      <style:text-properties fo:font-weight="normal" officeooo:rsid="006acf27" style:font-size-asian="16pt" style:font-weight-asian="normal" style:font-weight-complex="normal"/>
    </style:style>
    <style:style style:name="T105" style:family="text">
      <style:text-properties fo:font-weight="normal" officeooo:rsid="006de5df" style:font-size-asian="16pt" style:font-weight-asian="normal" style:font-weight-complex="normal"/>
    </style:style>
    <style:style style:name="T106" style:family="text">
      <style:text-properties fo:font-weight="normal" officeooo:rsid="006eda79" style:font-size-asian="16pt" style:font-weight-asian="normal" style:font-weight-complex="normal"/>
    </style:style>
    <style:style style:name="T107" style:family="text">
      <style:text-properties fo:font-weight="normal" officeooo:rsid="006ff3b4" style:font-size-asian="16pt" style:font-weight-asian="normal" style:font-weight-complex="normal"/>
    </style:style>
    <style:style style:name="T108" style:family="text">
      <style:text-properties fo:font-weight="normal" officeooo:rsid="0075a27c" style:font-size-asian="16pt" style:font-weight-asian="normal" style:font-weight-complex="normal"/>
    </style:style>
    <style:style style:name="T109" style:family="text">
      <style:text-properties fo:font-weight="normal" officeooo:rsid="0078c60b" style:font-size-asian="16pt" style:font-weight-asian="normal" style:font-weight-complex="normal"/>
    </style:style>
    <style:style style:name="T110" style:family="text">
      <style:text-properties fo:font-weight="normal" officeooo:rsid="007a70e5" style:font-size-asian="16pt" style:font-weight-asian="normal" style:font-weight-complex="normal"/>
    </style:style>
    <style:style style:name="T111" style:family="text">
      <style:text-properties fo:font-weight="normal" officeooo:rsid="007c13b2" style:font-size-asian="16pt" style:font-weight-asian="normal" style:font-weight-complex="normal"/>
    </style:style>
    <style:style style:name="T112" style:family="text">
      <style:text-properties fo:font-weight="normal" officeooo:rsid="007d3003" style:font-size-asian="16pt" style:font-weight-asian="normal" style:font-weight-complex="normal"/>
    </style:style>
    <style:style style:name="T113" style:family="text">
      <style:text-properties fo:font-weight="normal" officeooo:rsid="007d8c78" style:font-size-asian="16pt" style:font-weight-asian="normal" style:font-weight-complex="normal"/>
    </style:style>
    <style:style style:name="T114" style:family="text">
      <style:text-properties fo:font-weight="normal" officeooo:rsid="00809b07" style:font-size-asian="16pt" style:font-weight-asian="normal" style:font-weight-complex="normal"/>
    </style:style>
    <style:style style:name="T115" style:family="text">
      <style:text-properties fo:font-weight="normal" officeooo:rsid="0082baa6" style:font-size-asian="16pt" style:font-weight-asian="normal" style:font-weight-complex="normal"/>
    </style:style>
    <style:style style:name="T116" style:family="text">
      <style:text-properties fo:font-weight="normal" officeooo:rsid="00874ff2" style:font-size-asian="16pt" style:font-weight-asian="normal" style:font-weight-complex="normal"/>
    </style:style>
    <style:style style:name="T117" style:family="text">
      <style:text-properties fo:font-weight="normal" officeooo:rsid="0088da1b" style:font-size-asian="16pt" style:font-weight-asian="normal" style:font-weight-complex="normal"/>
    </style:style>
    <style:style style:name="T118" style:family="text">
      <style:text-properties fo:font-weight="normal" officeooo:rsid="00899c2b" style:font-size-asian="16pt" style:font-weight-asian="normal" style:font-weight-complex="normal"/>
    </style:style>
    <style:style style:name="T119" style:family="text">
      <style:text-properties fo:font-weight="normal" officeooo:rsid="008cc85b" style:font-size-asian="16pt" style:font-weight-asian="normal" style:font-weight-complex="normal"/>
    </style:style>
    <style:style style:name="T120" style:family="text">
      <style:text-properties fo:font-weight="normal" officeooo:rsid="008eeea8" style:font-size-asian="16pt" style:font-weight-asian="normal" style:font-weight-complex="normal"/>
    </style:style>
    <style:style style:name="T121" style:family="text">
      <style:text-properties fo:font-weight="normal" officeooo:rsid="0093948d" style:font-size-asian="16pt" style:font-weight-asian="normal" style:font-weight-complex="normal"/>
    </style:style>
    <style:style style:name="T122" style:family="text">
      <style:text-properties fo:font-weight="normal" officeooo:rsid="00955b2c" style:font-size-asian="16pt" style:font-weight-asian="normal" style:font-weight-complex="normal"/>
    </style:style>
    <style:style style:name="T123" style:family="text">
      <style:text-properties fo:font-weight="normal" officeooo:rsid="00957ede" style:font-size-asian="16pt" style:font-weight-asian="normal" style:font-weight-complex="normal"/>
    </style:style>
    <style:style style:name="T124" style:family="text">
      <style:text-properties fo:font-weight="normal" officeooo:rsid="009651f0" style:font-size-asian="16pt" style:font-weight-asian="normal" style:font-weight-complex="normal"/>
    </style:style>
    <style:style style:name="T125" style:family="text">
      <style:text-properties fo:font-weight="normal" officeooo:rsid="009811ed" style:font-size-asian="16pt" style:font-weight-asian="normal" style:font-weight-complex="normal"/>
    </style:style>
    <style:style style:name="T126" style:family="text">
      <style:text-properties fo:font-weight="normal" officeooo:rsid="00984f2a" style:font-size-asian="16pt" style:font-weight-asian="normal" style:font-weight-complex="normal"/>
    </style:style>
    <style:style style:name="T127" style:family="text">
      <style:text-properties fo:font-weight="normal" officeooo:rsid="009b18e5" style:font-size-asian="16pt" style:font-weight-asian="normal" style:font-weight-complex="normal"/>
    </style:style>
    <style:style style:name="T128" style:family="text">
      <style:text-properties fo:font-weight="normal" officeooo:rsid="009c93be" style:font-size-asian="16pt" style:font-weight-asian="normal" style:font-weight-complex="normal"/>
    </style:style>
    <style:style style:name="T129" style:family="text">
      <style:text-properties fo:font-weight="normal" officeooo:rsid="00a04d02" style:font-size-asian="16pt" style:font-weight-asian="normal" style:font-weight-complex="normal"/>
    </style:style>
    <style:style style:name="T130" style:family="text">
      <style:text-properties fo:font-weight="normal" officeooo:rsid="00a22d73" style:font-size-asian="16pt" style:font-weight-asian="normal" style:font-weight-complex="normal"/>
    </style:style>
    <style:style style:name="T131" style:family="text">
      <style:text-properties fo:font-weight="normal" officeooo:rsid="00a61923" style:font-size-asian="16pt" style:font-weight-asian="normal" style:font-weight-complex="normal"/>
    </style:style>
    <style:style style:name="T132" style:family="text">
      <style:text-properties fo:font-weight="normal" officeooo:rsid="00a8d9c6" style:font-size-asian="16pt" style:font-weight-asian="normal" style:font-weight-complex="normal"/>
    </style:style>
    <style:style style:name="T133" style:family="text">
      <style:text-properties fo:font-weight="normal" officeooo:rsid="00aa826e" style:font-size-asian="16pt" style:font-weight-asian="normal" style:font-weight-complex="normal"/>
    </style:style>
    <style:style style:name="T134" style:family="text">
      <style:text-properties fo:font-weight="normal" officeooo:rsid="00afe5d9" style:font-size-asian="16pt" style:font-weight-asian="normal" style:font-weight-complex="normal"/>
    </style:style>
    <style:style style:name="T135" style:family="text">
      <style:text-properties fo:font-weight="normal" officeooo:rsid="00b54355" style:font-size-asian="16pt" style:font-weight-asian="normal" style:font-weight-complex="normal"/>
    </style:style>
    <style:style style:name="T136" style:family="text">
      <style:text-properties fo:font-weight="normal" officeooo:rsid="00b67772" style:font-size-asian="16pt" style:font-weight-asian="normal" style:font-weight-complex="normal"/>
    </style:style>
    <style:style style:name="T137" style:family="text">
      <style:text-properties fo:font-weight="normal" officeooo:rsid="00b85cb1" style:font-size-asian="16pt" style:font-weight-asian="normal" style:font-weight-complex="normal"/>
    </style:style>
    <style:style style:name="T138" style:family="text">
      <style:text-properties fo:font-weight="normal" officeooo:rsid="00bab0a6" style:font-size-asian="16pt" style:font-weight-asian="normal" style:font-weight-complex="normal"/>
    </style:style>
    <style:style style:name="T139" style:family="text">
      <style:text-properties fo:font-weight="normal" officeooo:rsid="00bb6484" style:font-size-asian="16pt" style:font-weight-asian="normal" style:font-weight-complex="normal"/>
    </style:style>
    <style:style style:name="T140" style:family="text">
      <style:text-properties fo:font-weight="normal" officeooo:rsid="00bbebdc" style:font-size-asian="16pt" style:font-weight-asian="normal" style:font-weight-complex="normal"/>
    </style:style>
    <style:style style:name="T141" style:family="text">
      <style:text-properties fo:font-weight="normal" officeooo:rsid="00bd4872" style:font-size-asian="16pt" style:font-weight-asian="normal" style:font-weight-complex="normal"/>
    </style:style>
    <style:style style:name="T142" style:family="text">
      <style:text-properties fo:font-weight="normal" officeooo:rsid="00bf2640" style:font-size-asian="16pt" style:font-weight-asian="normal" style:font-weight-complex="normal"/>
    </style:style>
    <style:style style:name="T143" style:family="text">
      <style:text-properties fo:font-weight="normal" officeooo:rsid="00c2c7ee" style:font-size-asian="16pt" style:font-weight-asian="normal" style:font-weight-complex="normal"/>
    </style:style>
    <style:style style:name="T144" style:family="text">
      <style:text-properties fo:font-weight="normal" officeooo:rsid="00c48e25" style:font-size-asian="16pt" style:font-weight-asian="normal" style:font-weight-complex="normal"/>
    </style:style>
    <style:style style:name="T145" style:family="text">
      <style:text-properties fo:font-weight="normal" officeooo:rsid="00c63690" style:font-size-asian="16pt" style:font-weight-asian="normal" style:font-weight-complex="normal"/>
    </style:style>
    <style:style style:name="T146" style:family="text">
      <style:text-properties fo:font-weight="normal" officeooo:rsid="00c7de1e" style:font-size-asian="16pt" style:font-weight-asian="normal" style:font-weight-complex="normal"/>
    </style:style>
    <style:style style:name="T147" style:family="text">
      <style:text-properties fo:font-weight="normal" officeooo:rsid="00dc0964" style:font-size-asian="16pt" style:font-weight-asian="normal" style:font-weight-complex="normal"/>
    </style:style>
    <style:style style:name="T148" style:family="text">
      <style:text-properties fo:font-weight="normal" officeooo:rsid="00ebcf7f" style:font-size-asian="16pt" style:font-weight-asian="normal" style:font-weight-complex="normal"/>
    </style:style>
    <style:style style:name="T149" style:family="text">
      <style:text-properties fo:font-weight="normal" officeooo:rsid="00ed6653" style:font-size-asian="16pt" style:font-weight-asian="normal" style:font-weight-complex="normal"/>
    </style:style>
    <style:style style:name="T150" style:family="text">
      <style:text-properties fo:font-weight="normal" officeooo:rsid="00edb6f1" style:font-size-asian="16pt" style:font-weight-asian="normal" style:font-weight-complex="normal"/>
    </style:style>
    <style:style style:name="T151" style:family="text">
      <style:text-properties fo:font-weight="normal" officeooo:rsid="00eed8d2" style:font-size-asian="16pt" style:font-weight-asian="normal" style:font-weight-complex="normal"/>
    </style:style>
    <style:style style:name="T152" style:family="text">
      <style:text-properties fo:font-weight="normal" officeooo:rsid="00ef8099" style:font-size-asian="16pt" style:font-weight-asian="normal" style:font-weight-complex="normal"/>
    </style:style>
    <style:style style:name="T153" style:family="text">
      <style:text-properties fo:font-weight="normal" officeooo:rsid="00f2a40a" style:font-size-asian="16pt" style:font-weight-asian="normal" style:font-weight-complex="normal"/>
    </style:style>
    <style:style style:name="T154" style:family="text">
      <style:text-properties fo:font-weight="normal" officeooo:rsid="0103785d" style:font-size-asian="16pt" style:font-weight-asian="normal" style:font-weight-complex="normal"/>
    </style:style>
    <style:style style:name="T155" style:family="text">
      <style:text-properties fo:font-weight="normal" officeooo:rsid="01038125" style:font-size-asian="16pt" style:font-weight-asian="normal" style:font-weight-complex="normal"/>
    </style:style>
    <style:style style:name="T156" style:family="text">
      <style:text-properties fo:font-weight="normal" officeooo:rsid="0165c310" style:font-size-asian="16pt" style:font-weight-asian="normal" style:font-weight-complex="normal"/>
    </style:style>
    <style:style style:name="T157" style:family="text">
      <style:text-properties fo:font-weight="normal" officeooo:rsid="0168fa81" style:font-size-asian="16pt" style:font-weight-asian="normal" style:font-weight-complex="normal"/>
    </style:style>
    <style:style style:name="T158" style:family="text">
      <style:text-properties fo:font-weight="normal" officeooo:rsid="016a7080" style:font-size-asian="16pt" style:font-weight-asian="normal" style:font-weight-complex="normal"/>
    </style:style>
    <style:style style:name="T159" style:family="text">
      <style:text-properties fo:font-weight="normal" officeooo:rsid="016bca48" style:font-size-asian="16pt" style:font-weight-asian="normal" style:font-weight-complex="normal"/>
    </style:style>
    <style:style style:name="T160" style:family="text">
      <style:text-properties fo:font-weight="normal" officeooo:rsid="016bfa56" style:font-size-asian="16pt" style:font-weight-asian="normal" style:font-weight-complex="normal"/>
    </style:style>
    <style:style style:name="T161" style:family="text">
      <style:text-properties fo:font-weight="normal" officeooo:rsid="016ff674" style:font-size-asian="16pt" style:font-weight-asian="normal" style:font-weight-complex="normal"/>
    </style:style>
    <style:style style:name="T162" style:family="text">
      <style:text-properties fo:font-weight="normal" officeooo:rsid="0170309c" style:font-size-asian="16pt" style:font-weight-asian="normal" style:font-weight-complex="normal"/>
    </style:style>
    <style:style style:name="T163" style:family="text">
      <style:text-properties fo:font-weight="normal" officeooo:rsid="0171e529" style:font-size-asian="16pt" style:font-weight-asian="normal" style:font-weight-complex="normal"/>
    </style:style>
    <style:style style:name="T164" style:family="text">
      <style:text-properties fo:font-weight="normal" officeooo:rsid="0173357c" style:font-size-asian="16pt" style:font-weight-asian="normal" style:font-weight-complex="normal"/>
    </style:style>
    <style:style style:name="T165" style:family="text">
      <style:text-properties fo:font-weight="normal" officeooo:rsid="0173fdfd" style:font-size-asian="16pt" style:font-weight-asian="normal" style:font-weight-complex="normal"/>
    </style:style>
    <style:style style:name="T166" style:family="text">
      <style:text-properties fo:font-weight="normal" officeooo:rsid="0174d139" style:font-size-asian="16pt" style:font-weight-asian="normal" style:font-weight-complex="normal"/>
    </style:style>
    <style:style style:name="T167" style:family="text">
      <style:text-properties fo:font-weight="normal" officeooo:rsid="01762a52" style:font-size-asian="16pt" style:font-weight-asian="normal" style:font-weight-complex="normal"/>
    </style:style>
    <style:style style:name="T168" style:family="text">
      <style:text-properties fo:font-weight="normal" officeooo:rsid="01dfe10a" style:font-size-asian="16pt" style:font-weight-asian="normal" style:font-weight-complex="normal"/>
    </style:style>
    <style:style style:name="T169" style:family="text">
      <style:text-properties fo:font-weight="normal" officeooo:rsid="01e0a5e3" style:font-size-asian="16pt" style:font-weight-asian="normal" style:font-weight-complex="normal"/>
    </style:style>
    <style:style style:name="T170" style:family="text">
      <style:text-properties fo:font-weight="normal" officeooo:rsid="01e15156" style:font-size-asian="16pt" style:font-weight-asian="normal" style:font-weight-complex="normal"/>
    </style:style>
    <style:style style:name="T171" style:family="text">
      <style:text-properties fo:font-weight="normal" officeooo:rsid="01e309ab" style:font-size-asian="16pt" style:font-weight-asian="normal" style:font-weight-complex="normal"/>
    </style:style>
    <style:style style:name="T172" style:family="text">
      <style:text-properties fo:font-weight="normal" officeooo:rsid="01e42920" style:font-size-asian="16pt" style:font-weight-asian="normal" style:font-weight-complex="normal"/>
    </style:style>
    <style:style style:name="T173" style:family="text">
      <style:text-properties fo:font-weight="normal" officeooo:rsid="01e500a2" style:font-size-asian="16pt" style:font-weight-asian="normal" style:font-weight-complex="normal"/>
    </style:style>
    <style:style style:name="T174" style:family="text">
      <style:text-properties fo:font-weight="normal" officeooo:rsid="01e80eb6" style:font-size-asian="16pt" style:font-weight-asian="normal" style:font-weight-complex="normal"/>
    </style:style>
    <style:style style:name="T175" style:family="text">
      <style:text-properties fo:font-weight="normal" officeooo:rsid="01e84246" style:font-size-asian="16pt" style:font-weight-asian="normal" style:font-weight-complex="normal"/>
    </style:style>
    <style:style style:name="T176" style:family="text">
      <style:text-properties fo:font-weight="normal" officeooo:rsid="01eeb72f" style:font-size-asian="16pt" style:font-weight-asian="normal" style:font-weight-complex="normal"/>
    </style:style>
    <style:style style:name="T177" style:family="text">
      <style:text-properties fo:font-weight="normal" officeooo:rsid="01f61261" style:font-size-asian="16pt" style:font-weight-asian="normal" style:font-weight-complex="normal"/>
    </style:style>
    <style:style style:name="T178" style:family="text">
      <style:text-properties fo:font-weight="normal" officeooo:rsid="01f66d2e" style:font-size-asian="16pt" style:font-weight-asian="normal" style:font-weight-complex="normal"/>
    </style:style>
    <style:style style:name="T179" style:family="text">
      <style:text-properties fo:font-weight="normal" officeooo:rsid="01f78275" style:font-size-asian="16pt" style:font-weight-asian="normal" style:font-weight-complex="normal"/>
    </style:style>
    <style:style style:name="T180" style:family="text">
      <style:text-properties fo:font-weight="normal" officeooo:rsid="01f9802e" style:font-size-asian="16pt" style:font-weight-asian="normal" style:font-weight-complex="normal"/>
    </style:style>
    <style:style style:name="T181" style:family="text">
      <style:text-properties fo:font-weight="normal" officeooo:rsid="0208e9d2" style:font-size-asian="16pt" style:font-weight-asian="normal" style:font-weight-complex="normal"/>
    </style:style>
    <style:style style:name="T182" style:family="text">
      <style:text-properties fo:font-weight="normal" officeooo:rsid="020aaabf" style:font-size-asian="16pt" style:font-weight-asian="normal" style:font-weight-complex="normal"/>
    </style:style>
    <style:style style:name="T183" style:family="text">
      <style:text-properties fo:font-weight="normal" officeooo:rsid="020c6dbf" style:font-size-asian="16pt" style:font-weight-asian="normal" style:font-weight-complex="normal"/>
    </style:style>
    <style:style style:name="T184" style:family="text">
      <style:text-properties fo:font-weight="normal" officeooo:rsid="020f9ddd" style:font-size-asian="16pt" style:font-weight-asian="normal" style:font-weight-complex="normal"/>
    </style:style>
    <style:style style:name="T185" style:family="text">
      <style:text-properties fo:font-weight="normal" officeooo:rsid="02101f6f" style:font-size-asian="16pt" style:font-weight-asian="normal" style:font-weight-complex="normal"/>
    </style:style>
    <style:style style:name="T186" style:family="text">
      <style:text-properties fo:font-weight="normal" officeooo:rsid="0210e20d" style:font-size-asian="16pt" style:font-weight-asian="normal" style:font-weight-complex="normal"/>
    </style:style>
    <style:style style:name="T187" style:family="text">
      <style:text-properties fo:font-weight="normal" officeooo:rsid="0212a6ef" style:font-size-asian="16pt" style:font-weight-asian="normal" style:font-weight-complex="normal"/>
    </style:style>
    <style:style style:name="T188" style:family="text">
      <style:text-properties fo:font-weight="normal" officeooo:rsid="0217370f" style:font-size-asian="16pt" style:font-weight-asian="normal" style:font-weight-complex="normal"/>
    </style:style>
    <style:style style:name="T189" style:family="text">
      <style:text-properties fo:font-weight="normal" officeooo:rsid="021bd0bc" style:font-size-asian="16pt" style:font-weight-asian="normal" style:font-weight-complex="normal"/>
    </style:style>
    <style:style style:name="T190" style:family="text">
      <style:text-properties fo:font-weight="normal" officeooo:rsid="021cdb22" style:font-size-asian="16pt" style:font-weight-asian="normal" style:font-weight-complex="normal"/>
    </style:style>
    <style:style style:name="T191" style:family="text">
      <style:text-properties fo:font-weight="normal" officeooo:rsid="021ecce2" style:font-size-asian="16pt" style:font-weight-asian="normal" style:font-weight-complex="normal"/>
    </style:style>
    <style:style style:name="T192" style:family="text">
      <style:text-properties fo:font-weight="normal" officeooo:rsid="02201ba2" style:font-size-asian="16pt" style:font-weight-asian="normal" style:font-weight-complex="normal"/>
    </style:style>
    <style:style style:name="T193" style:family="text">
      <style:text-properties fo:font-weight="normal" officeooo:rsid="0220c7d5" style:font-size-asian="16pt" style:font-weight-asian="normal" style:font-weight-complex="normal"/>
    </style:style>
    <style:style style:name="T194" style:family="text">
      <style:text-properties fo:font-weight="normal" officeooo:rsid="02212b46" style:font-size-asian="16pt" style:font-weight-asian="normal" style:font-weight-complex="normal"/>
    </style:style>
    <style:style style:name="T195" style:family="text">
      <style:text-properties fo:font-weight="normal" officeooo:rsid="02230718" style:font-size-asian="16pt" style:font-weight-asian="normal" style:font-weight-complex="normal"/>
    </style:style>
    <style:style style:name="T196" style:family="text">
      <style:text-properties fo:font-weight="normal" officeooo:rsid="0225c2a7" style:font-size-asian="16pt" style:font-weight-asian="normal" style:font-weight-complex="normal"/>
    </style:style>
    <style:style style:name="T197" style:family="text">
      <style:text-properties fo:font-weight="normal" officeooo:rsid="0227fb28" style:font-size-asian="16pt" style:font-weight-asian="normal" style:font-weight-complex="normal"/>
    </style:style>
    <style:style style:name="T198" style:family="text">
      <style:text-properties fo:font-weight="normal" officeooo:rsid="022c1af0" style:font-size-asian="16pt" style:font-weight-asian="normal" style:font-weight-complex="normal"/>
    </style:style>
    <style:style style:name="T199" style:family="text">
      <style:text-properties fo:font-weight="normal" officeooo:rsid="02332614" style:font-size-asian="16pt" style:font-weight-asian="normal" style:font-weight-complex="normal"/>
    </style:style>
    <style:style style:name="T200" style:family="text">
      <style:text-properties fo:font-weight="normal" officeooo:rsid="0236866b" style:font-size-asian="16pt" style:font-weight-asian="normal" style:font-weight-complex="normal"/>
    </style:style>
    <style:style style:name="T201" style:family="text">
      <style:text-properties fo:font-weight="normal" officeooo:rsid="02376934" style:font-size-asian="16pt" style:font-weight-asian="normal" style:font-weight-complex="normal"/>
    </style:style>
    <style:style style:name="T202" style:family="text">
      <style:text-properties fo:font-weight="normal" officeooo:rsid="02394ce9" style:font-size-asian="16pt" style:font-weight-asian="normal" style:font-weight-complex="normal"/>
    </style:style>
    <style:style style:name="T203" style:family="text">
      <style:text-properties fo:font-weight="normal" officeooo:rsid="023b928e" style:font-size-asian="16pt" style:font-weight-asian="normal" style:font-weight-complex="normal"/>
    </style:style>
    <style:style style:name="T204" style:family="text">
      <style:text-properties fo:font-weight="normal" officeooo:rsid="023d364e" style:font-size-asian="16pt" style:font-weight-asian="normal" style:font-weight-complex="normal"/>
    </style:style>
    <style:style style:name="T205" style:family="text">
      <style:text-properties fo:font-weight="normal" officeooo:rsid="024542bb" style:font-size-asian="16pt" style:font-weight-asian="normal" style:font-weight-complex="normal"/>
    </style:style>
    <style:style style:name="T206" style:family="text">
      <style:text-properties fo:font-weight="normal" officeooo:rsid="02acbf04" style:font-size-asian="16pt" style:font-weight-asian="normal" style:font-weight-complex="normal"/>
    </style:style>
    <style:style style:name="T207" style:family="text">
      <style:text-properties fo:font-weight="normal" officeooo:rsid="02d9dfd1" style:font-size-asian="16pt" style:font-weight-asian="normal" style:font-weight-complex="normal"/>
    </style:style>
    <style:style style:name="T208" style:family="text">
      <style:text-properties fo:font-weight="normal" officeooo:rsid="02e83e1c" style:font-size-asian="16pt" style:font-weight-asian="normal" style:font-weight-complex="normal"/>
    </style:style>
    <style:style style:name="T209" style:family="text">
      <style:text-properties fo:font-weight="normal" officeooo:rsid="02ea72ab" style:font-size-asian="16pt" style:font-weight-asian="normal" style:font-weight-complex="normal"/>
    </style:style>
    <style:style style:name="T210" style:family="text">
      <style:text-properties fo:font-weight="normal" officeooo:rsid="02eaac7a" style:font-size-asian="16pt" style:font-weight-asian="normal" style:font-weight-complex="normal"/>
    </style:style>
    <style:style style:name="T211" style:family="text">
      <style:text-properties fo:font-weight="normal" officeooo:rsid="02ec1c50" style:font-size-asian="16pt" style:font-weight-asian="normal" style:font-weight-complex="normal"/>
    </style:style>
    <style:style style:name="T212" style:family="text">
      <style:text-properties fo:font-weight="normal" officeooo:rsid="02ee1b8f" style:font-size-asian="16pt" style:font-weight-asian="normal" style:font-weight-complex="normal"/>
    </style:style>
    <style:style style:name="T213" style:family="text">
      <style:text-properties fo:font-weight="normal" officeooo:rsid="02f2fe15" style:font-size-asian="16pt" style:font-weight-asian="normal" style:font-weight-complex="normal"/>
    </style:style>
    <style:style style:name="T214" style:family="text">
      <style:text-properties fo:font-weight="normal" officeooo:rsid="02f4c545" style:font-size-asian="16pt" style:font-weight-asian="normal" style:font-weight-complex="normal"/>
    </style:style>
    <style:style style:name="T215" style:family="text">
      <style:text-properties fo:font-weight="normal" officeooo:rsid="02f682f3" style:font-size-asian="16pt" style:font-weight-asian="normal" style:font-weight-complex="normal"/>
    </style:style>
    <style:style style:name="T216" style:family="text">
      <style:text-properties fo:font-weight="normal" officeooo:rsid="02f75c39" style:font-size-asian="16pt" style:font-weight-asian="normal" style:font-weight-complex="normal"/>
    </style:style>
    <style:style style:name="T217" style:family="text">
      <style:text-properties fo:font-weight="normal" officeooo:rsid="02f7c067" style:font-size-asian="16pt" style:font-weight-asian="normal" style:font-weight-complex="normal"/>
    </style:style>
    <style:style style:name="T218" style:family="text">
      <style:text-properties fo:font-weight="normal" officeooo:rsid="02f8dbdc" style:font-size-asian="16pt" style:font-weight-asian="normal" style:font-weight-complex="normal"/>
    </style:style>
    <style:style style:name="T219" style:family="text">
      <style:text-properties fo:font-weight="normal" officeooo:rsid="02fb3832" style:font-size-asian="16pt" style:font-weight-asian="normal" style:font-weight-complex="normal"/>
    </style:style>
    <style:style style:name="T220" style:family="text">
      <style:text-properties fo:font-weight="normal" officeooo:rsid="02fcdb42" style:font-size-asian="16pt" style:font-weight-asian="normal" style:font-weight-complex="normal"/>
    </style:style>
    <style:style style:name="T221" style:family="text">
      <style:text-properties fo:font-weight="normal" officeooo:rsid="02feb688" style:font-size-asian="16pt" style:font-weight-asian="normal" style:font-weight-complex="normal"/>
    </style:style>
    <style:style style:name="T222" style:family="text">
      <style:text-properties fo:font-weight="normal" officeooo:rsid="0301076f" style:font-size-asian="16pt" style:font-weight-asian="normal" style:font-weight-complex="normal"/>
    </style:style>
    <style:style style:name="T223" style:family="text">
      <style:text-properties fo:font-weight="normal" officeooo:rsid="03058924" style:font-size-asian="16pt" style:font-weight-asian="normal" style:font-weight-complex="normal"/>
    </style:style>
    <style:style style:name="T224" style:family="text">
      <style:text-properties fo:font-weight="normal" officeooo:rsid="0307897d" style:font-size-asian="16pt" style:font-weight-asian="normal" style:font-weight-complex="normal"/>
    </style:style>
    <style:style style:name="T225" style:family="text">
      <style:text-properties fo:font-weight="normal" officeooo:rsid="0308529c" style:font-size-asian="16pt" style:font-weight-asian="normal" style:font-weight-complex="normal"/>
    </style:style>
    <style:style style:name="T226" style:family="text">
      <style:text-properties fo:font-weight="normal" officeooo:rsid="030a85b0" style:font-size-asian="16pt" style:font-weight-asian="normal" style:font-weight-complex="normal"/>
    </style:style>
    <style:style style:name="T227" style:family="text">
      <style:text-properties fo:font-weight="normal" officeooo:rsid="030b0d38" style:font-size-asian="16pt" style:font-weight-asian="normal" style:font-weight-complex="normal"/>
    </style:style>
    <style:style style:name="T228" style:family="text">
      <style:text-properties fo:font-weight="normal" officeooo:rsid="030cdac8" style:font-size-asian="16pt" style:font-weight-asian="normal" style:font-weight-complex="normal"/>
    </style:style>
    <style:style style:name="T229" style:family="text">
      <style:text-properties fo:font-weight="normal" officeooo:rsid="030ecb5b" style:font-size-asian="16pt" style:font-weight-asian="normal" style:font-weight-complex="normal"/>
    </style:style>
    <style:style style:name="T230" style:family="text">
      <style:text-properties fo:font-weight="normal" officeooo:rsid="03119b92" style:font-size-asian="16pt" style:font-weight-asian="normal" style:font-weight-complex="normal"/>
    </style:style>
    <style:style style:name="T231" style:family="text">
      <style:text-properties fo:font-weight="normal" officeooo:rsid="031288c1" style:font-size-asian="16pt" style:font-weight-asian="normal" style:font-weight-complex="normal"/>
    </style:style>
    <style:style style:name="T232" style:family="text">
      <style:text-properties fo:font-weight="normal" officeooo:rsid="031391bb" style:font-size-asian="16pt" style:font-weight-asian="normal" style:font-weight-complex="normal"/>
    </style:style>
    <style:style style:name="T233" style:family="text">
      <style:text-properties fo:font-weight="normal" officeooo:rsid="0314ffc2" style:font-size-asian="16pt" style:font-weight-asian="normal" style:font-weight-complex="normal"/>
    </style:style>
    <style:style style:name="T234" style:family="text">
      <style:text-properties fo:font-weight="normal" officeooo:rsid="0315009c" style:font-size-asian="16pt" style:font-weight-asian="normal" style:font-weight-complex="normal"/>
    </style:style>
    <style:style style:name="T235" style:family="text">
      <style:text-properties fo:font-weight="normal" officeooo:rsid="0315b55a" style:font-size-asian="16pt" style:font-weight-asian="normal" style:font-weight-complex="normal"/>
    </style:style>
    <style:style style:name="T236" style:family="text">
      <style:text-properties fo:font-weight="normal" officeooo:rsid="0316184d" style:font-size-asian="16pt" style:font-weight-asian="normal" style:font-weight-complex="normal"/>
    </style:style>
    <style:style style:name="T237" style:family="text">
      <style:text-properties fo:font-weight="normal" officeooo:rsid="0317007a" style:font-size-asian="16pt" style:font-weight-asian="normal" style:font-weight-complex="normal"/>
    </style:style>
    <style:style style:name="T238" style:family="text">
      <style:text-properties fo:font-weight="normal" officeooo:rsid="031848db" style:font-size-asian="16pt" style:font-weight-asian="normal" style:font-weight-complex="normal"/>
    </style:style>
    <style:style style:name="T239" style:family="text">
      <style:text-properties fo:font-weight="normal" officeooo:rsid="031b26da" style:font-size-asian="16pt" style:font-weight-asian="normal" style:font-weight-complex="normal"/>
    </style:style>
    <style:style style:name="T240" style:family="text">
      <style:text-properties fo:font-weight="normal" officeooo:rsid="03605336" style:font-size-asian="16pt" style:font-weight-asian="normal" style:font-weight-complex="normal"/>
    </style:style>
    <style:style style:name="T241" style:family="text">
      <style:text-properties fo:font-weight="normal" officeooo:rsid="03656376" style:font-size-asian="16pt" style:font-weight-asian="normal" style:font-weight-complex="normal"/>
    </style:style>
    <style:style style:name="T242" style:family="text">
      <style:text-properties fo:font-weight="normal" officeooo:rsid="03663889" style:font-size-asian="16pt" style:font-weight-asian="normal" style:font-weight-complex="normal"/>
    </style:style>
    <style:style style:name="T243" style:family="text">
      <style:text-properties fo:font-weight="normal" officeooo:rsid="03669c1e" style:font-size-asian="16pt" style:font-weight-asian="normal" style:font-weight-complex="normal"/>
    </style:style>
    <style:style style:name="T244" style:family="text">
      <style:text-properties fo:font-weight="normal" officeooo:rsid="038bf7f2" style:font-size-asian="16pt" style:font-weight-asian="normal" style:font-weight-complex="normal"/>
    </style:style>
    <style:style style:name="T245" style:family="text">
      <style:text-properties fo:font-weight="normal" officeooo:rsid="038db18e" style:font-size-asian="16pt" style:font-weight-asian="normal" style:font-weight-complex="normal"/>
    </style:style>
    <style:style style:name="T246" style:family="text">
      <style:text-properties fo:font-weight="normal" officeooo:rsid="038e2b90" style:font-size-asian="16pt" style:font-weight-asian="normal" style:font-weight-complex="normal"/>
    </style:style>
    <style:style style:name="T247" style:family="text">
      <style:text-properties fo:font-weight="normal" officeooo:rsid="039063f7" style:font-size-asian="16pt" style:font-weight-asian="normal" style:font-weight-complex="normal"/>
    </style:style>
    <style:style style:name="T248" style:family="text">
      <style:text-properties fo:font-weight="normal" officeooo:rsid="0391fb6b" style:font-size-asian="16pt" style:font-weight-asian="normal" style:font-weight-complex="normal"/>
    </style:style>
    <style:style style:name="T249" style:family="text">
      <style:text-properties fo:font-weight="normal" officeooo:rsid="0392f0ae" style:font-size-asian="16pt" style:font-weight-asian="normal" style:font-weight-complex="normal"/>
    </style:style>
    <style:style style:name="T250" style:family="text">
      <style:text-properties fo:font-weight="normal" officeooo:rsid="039497ff" style:font-size-asian="16pt" style:font-weight-asian="normal" style:font-weight-complex="normal"/>
    </style:style>
    <style:style style:name="T251" style:family="text">
      <style:text-properties fo:font-weight="normal" officeooo:rsid="039abbdd" style:font-size-asian="16pt" style:font-weight-asian="normal" style:font-weight-complex="normal"/>
    </style:style>
    <style:style style:name="T252" style:family="text">
      <style:text-properties fo:font-weight="normal" officeooo:rsid="039c0c8a" style:font-size-asian="16pt" style:font-weight-asian="normal" style:font-weight-complex="normal"/>
    </style:style>
    <style:style style:name="T253" style:family="text">
      <style:text-properties fo:font-weight="normal" officeooo:rsid="039cbb85" style:font-size-asian="16pt" style:font-weight-asian="normal" style:font-weight-complex="normal"/>
    </style:style>
    <style:style style:name="T254" style:family="text">
      <style:text-properties fo:font-weight="normal" officeooo:rsid="039e0002" style:font-size-asian="16pt" style:font-weight-asian="normal" style:font-weight-complex="normal"/>
    </style:style>
    <style:style style:name="T255" style:family="text">
      <style:text-properties fo:font-weight="normal" officeooo:rsid="039e5117" style:font-size-asian="16pt" style:font-weight-asian="normal" style:font-weight-complex="normal"/>
    </style:style>
    <style:style style:name="T256" style:family="text">
      <style:text-properties fo:font-weight="normal" officeooo:rsid="039fc9d9" style:font-size-asian="16pt" style:font-weight-asian="normal" style:font-weight-complex="normal"/>
    </style:style>
    <style:style style:name="T257" style:family="text">
      <style:text-properties fo:font-weight="normal" officeooo:rsid="03a13014" style:font-size-asian="16pt" style:font-weight-asian="normal" style:font-weight-complex="normal"/>
    </style:style>
    <style:style style:name="T258" style:family="text">
      <style:text-properties fo:font-weight="normal" officeooo:rsid="03a52934" style:font-size-asian="16pt" style:font-weight-asian="normal" style:font-weight-complex="normal"/>
    </style:style>
    <style:style style:name="T259" style:family="text">
      <style:text-properties fo:font-weight="normal" officeooo:rsid="03a8ddd9" style:font-size-asian="16pt" style:font-weight-asian="normal" style:font-weight-complex="normal"/>
    </style:style>
    <style:style style:name="T260" style:family="text">
      <style:text-properties fo:font-weight="normal" officeooo:rsid="03aa7d76" style:font-size-asian="16pt" style:font-weight-asian="normal" style:font-weight-complex="normal"/>
    </style:style>
    <style:style style:name="T261" style:family="text">
      <style:text-properties fo:font-weight="normal" officeooo:rsid="03abb98c" style:font-size-asian="16pt" style:font-weight-asian="normal" style:font-weight-complex="normal"/>
    </style:style>
    <style:style style:name="T262" style:family="text">
      <style:text-properties fo:font-weight="normal" officeooo:rsid="03abc036" style:font-size-asian="16pt" style:font-weight-asian="normal" style:font-weight-complex="normal"/>
    </style:style>
    <style:style style:name="T263" style:family="text">
      <style:text-properties fo:font-weight="normal" officeooo:rsid="03ae8d4a" style:font-size-asian="16pt" style:font-weight-asian="normal" style:font-weight-complex="normal"/>
    </style:style>
    <style:style style:name="T264" style:family="text">
      <style:text-properties fo:font-weight="normal" officeooo:rsid="03b81156" style:font-size-asian="16pt" style:font-weight-asian="normal" style:font-weight-complex="normal"/>
    </style:style>
    <style:style style:name="T265" style:family="text">
      <style:text-properties fo:font-weight="normal" officeooo:rsid="03bb550c" style:font-size-asian="16pt" style:font-weight-asian="normal" style:font-weight-complex="normal"/>
    </style:style>
    <style:style style:name="T266" style:family="text">
      <style:text-properties fo:font-weight="normal" officeooo:rsid="03bf0559" style:font-size-asian="16pt" style:font-weight-asian="normal" style:font-weight-complex="normal"/>
    </style:style>
    <style:style style:name="T267" style:family="text">
      <style:text-properties fo:font-weight="normal" officeooo:rsid="03c0c91e" style:font-size-asian="16pt" style:font-weight-asian="normal" style:font-weight-complex="normal"/>
    </style:style>
    <style:style style:name="T268" style:family="text">
      <style:text-properties fo:font-weight="normal" officeooo:rsid="03c2010b" style:font-size-asian="16pt" style:font-weight-asian="normal" style:font-weight-complex="normal"/>
    </style:style>
    <style:style style:name="T269" style:family="text">
      <style:text-properties fo:font-weight="normal" officeooo:rsid="03c2ffcf" style:font-size-asian="16pt" style:font-weight-asian="normal" style:font-weight-complex="normal"/>
    </style:style>
    <style:style style:name="T270" style:family="text">
      <style:text-properties fo:font-weight="normal" officeooo:rsid="03c3da83" style:font-size-asian="16pt" style:font-weight-asian="normal" style:font-weight-complex="normal"/>
    </style:style>
    <style:style style:name="T271" style:family="text">
      <style:text-properties fo:font-weight="normal" officeooo:rsid="03c61c23" style:font-size-asian="16pt" style:font-weight-asian="normal" style:font-weight-complex="normal"/>
    </style:style>
    <style:style style:name="T272" style:family="text">
      <style:text-properties fo:font-weight="normal" officeooo:rsid="03c8db4f" style:font-size-asian="16pt" style:font-weight-asian="normal" style:font-weight-complex="normal"/>
    </style:style>
    <style:style style:name="T273" style:family="text">
      <style:text-properties fo:font-weight="normal" officeooo:rsid="03ca6b93" style:font-size-asian="16pt" style:font-weight-asian="normal" style:font-weight-complex="normal"/>
    </style:style>
    <style:style style:name="T274" style:family="text">
      <style:text-properties fo:font-weight="normal" officeooo:rsid="03cc1378" style:font-size-asian="16pt" style:font-weight-asian="normal" style:font-weight-complex="normal"/>
    </style:style>
    <style:style style:name="T275" style:family="text">
      <style:text-properties fo:font-weight="normal" officeooo:rsid="03cd5334" style:font-size-asian="16pt" style:font-weight-asian="normal" style:font-weight-complex="normal"/>
    </style:style>
    <style:style style:name="T276" style:family="text">
      <style:text-properties fo:font-weight="normal" officeooo:rsid="03cfd68f" style:font-size-asian="16pt" style:font-weight-asian="normal" style:font-weight-complex="normal"/>
    </style:style>
    <style:style style:name="T277" style:family="text">
      <style:text-properties fo:font-weight="normal" officeooo:rsid="03d070e1" style:font-size-asian="16pt" style:font-weight-asian="normal" style:font-weight-complex="normal"/>
    </style:style>
    <style:style style:name="T278" style:family="text">
      <style:text-properties fo:font-weight="normal" officeooo:rsid="03d361da" style:font-size-asian="16pt" style:font-weight-asian="normal" style:font-weight-complex="normal"/>
    </style:style>
    <style:style style:name="T279" style:family="text">
      <style:text-properties fo:font-weight="normal" officeooo:rsid="03da452d" style:font-size-asian="16pt" style:font-weight-asian="normal" style:font-weight-complex="normal"/>
    </style:style>
    <style:style style:name="T280" style:family="text">
      <style:text-properties fo:font-weight="normal" officeooo:rsid="03dc365a" style:font-size-asian="16pt" style:font-weight-asian="normal" style:font-weight-complex="normal"/>
    </style:style>
    <style:style style:name="T281" style:family="text">
      <style:text-properties fo:font-weight="normal" officeooo:rsid="03dd8719" style:font-size-asian="16pt" style:font-weight-asian="normal" style:font-weight-complex="normal"/>
    </style:style>
    <style:style style:name="T282" style:family="text">
      <style:text-properties fo:font-weight="normal" officeooo:rsid="03e29704" style:font-size-asian="16pt" style:font-weight-asian="normal" style:font-weight-complex="normal"/>
    </style:style>
    <style:style style:name="T283" style:family="text">
      <style:text-properties fo:font-weight="normal" officeooo:rsid="03e4acba" style:font-size-asian="16pt" style:font-weight-asian="normal" style:font-weight-complex="normal"/>
    </style:style>
    <style:style style:name="T284" style:family="text">
      <style:text-properties fo:font-weight="normal" officeooo:rsid="03e78904" style:font-size-asian="16pt" style:font-weight-asian="normal" style:font-weight-complex="normal"/>
    </style:style>
    <style:style style:name="T285" style:family="text">
      <style:text-properties fo:font-weight="normal" officeooo:rsid="03e8b956" style:font-size-asian="16pt" style:font-weight-asian="normal" style:font-weight-complex="normal"/>
    </style:style>
    <style:style style:name="T286" style:family="text">
      <style:text-properties fo:font-weight="normal" officeooo:rsid="03e9bdd9" style:font-size-asian="16pt" style:font-weight-asian="normal" style:font-weight-complex="normal"/>
    </style:style>
    <style:style style:name="T287" style:family="text">
      <style:text-properties fo:font-weight="normal" officeooo:rsid="03ec5130" style:font-size-asian="16pt" style:font-weight-asian="normal" style:font-weight-complex="normal"/>
    </style:style>
    <style:style style:name="T288" style:family="text">
      <style:text-properties fo:font-weight="normal" officeooo:rsid="03edde10" style:font-size-asian="16pt" style:font-weight-asian="normal" style:font-weight-complex="normal"/>
    </style:style>
    <style:style style:name="T289" style:family="text">
      <style:text-properties fo:font-weight="normal" officeooo:rsid="03ef4c9d" style:font-size-asian="16pt" style:font-weight-asian="normal" style:font-weight-complex="normal"/>
    </style:style>
    <style:style style:name="T290" style:family="text">
      <style:text-properties fo:font-weight="normal" officeooo:rsid="03f3e06c" style:font-size-asian="16pt" style:font-weight-asian="normal" style:font-weight-complex="normal"/>
    </style:style>
    <style:style style:name="T291" style:family="text">
      <style:text-properties fo:font-weight="normal" officeooo:rsid="03f569ae" style:font-size-asian="16pt" style:font-weight-asian="normal" style:font-weight-complex="normal"/>
    </style:style>
    <style:style style:name="T292" style:family="text">
      <style:text-properties fo:font-weight="normal" officeooo:rsid="03f5cb4b" style:font-size-asian="16pt" style:font-weight-asian="normal" style:font-weight-complex="normal"/>
    </style:style>
    <style:style style:name="T293" style:family="text">
      <style:text-properties fo:font-weight="normal" officeooo:rsid="03f6f141" style:font-size-asian="16pt" style:font-weight-asian="normal" style:font-weight-complex="normal"/>
    </style:style>
    <style:style style:name="T294" style:family="text">
      <style:text-properties fo:font-weight="normal" officeooo:rsid="03fa8835" style:font-size-asian="16pt" style:font-weight-asian="normal" style:font-weight-complex="normal"/>
    </style:style>
    <style:style style:name="T295" style:family="text">
      <style:text-properties fo:font-weight="normal" officeooo:rsid="03fc6996" style:font-size-asian="16pt" style:font-weight-asian="normal" style:font-weight-complex="normal"/>
    </style:style>
    <style:style style:name="T296" style:family="text">
      <style:text-properties fo:font-weight="normal" officeooo:rsid="03fdb0a1" style:font-size-asian="16pt" style:font-weight-asian="normal" style:font-weight-complex="normal"/>
    </style:style>
    <style:style style:name="T297" style:family="text">
      <style:text-properties fo:font-weight="normal" officeooo:rsid="0400139f" style:font-size-asian="16pt" style:font-weight-asian="normal" style:font-weight-complex="normal"/>
    </style:style>
    <style:style style:name="T298" style:family="text">
      <style:text-properties fo:font-weight="normal" officeooo:rsid="04004615" style:font-size-asian="16pt" style:font-weight-asian="normal" style:font-weight-complex="normal"/>
    </style:style>
    <style:style style:name="T299" style:family="text">
      <style:text-properties fo:font-weight="normal" officeooo:rsid="0403b5bf" style:font-size-asian="16pt" style:font-weight-asian="normal" style:font-weight-complex="normal"/>
    </style:style>
    <style:style style:name="T300" style:family="text">
      <style:text-properties fo:font-weight="normal" officeooo:rsid="040965d7" style:font-size-asian="16pt" style:font-weight-asian="normal" style:font-weight-complex="normal"/>
    </style:style>
    <style:style style:name="T301" style:family="text">
      <style:text-properties fo:font-weight="normal" officeooo:rsid="040f4d1c" style:font-size-asian="16pt" style:font-weight-asian="normal" style:font-weight-complex="normal"/>
    </style:style>
    <style:style style:name="T302" style:family="text">
      <style:text-properties fo:font-weight="normal" officeooo:rsid="04104896" style:font-size-asian="16pt" style:font-weight-asian="normal" style:font-weight-complex="normal"/>
    </style:style>
    <style:style style:name="T303" style:family="text">
      <style:text-properties fo:font-weight="normal" officeooo:rsid="042098c6" style:font-size-asian="16pt" style:font-weight-asian="normal" style:font-weight-complex="normal"/>
    </style:style>
    <style:style style:name="T304" style:family="text">
      <style:text-properties fo:font-weight="normal" officeooo:rsid="04216e20" style:font-size-asian="16pt" style:font-weight-asian="normal" style:font-weight-complex="normal"/>
    </style:style>
    <style:style style:name="T305" style:family="text">
      <style:text-properties fo:font-weight="normal" officeooo:rsid="04c15276" style:font-size-asian="16pt" style:font-weight-asian="normal" style:font-weight-complex="normal"/>
    </style:style>
    <style:style style:name="T306" style:family="text">
      <style:text-properties fo:font-weight="normal" officeooo:rsid="04c43b7d" style:font-size-asian="16pt" style:font-weight-asian="normal" style:font-weight-complex="normal"/>
    </style:style>
    <style:style style:name="T307" style:family="text">
      <style:text-properties fo:font-weight="normal" officeooo:rsid="04c52862" style:font-size-asian="16pt" style:font-weight-asian="normal" style:font-weight-complex="normal"/>
    </style:style>
    <style:style style:name="T308" style:family="text">
      <style:text-properties fo:font-weight="normal" officeooo:rsid="04c58449" style:font-size-asian="16pt" style:font-weight-asian="normal" style:font-weight-complex="normal"/>
    </style:style>
    <style:style style:name="T309" style:family="text">
      <style:text-properties fo:font-weight="normal" officeooo:rsid="04cb74af" style:font-size-asian="16pt" style:font-weight-asian="normal" style:font-weight-complex="normal"/>
    </style:style>
    <style:style style:name="T310" style:family="text">
      <style:text-properties fo:font-weight="normal" officeooo:rsid="04d7487d" style:font-size-asian="16pt" style:font-weight-asian="normal" style:font-weight-complex="normal"/>
    </style:style>
    <style:style style:name="T311" style:family="text">
      <style:text-properties fo:font-weight="normal" officeooo:rsid="04dd6f62" style:font-size-asian="16pt" style:font-weight-asian="normal" style:font-weight-complex="normal"/>
    </style:style>
    <style:style style:name="T312" style:family="text">
      <style:text-properties fo:font-weight="normal" officeooo:rsid="04e2ab32" style:font-size-asian="16pt" style:font-weight-asian="normal" style:font-weight-complex="normal"/>
    </style:style>
    <style:style style:name="T313" style:family="text">
      <style:text-properties fo:font-weight="normal" officeooo:rsid="04e4a646" style:font-size-asian="16pt" style:font-weight-asian="normal" style:font-weight-complex="normal"/>
    </style:style>
    <style:style style:name="T314" style:family="text">
      <style:text-properties fo:font-weight="normal" officeooo:rsid="04e5e605" style:font-size-asian="16pt" style:font-weight-asian="normal" style:font-weight-complex="normal"/>
    </style:style>
    <style:style style:name="T315" style:family="text">
      <style:text-properties fo:font-weight="normal" officeooo:rsid="04e6ffa8" style:font-size-asian="16pt" style:font-weight-asian="normal" style:font-weight-complex="normal"/>
    </style:style>
    <style:style style:name="T316" style:family="text">
      <style:text-properties fo:font-weight="normal" officeooo:rsid="04eac7f9" style:font-size-asian="16pt" style:font-weight-asian="normal" style:font-weight-complex="normal"/>
    </style:style>
    <style:style style:name="T317" style:family="text">
      <style:text-properties fo:font-weight="normal" officeooo:rsid="04ecc7a3" style:font-size-asian="16pt" style:font-weight-asian="normal" style:font-weight-complex="normal"/>
    </style:style>
    <style:style style:name="T318" style:family="text">
      <style:text-properties fo:font-weight="normal" officeooo:rsid="04f0d309" style:font-size-asian="16pt" style:font-weight-asian="normal" style:font-weight-complex="normal"/>
    </style:style>
    <style:style style:name="T319" style:family="text">
      <style:text-properties fo:font-weight="normal" officeooo:rsid="060ddfc0" style:font-size-asian="16pt" style:font-weight-asian="normal" style:font-weight-complex="normal"/>
    </style:style>
    <style:style style:name="T320" style:family="text">
      <style:text-properties fo:font-weight="normal" officeooo:rsid="060ebb37" style:font-size-asian="16pt" style:font-weight-asian="normal" style:font-weight-complex="normal"/>
    </style:style>
    <style:style style:name="T321" style:family="text">
      <style:text-properties fo:font-weight="normal" officeooo:rsid="060ff214" style:font-size-asian="16pt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18e6390" style:font-weight-asian="normal" style:font-weight-complex="normal"/>
    </style:style>
    <style:style style:name="T324" style:family="text">
      <style:text-properties fo:font-weight="normal" officeooo:rsid="018f6c16" style:font-weight-asian="normal" style:font-weight-complex="normal"/>
    </style:style>
    <style:style style:name="T325" style:family="text">
      <style:text-properties fo:font-weight="normal" officeooo:rsid="01955dae" style:font-weight-asian="normal" style:font-weight-complex="normal"/>
    </style:style>
    <style:style style:name="T326" style:family="text">
      <style:text-properties fo:font-weight="normal" officeooo:rsid="01958fb8" style:font-weight-asian="normal" style:font-weight-complex="normal"/>
    </style:style>
    <style:style style:name="T327" style:family="text">
      <style:text-properties fo:font-weight="normal" officeooo:rsid="019d3855" style:font-weight-asian="normal" style:font-weight-complex="normal"/>
    </style:style>
    <style:style style:name="T328" style:family="text">
      <style:text-properties fo:font-weight="normal" officeooo:rsid="019d875c" style:font-weight-asian="normal" style:font-weight-complex="normal"/>
    </style:style>
    <style:style style:name="T329" style:family="text">
      <style:text-properties fo:font-weight="normal" officeooo:rsid="019eb6e2" style:font-weight-asian="normal" style:font-weight-complex="normal"/>
    </style:style>
    <style:style style:name="T330" style:family="text">
      <style:text-properties fo:font-weight="normal" officeooo:rsid="01a0a390" style:font-weight-asian="normal" style:font-weight-complex="normal"/>
    </style:style>
    <style:style style:name="T331" style:family="text">
      <style:text-properties fo:font-weight="normal" officeooo:rsid="01a19701" style:font-weight-asian="normal" style:font-weight-complex="normal"/>
    </style:style>
    <style:style style:name="T332" style:family="text">
      <style:text-properties fo:font-weight="normal" officeooo:rsid="01a31008" style:font-weight-asian="normal" style:font-weight-complex="normal"/>
    </style:style>
    <style:style style:name="T333" style:family="text">
      <style:text-properties fo:font-weight="normal" officeooo:rsid="01a4f4c1" style:font-weight-asian="normal" style:font-weight-complex="normal"/>
    </style:style>
    <style:style style:name="T334" style:family="text">
      <style:text-properties fo:font-weight="normal" officeooo:rsid="01a63bc3" style:font-weight-asian="normal" style:font-weight-complex="normal"/>
    </style:style>
    <style:style style:name="T335" style:family="text">
      <style:text-properties fo:font-weight="normal" officeooo:rsid="01a7b2ad" style:font-weight-asian="normal" style:font-weight-complex="normal"/>
    </style:style>
    <style:style style:name="T336" style:family="text">
      <style:text-properties fo:font-weight="normal" officeooo:rsid="01ac20b7" style:font-weight-asian="normal" style:font-weight-complex="normal"/>
    </style:style>
    <style:style style:name="T337" style:family="text">
      <style:text-properties fo:font-weight="normal" officeooo:rsid="01af45f2" style:font-weight-asian="normal" style:font-weight-complex="normal"/>
    </style:style>
    <style:style style:name="T338" style:family="text">
      <style:text-properties fo:font-weight="normal" officeooo:rsid="01b8ca7c" style:font-weight-asian="normal" style:font-weight-complex="normal"/>
    </style:style>
    <style:style style:name="T339" style:family="text">
      <style:text-properties fo:font-weight="normal" officeooo:rsid="01b8ff2a" style:font-weight-asian="normal" style:font-weight-complex="normal"/>
    </style:style>
    <style:style style:name="T340" style:family="text">
      <style:text-properties fo:font-weight="normal" officeooo:rsid="01b93335" style:font-weight-asian="normal" style:font-weight-complex="normal"/>
    </style:style>
    <style:style style:name="T341" style:family="text">
      <style:text-properties fo:font-weight="normal" officeooo:rsid="01c44456" style:font-weight-asian="normal" style:font-weight-complex="normal"/>
    </style:style>
    <style:style style:name="T342" style:family="text">
      <style:text-properties fo:font-weight="normal" officeooo:rsid="01c4ceef" style:font-weight-asian="normal" style:font-weight-complex="normal"/>
    </style:style>
    <style:style style:name="T343" style:family="text">
      <style:text-properties fo:font-weight="normal" officeooo:rsid="01c6c56e" style:font-weight-asian="normal" style:font-weight-complex="normal"/>
    </style:style>
    <style:style style:name="T344" style:family="text">
      <style:text-properties fo:font-weight="normal" officeooo:rsid="01c89ca6" style:font-weight-asian="normal" style:font-weight-complex="normal"/>
    </style:style>
    <style:style style:name="T345" style:family="text">
      <style:text-properties fo:font-weight="normal" officeooo:rsid="01cc6843" style:font-weight-asian="normal" style:font-weight-complex="normal"/>
    </style:style>
    <style:style style:name="T346" style:family="text">
      <style:text-properties fo:font-weight="normal" officeooo:rsid="01d25df6" style:font-weight-asian="normal" style:font-weight-complex="normal"/>
    </style:style>
    <style:style style:name="T347" style:family="text">
      <style:text-properties fo:font-weight="normal" officeooo:rsid="01d46cdc" style:font-weight-asian="normal" style:font-weight-complex="normal"/>
    </style:style>
    <style:style style:name="T348" style:family="text">
      <style:text-properties fo:font-weight="normal" officeooo:rsid="01d496e2" style:font-weight-asian="normal" style:font-weight-complex="normal"/>
    </style:style>
    <style:style style:name="T349" style:family="text">
      <style:text-properties fo:font-weight="normal" officeooo:rsid="02655c0a" style:font-weight-asian="normal" style:font-weight-complex="normal"/>
    </style:style>
    <style:style style:name="T350" style:family="text">
      <style:text-properties fo:font-weight="normal" officeooo:rsid="02656b61" style:font-weight-asian="normal" style:font-weight-complex="normal"/>
    </style:style>
    <style:style style:name="T351" style:family="text">
      <style:text-properties fo:font-weight="normal" officeooo:rsid="0266f927" style:font-weight-asian="normal" style:font-weight-complex="normal"/>
    </style:style>
    <style:style style:name="T352" style:family="text">
      <style:text-properties fo:font-weight="normal" officeooo:rsid="026b9906" style:font-weight-asian="normal" style:font-weight-complex="normal"/>
    </style:style>
    <style:style style:name="T353" style:family="text">
      <style:text-properties fo:font-weight="normal" officeooo:rsid="02879588" style:font-weight-asian="normal" style:font-weight-complex="normal"/>
    </style:style>
    <style:style style:name="T354" style:family="text">
      <style:text-properties fo:font-weight="normal" officeooo:rsid="0287bfa6" style:font-weight-asian="normal" style:font-weight-complex="normal"/>
    </style:style>
    <style:style style:name="T355" style:family="text">
      <style:text-properties fo:font-weight="normal" officeooo:rsid="02a1233c" style:font-weight-asian="normal" style:font-weight-complex="normal"/>
    </style:style>
    <style:style style:name="T356" style:family="text">
      <style:text-properties fo:font-weight="normal" officeooo:rsid="02a36db5" style:font-weight-asian="normal" style:font-weight-complex="normal"/>
    </style:style>
    <style:style style:name="T357" style:family="text">
      <style:text-properties fo:font-weight="normal" officeooo:rsid="02a6b442" style:font-weight-asian="normal" style:font-weight-complex="normal"/>
    </style:style>
    <style:style style:name="T358" style:family="text">
      <style:text-properties fo:font-weight="normal" officeooo:rsid="02a80164" style:font-weight-asian="normal" style:font-weight-complex="normal"/>
    </style:style>
    <style:style style:name="T359" style:family="text">
      <style:text-properties fo:font-weight="normal" officeooo:rsid="02a887ec" style:font-weight-asian="normal" style:font-weight-complex="normal"/>
    </style:style>
    <style:style style:name="T360" style:family="text">
      <style:text-properties fo:font-weight="normal" officeooo:rsid="02a95d88" style:font-weight-asian="normal" style:font-weight-complex="normal"/>
    </style:style>
    <style:style style:name="T361" style:family="text">
      <style:text-properties fo:font-weight="normal" officeooo:rsid="02b2fca2" style:font-weight-asian="normal" style:font-weight-complex="normal"/>
    </style:style>
    <style:style style:name="T362" style:family="text">
      <style:text-properties fo:font-weight="normal" officeooo:rsid="02b942be" style:font-weight-asian="normal" style:font-weight-complex="normal"/>
    </style:style>
    <style:style style:name="T363" style:family="text">
      <style:text-properties fo:font-weight="normal" officeooo:rsid="02bbee59" style:font-weight-asian="normal" style:font-weight-complex="normal"/>
    </style:style>
    <style:style style:name="T364" style:family="text">
      <style:text-properties fo:font-weight="normal" officeooo:rsid="02be588c" style:font-weight-asian="normal" style:font-weight-complex="normal"/>
    </style:style>
    <style:style style:name="T365" style:family="text">
      <style:text-properties fo:font-weight="normal" officeooo:rsid="02d41efb" style:font-weight-asian="normal" style:font-weight-complex="normal"/>
    </style:style>
    <style:style style:name="T366" style:family="text">
      <style:text-properties fo:font-weight="normal" officeooo:rsid="034e1036" style:font-weight-asian="normal" style:font-weight-complex="normal"/>
    </style:style>
    <style:style style:name="T367" style:family="text">
      <style:text-properties fo:font-weight="normal" officeooo:rsid="034e95a1" style:font-weight-asian="normal" style:font-weight-complex="normal"/>
    </style:style>
    <style:style style:name="T368" style:family="text">
      <style:text-properties fo:font-weight="normal" officeooo:rsid="03506e00" style:font-weight-asian="normal" style:font-weight-complex="normal"/>
    </style:style>
    <style:style style:name="T369" style:family="text">
      <style:text-properties fo:font-weight="normal" officeooo:rsid="03512ce3" style:font-weight-asian="normal" style:font-weight-complex="normal"/>
    </style:style>
    <style:style style:name="T370" style:family="text">
      <style:text-properties fo:font-weight="normal" officeooo:rsid="03517e30" style:font-weight-asian="normal" style:font-weight-complex="normal"/>
    </style:style>
    <style:style style:name="T371" style:family="text">
      <style:text-properties fo:font-weight="normal" officeooo:rsid="0352ff38" style:font-weight-asian="normal" style:font-weight-complex="normal"/>
    </style:style>
    <style:style style:name="T372" style:family="text">
      <style:text-properties fo:font-weight="normal" officeooo:rsid="035477af" style:font-weight-asian="normal" style:font-weight-complex="normal"/>
    </style:style>
    <style:style style:name="T373" style:family="text">
      <style:text-properties fo:font-weight="normal" officeooo:rsid="02c7de30" style:font-weight-asian="normal" style:font-weight-complex="normal"/>
    </style:style>
    <style:style style:name="T374" style:family="text">
      <style:text-properties fo:font-weight="normal" officeooo:rsid="02c8fb36" style:font-weight-asian="normal" style:font-weight-complex="normal"/>
    </style:style>
    <style:style style:name="T375" style:family="text">
      <style:text-properties fo:font-weight="normal" officeooo:rsid="02caa908" style:font-weight-asian="normal" style:font-weight-complex="normal"/>
    </style:style>
    <style:style style:name="T376" style:family="text">
      <style:text-properties fo:font-weight="normal" officeooo:rsid="0364b539" style:font-weight-asian="normal" style:font-weight-complex="normal"/>
    </style:style>
    <style:style style:name="T377" style:family="text">
      <style:text-properties fo:font-weight="normal" officeooo:rsid="038ee80e" style:font-weight-asian="normal" style:font-weight-complex="normal"/>
    </style:style>
    <style:style style:name="T378" style:family="text">
      <style:text-properties fo:font-weight="normal" officeooo:rsid="0394a06f" style:font-weight-asian="normal" style:font-weight-complex="normal"/>
    </style:style>
    <style:style style:name="T379" style:family="text">
      <style:text-properties fo:font-weight="normal" officeooo:rsid="039545ff" style:font-weight-asian="normal" style:font-weight-complex="normal"/>
    </style:style>
    <style:style style:name="T380" style:family="text">
      <style:text-properties fo:font-weight="normal" officeooo:rsid="0396b804" style:font-weight-asian="normal" style:font-weight-complex="normal"/>
    </style:style>
    <style:style style:name="T381" style:family="text">
      <style:text-properties fo:font-weight="normal" officeooo:rsid="03983091" style:font-weight-asian="normal" style:font-weight-complex="normal"/>
    </style:style>
    <style:style style:name="T382" style:family="text">
      <style:text-properties fo:font-weight="normal" officeooo:rsid="0398495a" style:font-weight-asian="normal" style:font-weight-complex="normal"/>
    </style:style>
    <style:style style:name="T383" style:family="text">
      <style:text-properties fo:font-weight="normal" officeooo:rsid="0399104e" style:font-weight-asian="normal" style:font-weight-complex="normal"/>
    </style:style>
    <style:style style:name="T384" style:family="text">
      <style:text-properties fo:font-weight="normal" officeooo:rsid="03a1bd02" style:font-weight-asian="normal" style:font-weight-complex="normal"/>
    </style:style>
    <style:style style:name="T385" style:family="text">
      <style:text-properties fo:font-weight="normal" officeooo:rsid="03a36425" style:font-weight-asian="normal" style:font-weight-complex="normal"/>
    </style:style>
    <style:style style:name="T386" style:family="text">
      <style:text-properties fo:font-weight="normal" officeooo:rsid="03a4a6bc" style:font-weight-asian="normal" style:font-weight-complex="normal"/>
    </style:style>
    <style:style style:name="T387" style:family="text">
      <style:text-properties fo:font-weight="normal" officeooo:rsid="03b88cc9" style:font-weight-asian="normal" style:font-weight-complex="normal"/>
    </style:style>
    <style:style style:name="T388" style:family="text">
      <style:text-properties fo:font-weight="normal" officeooo:rsid="03bb4923" style:font-weight-asian="normal" style:font-weight-complex="normal"/>
    </style:style>
    <style:style style:name="T389" style:family="text">
      <style:text-properties fo:font-weight="normal" officeooo:rsid="044b36cd" style:font-weight-asian="normal" style:font-weight-complex="normal"/>
    </style:style>
    <style:style style:name="T390" style:family="text">
      <style:text-properties fo:font-weight="normal" officeooo:rsid="044cb7c0" style:font-weight-asian="normal" style:font-weight-complex="normal"/>
    </style:style>
    <style:style style:name="T391" style:family="text">
      <style:text-properties fo:font-weight="normal" officeooo:rsid="044ea8a9" style:font-weight-asian="normal" style:font-weight-complex="normal"/>
    </style:style>
    <style:style style:name="T392" style:family="text">
      <style:text-properties fo:font-weight="normal" officeooo:rsid="04508dba" style:font-weight-asian="normal" style:font-weight-complex="normal"/>
    </style:style>
    <style:style style:name="T393" style:family="text">
      <style:text-properties fo:font-weight="normal" officeooo:rsid="0454a37b" style:font-weight-asian="normal" style:font-weight-complex="normal"/>
    </style:style>
    <style:style style:name="T394" style:family="text">
      <style:text-properties fo:font-weight="normal" officeooo:rsid="045ff840" style:font-weight-asian="normal" style:font-weight-complex="normal"/>
    </style:style>
    <style:style style:name="T395" style:family="text">
      <style:text-properties fo:font-weight="normal" officeooo:rsid="046388da" style:font-weight-asian="normal" style:font-weight-complex="normal"/>
    </style:style>
    <style:style style:name="T396" style:family="text">
      <style:text-properties fo:font-weight="normal" officeooo:rsid="0469a614" style:font-weight-asian="normal" style:font-weight-complex="normal"/>
    </style:style>
    <style:style style:name="T397" style:family="text">
      <style:text-properties fo:font-weight="normal" officeooo:rsid="046aeda4" style:font-weight-asian="normal" style:font-weight-complex="normal"/>
    </style:style>
    <style:style style:name="T398" style:family="text">
      <style:text-properties fo:font-weight="normal" officeooo:rsid="04d9a720" style:font-weight-asian="normal" style:font-weight-complex="normal"/>
    </style:style>
    <style:style style:name="T399" style:family="text">
      <style:text-properties fo:font-weight="normal" officeooo:rsid="050cd8cc" style:font-weight-asian="normal" style:font-weight-complex="normal"/>
    </style:style>
    <style:style style:name="T400" style:family="text">
      <style:text-properties fo:font-weight="normal" officeooo:rsid="050ee983" style:font-weight-asian="normal" style:font-weight-complex="normal"/>
    </style:style>
    <style:style style:name="T401" style:family="text">
      <style:text-properties fo:font-weight="normal" officeooo:rsid="050f7984" style:font-weight-asian="normal" style:font-weight-complex="normal"/>
    </style:style>
    <style:style style:name="T402" style:family="text">
      <style:text-properties fo:font-weight="normal" officeooo:rsid="051074cd" style:font-weight-asian="normal" style:font-weight-complex="normal"/>
    </style:style>
    <style:style style:name="T403" style:family="text">
      <style:text-properties fo:font-weight="normal" officeooo:rsid="0511f20a" style:font-weight-asian="normal" style:font-weight-complex="normal"/>
    </style:style>
    <style:style style:name="T404" style:family="text">
      <style:text-properties fo:font-weight="normal" officeooo:rsid="0512bf5e" style:font-weight-asian="normal" style:font-weight-complex="normal"/>
    </style:style>
    <style:style style:name="T405" style:family="text">
      <style:text-properties fo:font-weight="normal" officeooo:rsid="0513dee1" style:font-weight-asian="normal" style:font-weight-complex="normal"/>
    </style:style>
    <style:style style:name="T406" style:family="text">
      <style:text-properties fo:font-weight="normal" officeooo:rsid="0522f4a2" style:font-weight-asian="normal" style:font-weight-complex="normal"/>
    </style:style>
    <style:style style:name="T407" style:family="text">
      <style:text-properties fo:font-weight="normal" officeooo:rsid="052c70e1" style:font-weight-asian="normal" style:font-weight-complex="normal"/>
    </style:style>
    <style:style style:name="T408" style:family="text">
      <style:text-properties fo:font-weight="normal" officeooo:rsid="052e4949" style:font-weight-asian="normal" style:font-weight-complex="normal"/>
    </style:style>
    <style:style style:name="T409" style:family="text">
      <style:text-properties fo:font-weight="normal" officeooo:rsid="052ff195" style:font-weight-asian="normal" style:font-weight-complex="normal"/>
    </style:style>
    <style:style style:name="T410" style:family="text">
      <style:text-properties fo:font-weight="normal" officeooo:rsid="053144e4" style:font-weight-asian="normal" style:font-weight-complex="normal"/>
    </style:style>
    <style:style style:name="T411" style:family="text">
      <style:text-properties fo:font-weight="normal" officeooo:rsid="05332312" style:font-weight-asian="normal" style:font-weight-complex="normal"/>
    </style:style>
    <style:style style:name="T412" style:family="text">
      <style:text-properties fo:font-weight="normal" officeooo:rsid="0543a9d7" style:font-weight-asian="normal" style:font-weight-complex="normal"/>
    </style:style>
    <style:style style:name="T413" style:family="text">
      <style:text-properties fo:font-weight="normal" officeooo:rsid="051d0d96" style:font-weight-asian="normal" style:font-weight-complex="normal"/>
    </style:style>
    <style:style style:name="T414" style:family="text">
      <style:text-properties fo:font-weight="normal" officeooo:rsid="051e9731" style:font-weight-asian="normal" style:font-weight-complex="normal"/>
    </style:style>
    <style:style style:name="T415" style:family="text">
      <style:text-properties fo:font-weight="normal" officeooo:rsid="0545662f" style:font-weight-asian="normal" style:font-weight-complex="normal"/>
    </style:style>
    <style:style style:name="T416" style:family="text">
      <style:text-properties fo:font-weight="normal" officeooo:rsid="0546881d" style:font-weight-asian="normal" style:font-weight-complex="normal"/>
    </style:style>
    <style:style style:name="T417" style:family="text">
      <style:text-properties fo:font-weight="normal" officeooo:rsid="05486f41" style:font-weight-asian="normal" style:font-weight-complex="normal"/>
    </style:style>
    <style:style style:name="T418" style:family="text">
      <style:text-properties fo:font-weight="normal" officeooo:rsid="0548fb47" style:font-weight-asian="normal" style:font-weight-complex="normal"/>
    </style:style>
    <style:style style:name="T419" style:family="text">
      <style:text-properties fo:font-weight="normal" officeooo:rsid="054ada93" style:font-weight-asian="normal" style:font-weight-complex="normal"/>
    </style:style>
    <style:style style:name="T420" style:family="text">
      <style:text-properties fo:font-weight="normal" officeooo:rsid="054ea2dd" style:font-weight-asian="normal" style:font-weight-complex="normal"/>
    </style:style>
    <style:style style:name="T421" style:family="text">
      <style:text-properties fo:font-weight="normal" officeooo:rsid="054f309e" style:font-weight-asian="normal" style:font-weight-complex="normal"/>
    </style:style>
    <style:style style:name="T422" style:family="text">
      <style:text-properties fo:font-weight="normal" officeooo:rsid="0550fbfb" style:font-weight-asian="normal" style:font-weight-complex="normal"/>
    </style:style>
    <style:style style:name="T423" style:family="text">
      <style:text-properties fo:font-weight="normal" officeooo:rsid="05510e05" style:font-weight-asian="normal" style:font-weight-complex="normal"/>
    </style:style>
    <style:style style:name="T424" style:family="text">
      <style:text-properties fo:font-weight="normal" officeooo:rsid="0551bf6f" style:font-weight-asian="normal" style:font-weight-complex="normal"/>
    </style:style>
    <style:style style:name="T425" style:family="text">
      <style:text-properties fo:font-weight="normal" officeooo:rsid="05523c5b" style:font-weight-asian="normal" style:font-weight-complex="normal"/>
    </style:style>
    <style:style style:name="T426" style:family="text">
      <style:text-properties fo:font-weight="normal" officeooo:rsid="05526a2f" style:font-weight-asian="normal" style:font-weight-complex="normal"/>
    </style:style>
    <style:style style:name="T427" style:family="text">
      <style:text-properties fo:font-weight="normal" officeooo:rsid="055bc232" style:font-weight-asian="normal" style:font-weight-complex="normal"/>
    </style:style>
    <style:style style:name="T428" style:family="text">
      <style:text-properties fo:font-weight="normal" officeooo:rsid="055d96d9" style:font-weight-asian="normal" style:font-weight-complex="normal"/>
    </style:style>
    <style:style style:name="T429" style:family="text">
      <style:text-properties fo:font-weight="normal" officeooo:rsid="055790f9" style:font-weight-asian="normal" style:font-weight-complex="normal"/>
    </style:style>
    <style:style style:name="T430" style:family="text">
      <style:text-properties fo:font-weight="normal" officeooo:rsid="055b63fe" style:font-weight-asian="normal" style:font-weight-complex="normal"/>
    </style:style>
    <style:style style:name="T431" style:family="text">
      <style:text-properties fo:font-weight="normal" officeooo:rsid="05632c40" style:font-weight-asian="normal" style:font-weight-complex="normal"/>
    </style:style>
    <style:style style:name="T432" style:family="text">
      <style:text-properties fo:font-weight="normal" officeooo:rsid="0199dcd9" style:font-weight-asian="normal" style:font-weight-complex="normal"/>
    </style:style>
    <style:style style:name="T433" style:family="text">
      <style:text-properties fo:font-weight="normal" officeooo:rsid="058f9e88" style:font-weight-asian="normal" style:font-weight-complex="normal"/>
    </style:style>
    <style:style style:name="T434" style:family="text">
      <style:text-properties fo:font-weight="normal" officeooo:rsid="060b919c" style:font-weight-asian="normal" style:font-weight-complex="normal"/>
    </style:style>
    <style:style style:name="T435" style:family="text">
      <style:text-properties fo:font-weight="normal" officeooo:rsid="061291b4" style:font-weight-asian="normal" style:font-weight-complex="normal"/>
    </style:style>
    <style:style style:name="T436" style:family="text">
      <style:text-properties fo:font-weight="normal" officeooo:rsid="0613b746" style:font-weight-asian="normal" style:font-weight-complex="normal"/>
    </style:style>
    <style:style style:name="T437" style:family="text">
      <style:text-properties fo:font-weight="normal" officeooo:rsid="0613d5a6" style:font-weight-asian="normal" style:font-weight-complex="normal"/>
    </style:style>
    <style:style style:name="T438" style:family="text">
      <style:text-properties fo:font-weight="normal" officeooo:rsid="06150a60" style:font-weight-asian="normal" style:font-weight-complex="normal"/>
    </style:style>
    <style:style style:name="T439" style:family="text">
      <style:text-properties fo:font-weight="normal" officeooo:rsid="0615bab0" style:font-weight-asian="normal" style:font-weight-complex="normal"/>
    </style:style>
    <style:style style:name="T440" style:family="text">
      <style:text-properties fo:font-weight="normal" officeooo:rsid="0616187c" style:font-weight-asian="normal" style:font-weight-complex="normal"/>
    </style:style>
    <style:style style:name="T441" style:family="text">
      <style:text-properties fo:font-weight="normal" officeooo:rsid="0617b21a" style:font-weight-asian="normal" style:font-weight-complex="normal"/>
    </style:style>
    <style:style style:name="T442" style:family="text">
      <style:text-properties fo:font-weight="normal" officeooo:rsid="061a39a8" style:font-weight-asian="normal" style:font-weight-complex="normal"/>
    </style:style>
    <style:style style:name="T443" style:family="text">
      <style:text-properties fo:font-weight="normal" officeooo:rsid="062307fc" style:font-weight-asian="normal" style:font-weight-complex="normal"/>
    </style:style>
    <style:style style:name="T444" style:family="text">
      <style:text-properties fo:font-weight="normal" officeooo:rsid="062c7e83" style:font-weight-asian="normal" style:font-weight-complex="normal"/>
    </style:style>
    <style:style style:name="T445" style:family="text">
      <style:text-properties fo:font-weight="normal" officeooo:rsid="062df8c7" style:font-weight-asian="normal" style:font-weight-complex="normal"/>
    </style:style>
    <style:style style:name="T446" style:family="text">
      <style:text-properties fo:font-weight="normal" officeooo:rsid="06393906" style:font-weight-asian="normal" style:font-weight-complex="normal"/>
    </style:style>
    <style:style style:name="T447" style:family="text">
      <style:text-properties fo:font-weight="normal" officeooo:rsid="0639fc44" style:font-weight-asian="normal" style:font-weight-complex="normal"/>
    </style:style>
    <style:style style:name="T448" style:family="text">
      <style:text-properties fo:font-weight="normal" officeooo:rsid="063bc55c" style:font-weight-asian="normal" style:font-weight-complex="normal"/>
    </style:style>
    <style:style style:name="T449" style:family="text">
      <style:text-properties fo:font-weight="normal" officeooo:rsid="063e4c3c" style:font-weight-asian="normal" style:font-weight-complex="normal"/>
    </style:style>
    <style:style style:name="T450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51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52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53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54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55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56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57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67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68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69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70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71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72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73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74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75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76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77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78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79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80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81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82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83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90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91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92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593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594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595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596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597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598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599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600" style:family="text">
      <style:text-properties officeooo:rsid="015e3e4a"/>
    </style:style>
    <style:style style:name="T601" style:family="text">
      <style:text-properties officeooo:rsid="015fd05e"/>
    </style:style>
    <style:style style:name="T602" style:family="text">
      <style:text-properties officeooo:rsid="0158431f"/>
    </style:style>
    <style:style style:name="T603" style:family="text">
      <style:text-properties officeooo:rsid="0189c008"/>
    </style:style>
    <style:style style:name="T604" style:family="text">
      <style:text-properties officeooo:rsid="018e6390"/>
    </style:style>
    <style:style style:name="T605" style:family="text">
      <style:text-properties officeooo:rsid="018f6c16"/>
    </style:style>
    <style:style style:name="T606" style:family="text">
      <style:text-properties officeooo:rsid="0190bf17"/>
    </style:style>
    <style:style style:name="T607" style:family="text">
      <style:text-properties officeooo:rsid="01936fd0"/>
    </style:style>
    <style:style style:name="T608" style:family="text">
      <style:text-properties officeooo:rsid="0199dcd9"/>
    </style:style>
    <style:style style:name="T609" style:family="text">
      <style:text-properties officeooo:rsid="019a8df8"/>
    </style:style>
    <style:style style:name="T610" style:family="text">
      <style:text-properties officeooo:rsid="01a7b2ad"/>
    </style:style>
    <style:style style:name="T611" style:family="text">
      <style:text-properties officeooo:rsid="01c117e7"/>
    </style:style>
    <style:style style:name="T612" style:family="text">
      <style:text-properties officeooo:rsid="002c02b0"/>
    </style:style>
    <style:style style:name="T613" style:family="text">
      <style:text-properties officeooo:rsid="01c28bf4"/>
    </style:style>
    <style:style style:name="T614" style:family="text">
      <style:text-properties officeooo:rsid="01c2cf39"/>
    </style:style>
    <style:style style:name="T615" style:family="text">
      <style:text-properties officeooo:rsid="01c89ca6"/>
    </style:style>
    <style:style style:name="T616" style:family="text">
      <style:text-properties officeooo:rsid="01cef6db"/>
    </style:style>
    <style:style style:name="T617" style:family="text">
      <style:text-properties officeooo:rsid="01cf7176"/>
    </style:style>
    <style:style style:name="T618" style:family="text">
      <style:text-properties officeooo:rsid="01d117b0"/>
    </style:style>
    <style:style style:name="T619" style:family="text">
      <style:text-properties officeooo:rsid="01d46cdc"/>
    </style:style>
    <style:style style:name="T620" style:family="text">
      <style:text-properties officeooo:rsid="026deff2"/>
    </style:style>
    <style:style style:name="T621" style:family="text">
      <style:text-properties officeooo:rsid="026f06d9"/>
    </style:style>
    <style:style style:name="T622" style:family="text">
      <style:text-properties officeooo:rsid="02766b22"/>
    </style:style>
    <style:style style:name="T623" style:family="text">
      <style:text-properties officeooo:rsid="0277100a"/>
    </style:style>
    <style:style style:name="T624" style:family="text">
      <style:text-properties officeooo:rsid="027a0393"/>
    </style:style>
    <style:style style:name="T625" style:family="text">
      <style:text-properties officeooo:rsid="027a4d46"/>
    </style:style>
    <style:style style:name="T626" style:family="text">
      <style:text-properties officeooo:rsid="027d6c96"/>
    </style:style>
    <style:style style:name="T627" style:family="text">
      <style:text-properties officeooo:rsid="027fb9a5"/>
    </style:style>
    <style:style style:name="T628" style:family="text">
      <style:text-properties officeooo:rsid="0280f6e2"/>
    </style:style>
    <style:style style:name="T629" style:family="text">
      <style:text-properties officeooo:rsid="0285a6ff"/>
    </style:style>
    <style:style style:name="T630" style:family="text">
      <style:text-properties officeooo:rsid="02898d22"/>
    </style:style>
    <style:style style:name="T631" style:family="text">
      <style:text-properties officeooo:rsid="028e1105"/>
    </style:style>
    <style:style style:name="T632" style:family="text">
      <style:text-properties officeooo:rsid="028f5ece"/>
    </style:style>
    <style:style style:name="T633" style:family="text">
      <style:text-properties officeooo:rsid="02904dae"/>
    </style:style>
    <style:style style:name="T634" style:family="text">
      <style:text-properties officeooo:rsid="029224d4"/>
    </style:style>
    <style:style style:name="T635" style:family="text">
      <style:text-properties fo:font-size="26pt" officeooo:rsid="0158431f" style:font-size-asian="26pt" style:font-size-complex="26pt"/>
    </style:style>
    <style:style style:name="T636" style:family="text">
      <style:text-properties fo:font-size="26pt" officeooo:rsid="01c06e43" style:font-size-asian="26pt" style:font-size-complex="26pt"/>
    </style:style>
    <style:style style:name="T637" style:family="text">
      <style:text-properties fo:font-size="26pt" officeooo:rsid="01bee0e3" style:font-size-asian="26pt" style:font-size-complex="26pt"/>
    </style:style>
    <style:style style:name="T638" style:family="text">
      <style:text-properties fo:font-size="26pt" officeooo:rsid="0499bd58" style:font-size-asian="26pt" style:font-size-complex="26pt"/>
    </style:style>
    <style:style style:name="T639" style:family="text">
      <style:text-properties officeooo:rsid="02a1233c"/>
    </style:style>
    <style:style style:name="T640" style:family="text">
      <style:text-properties officeooo:rsid="02a2ddd3"/>
    </style:style>
    <style:style style:name="T641" style:family="text">
      <style:text-properties officeooo:rsid="02a36db5"/>
    </style:style>
    <style:style style:name="T642" style:family="text">
      <style:text-properties officeooo:rsid="02a4e03d"/>
    </style:style>
    <style:style style:name="T643" style:family="text">
      <style:text-properties officeooo:rsid="02a6b442"/>
    </style:style>
    <style:style style:name="T644" style:family="text">
      <style:text-properties officeooo:rsid="02a80164"/>
    </style:style>
    <style:style style:name="T645" style:family="text">
      <style:text-properties officeooo:rsid="02a887ec"/>
    </style:style>
    <style:style style:name="T646" style:family="text">
      <style:text-properties officeooo:rsid="02b2fca2"/>
    </style:style>
    <style:style style:name="T647" style:family="text">
      <style:text-properties officeooo:rsid="02c0b706"/>
    </style:style>
    <style:style style:name="T648" style:family="text">
      <style:text-properties style:font-name="Arial" officeooo:rsid="00c61d29"/>
    </style:style>
    <style:style style:name="T649" style:family="text">
      <style:text-properties style:font-name="Arial" officeooo:rsid="00cbfefc"/>
    </style:style>
    <style:style style:name="T650" style:family="text">
      <style:text-properties style:font-name="Arial" fo:font-weight="bold" officeooo:rsid="00c61d29" style:font-weight-asian="bold" style:font-weight-complex="bold"/>
    </style:style>
    <style:style style:name="T651" style:family="text">
      <style:text-properties style:font-name="Arial" fo:font-weight="bold" officeooo:rsid="00cbfefc" style:font-weight-asian="bold" style:font-weight-complex="bold"/>
    </style:style>
    <style:style style:name="T652" style:family="text">
      <style:text-properties style:font-name="Arial" officeooo:rsid="0606fc15"/>
    </style:style>
    <style:style style:name="T653" style:family="text">
      <style:text-properties style:font-name="Arial" officeooo:rsid="061291b4"/>
    </style:style>
    <style:style style:name="T654" style:family="text">
      <style:text-properties officeooo:rsid="02c7de30"/>
    </style:style>
    <style:style style:name="T655" style:family="text">
      <style:text-properties officeooo:rsid="02c8fb36"/>
    </style:style>
    <style:style style:name="T656" style:family="text">
      <style:text-properties officeooo:rsid="02caa908"/>
    </style:style>
    <style:style style:name="T657" style:family="text">
      <style:text-properties officeooo:rsid="02cc4c98"/>
    </style:style>
    <style:style style:name="T658" style:family="text">
      <style:text-properties officeooo:rsid="02cdf371"/>
    </style:style>
    <style:style style:name="T659" style:family="text">
      <style:text-properties officeooo:rsid="02cdfe35"/>
    </style:style>
    <style:style style:name="T660" style:family="text">
      <style:text-properties officeooo:rsid="02cf4698"/>
    </style:style>
    <style:style style:name="T661" style:family="text">
      <style:text-properties officeooo:rsid="02d634bf"/>
    </style:style>
    <style:style style:name="T662" style:family="text">
      <style:text-properties officeooo:rsid="0356f1fa"/>
    </style:style>
    <style:style style:name="T663" style:family="text">
      <style:text-properties officeooo:rsid="0357354a"/>
    </style:style>
    <style:style style:name="T664" style:family="text">
      <style:text-properties officeooo:rsid="0357f506"/>
    </style:style>
    <style:style style:name="T665" style:family="text">
      <style:text-properties officeooo:rsid="0189275b"/>
    </style:style>
    <style:style style:name="T666" style:family="text">
      <style:text-properties officeooo:rsid="01985d0c"/>
    </style:style>
    <style:style style:name="T667" style:family="text">
      <style:text-properties officeooo:rsid="045603e3"/>
    </style:style>
    <style:style style:name="T668" style:family="text">
      <style:text-properties officeooo:rsid="049d8387"/>
    </style:style>
    <style:style style:name="T669" style:family="text">
      <style:text-properties officeooo:rsid="045771cf"/>
    </style:style>
    <style:style style:name="T670" style:family="text">
      <style:text-properties officeooo:rsid="03a1bd02"/>
    </style:style>
    <style:style style:name="T671" style:family="text">
      <style:text-properties officeooo:rsid="03a36425"/>
    </style:style>
    <style:style style:name="T672" style:family="text">
      <style:text-properties officeooo:rsid="03a4a6bc"/>
    </style:style>
    <style:style style:name="T673" style:family="text">
      <style:text-properties officeooo:rsid="0065c16a"/>
    </style:style>
    <style:style style:name="T674" style:family="text">
      <style:text-properties officeooo:rsid="04afbb12"/>
    </style:style>
    <style:style style:name="T675" style:family="text">
      <style:text-properties officeooo:rsid="04b275c8"/>
    </style:style>
    <style:style style:name="T676" style:family="text">
      <style:text-properties officeooo:rsid="04b2f0b5"/>
    </style:style>
    <style:style style:name="T677" style:family="text">
      <style:text-properties officeooo:rsid="04b34050"/>
    </style:style>
    <style:style style:name="T678" style:family="text">
      <style:text-properties officeooo:rsid="04b4821b"/>
    </style:style>
    <style:style style:name="T679" style:family="text">
      <style:text-properties officeooo:rsid="04b639ab"/>
    </style:style>
    <style:style style:name="T680" style:family="text">
      <style:text-properties officeooo:rsid="04bb72c2"/>
    </style:style>
    <style:style style:name="T681" style:family="text">
      <style:text-properties officeooo:rsid="051b3617"/>
    </style:style>
    <style:style style:name="T682" style:family="text">
      <style:text-properties officeooo:rsid="051d0d96"/>
    </style:style>
    <style:style style:name="T683" style:family="text">
      <style:text-properties officeooo:rsid="051e9731"/>
    </style:style>
    <style:style style:name="T684" style:family="text">
      <style:text-properties officeooo:rsid="05200307"/>
    </style:style>
    <style:style style:name="T685" style:family="text">
      <style:text-properties officeooo:rsid="02a95d88"/>
    </style:style>
    <style:style style:name="T686" style:family="text">
      <style:text-properties officeooo:rsid="0545662f"/>
    </style:style>
    <style:style style:name="T687" style:family="text">
      <style:text-properties officeooo:rsid="055790f9"/>
    </style:style>
    <style:style style:name="T688" style:family="text">
      <style:text-properties officeooo:rsid="055a2d26"/>
    </style:style>
    <style:style style:name="T689" style:family="text">
      <style:text-properties officeooo:rsid="055ad358"/>
    </style:style>
    <style:style style:name="T690" style:family="text">
      <style:text-properties officeooo:rsid="055b63fe"/>
    </style:style>
    <style:style style:name="T691" style:family="text">
      <style:text-properties officeooo:rsid="055d96d9"/>
    </style:style>
    <style:style style:name="T692" style:family="text">
      <style:text-properties officeooo:rsid="05632c40"/>
    </style:style>
    <style:style style:name="T693" style:family="text">
      <style:text-properties officeooo:rsid="056fedf6"/>
    </style:style>
    <style:style style:name="T694" style:family="text">
      <style:text-properties officeooo:rsid="056fefcd"/>
    </style:style>
    <style:style style:name="T695" style:family="text">
      <style:text-properties officeooo:rsid="0571c32d"/>
    </style:style>
    <style:style style:name="T696" style:family="text">
      <style:text-properties officeooo:rsid="0572898d"/>
    </style:style>
    <style:style style:name="T697" style:family="text">
      <style:text-properties officeooo:rsid="0578a720"/>
    </style:style>
    <style:style style:name="T698" style:family="text">
      <style:text-properties officeooo:rsid="0579084d"/>
    </style:style>
    <style:style style:name="T699" style:family="text">
      <style:text-properties officeooo:rsid="0579e4a9"/>
    </style:style>
    <style:style style:name="T700" style:family="text">
      <style:text-properties officeooo:rsid="057b134e"/>
    </style:style>
    <style:style style:name="T701" style:family="text">
      <style:text-properties officeooo:rsid="057cdf2f"/>
    </style:style>
    <style:style style:name="T702" style:family="text">
      <style:text-properties officeooo:rsid="0581128c"/>
    </style:style>
    <style:style style:name="T703" style:family="text">
      <style:text-properties officeooo:rsid="0583e8e9"/>
    </style:style>
    <style:style style:name="T704" style:family="text">
      <style:text-properties officeooo:rsid="0584318b"/>
    </style:style>
    <style:style style:name="T705" style:family="text">
      <style:text-properties officeooo:rsid="05846a98"/>
    </style:style>
    <style:style style:name="T706" style:family="text">
      <style:text-properties officeooo:rsid="05861af1"/>
    </style:style>
    <style:style style:name="T707" style:family="text">
      <style:text-properties officeooo:rsid="05875a0e"/>
    </style:style>
    <style:style style:name="T708" style:family="text">
      <style:text-properties officeooo:rsid="058f9e88"/>
    </style:style>
    <style:style style:name="T709" style:family="text">
      <style:text-properties officeooo:rsid="019d3855"/>
    </style:style>
    <style:style style:name="T710" style:family="text">
      <style:text-properties officeooo:rsid="05963132"/>
    </style:style>
    <style:style style:name="T711" style:family="text">
      <style:text-properties officeooo:rsid="059643ba"/>
    </style:style>
    <style:style style:name="T712" style:family="text">
      <style:text-properties officeooo:rsid="05965627"/>
    </style:style>
    <style:style style:name="T713" style:family="text">
      <style:text-properties officeooo:rsid="0597c8a3"/>
    </style:style>
    <style:style style:name="T714" style:family="text">
      <style:text-properties officeooo:rsid="059873b5"/>
    </style:style>
    <style:style style:name="T715" style:family="text">
      <style:text-properties officeooo:rsid="059af4db"/>
    </style:style>
    <style:style style:name="T716" style:family="text">
      <style:text-properties officeooo:rsid="059bb6e9"/>
    </style:style>
    <style:style style:name="T717" style:family="text">
      <style:text-properties officeooo:rsid="059dac59"/>
    </style:style>
    <style:style style:name="T718" style:family="text">
      <style:text-properties officeooo:rsid="059ddf69"/>
    </style:style>
    <style:style style:name="T719" style:family="text">
      <style:text-properties officeooo:rsid="059eb193"/>
    </style:style>
    <style:style style:name="T720" style:family="text">
      <style:text-properties officeooo:rsid="059f92af"/>
    </style:style>
    <style:style style:name="T721" style:family="text">
      <style:text-properties officeooo:rsid="05a0a1f2"/>
    </style:style>
    <style:style style:name="T722" style:family="text">
      <style:text-properties officeooo:rsid="05a240ca"/>
    </style:style>
    <style:style style:name="T723" style:family="text">
      <style:text-properties officeooo:rsid="05a3974e"/>
    </style:style>
    <style:style style:name="T724" style:family="text">
      <style:text-properties officeooo:rsid="05a43866"/>
    </style:style>
    <style:style style:name="T725" style:family="text">
      <style:text-properties officeooo:rsid="05a630d6"/>
    </style:style>
    <style:style style:name="T726" style:family="text">
      <style:text-properties officeooo:rsid="05aa9e7f"/>
    </style:style>
    <style:style style:name="T727" style:family="text">
      <style:text-properties officeooo:rsid="05ae2236"/>
    </style:style>
    <style:style style:name="T728" style:family="text">
      <style:text-properties officeooo:rsid="05aef623"/>
    </style:style>
    <style:style style:name="T729" style:family="text">
      <style:text-properties officeooo:rsid="05b05ba9"/>
    </style:style>
    <style:style style:name="T730" style:family="text">
      <style:text-properties officeooo:rsid="05b2afd9"/>
    </style:style>
    <style:style style:name="T731" style:family="text">
      <style:text-properties officeooo:rsid="05b4682a"/>
    </style:style>
    <style:style style:name="T732" style:family="text">
      <style:text-properties officeooo:rsid="05b9a9f9"/>
    </style:style>
    <style:style style:name="T733" style:family="text">
      <style:text-properties officeooo:rsid="05bb3c01"/>
    </style:style>
    <style:style style:name="T734" style:family="text">
      <style:text-properties officeooo:rsid="05bed030"/>
    </style:style>
    <style:style style:name="T735" style:family="text">
      <style:text-properties officeooo:rsid="05c2cd98"/>
    </style:style>
    <style:style style:name="T736" style:family="text">
      <style:text-properties officeooo:rsid="05c94bf3"/>
    </style:style>
    <style:style style:name="T737" style:family="text">
      <style:text-properties officeooo:rsid="05ca8876"/>
    </style:style>
    <style:style style:name="T738" style:family="text">
      <style:text-properties officeooo:rsid="05d12ff5"/>
    </style:style>
    <style:style style:name="T739" style:family="text">
      <style:text-properties officeooo:rsid="05d32f83"/>
    </style:style>
    <style:style style:name="T740" style:family="text">
      <style:text-properties officeooo:rsid="05d49d4c"/>
    </style:style>
    <style:style style:name="T741" style:family="text">
      <style:text-properties officeooo:rsid="05d50adf"/>
    </style:style>
    <style:style style:name="T742" style:family="text">
      <style:text-properties officeooo:rsid="05d980f3"/>
    </style:style>
    <style:style style:name="T743" style:family="text">
      <style:text-properties officeooo:rsid="05dbf09a"/>
    </style:style>
    <style:style style:name="T744" style:family="text">
      <style:text-properties officeooo:rsid="05dd2817"/>
    </style:style>
    <style:style style:name="T745" style:family="text">
      <style:text-properties officeooo:rsid="05df44d4"/>
    </style:style>
    <style:style style:name="T746" style:family="text">
      <style:text-properties officeooo:rsid="05e083f2"/>
    </style:style>
    <style:style style:name="T747" style:family="text">
      <style:text-properties officeooo:rsid="05e39ee0"/>
    </style:style>
    <style:style style:name="T748" style:family="text">
      <style:text-properties officeooo:rsid="05e6a3da"/>
    </style:style>
    <style:style style:name="T749" style:family="text">
      <style:text-properties officeooo:rsid="05e72994"/>
    </style:style>
    <style:style style:name="T750" style:family="text">
      <style:text-properties officeooo:rsid="05e8b934"/>
    </style:style>
    <style:style style:name="T751" style:family="text">
      <style:text-properties officeooo:rsid="05e93141"/>
    </style:style>
    <style:style style:name="T752" style:family="text">
      <style:text-properties officeooo:rsid="05ea4c0d"/>
    </style:style>
    <style:style style:name="T753" style:family="text">
      <style:text-properties officeooo:rsid="05eaffee"/>
    </style:style>
    <style:style style:name="T754" style:family="text">
      <style:text-properties officeooo:rsid="05f52fcf"/>
    </style:style>
    <style:style style:name="T755" style:family="text">
      <style:text-properties officeooo:rsid="05f7ed45"/>
    </style:style>
    <style:style style:name="T756" style:family="text">
      <style:text-properties officeooo:rsid="05f982da"/>
    </style:style>
    <style:style style:name="T757" style:family="text">
      <style:text-properties officeooo:rsid="05f9fa4c"/>
    </style:style>
    <style:style style:name="T758" style:family="text">
      <style:text-properties officeooo:rsid="05fca89f"/>
    </style:style>
    <style:style style:name="T759" style:family="text">
      <style:text-properties officeooo:rsid="05fce6fc"/>
    </style:style>
    <style:style style:name="T760" style:family="text">
      <style:text-properties officeooo:rsid="05fe73e2"/>
    </style:style>
    <style:style style:name="T761" style:family="text">
      <style:text-properties officeooo:rsid="05ff498a"/>
    </style:style>
    <style:style style:name="T762" style:family="text">
      <style:text-properties officeooo:rsid="060075e2"/>
    </style:style>
    <style:style style:name="T763" style:family="text">
      <style:text-properties officeooo:rsid="0600f7da"/>
    </style:style>
    <style:style style:name="T764" style:family="text">
      <style:text-properties officeooo:rsid="0601396c"/>
    </style:style>
    <style:style style:name="T765" style:family="text">
      <style:text-properties officeooo:rsid="06023d7b"/>
    </style:style>
    <style:style style:name="T766" style:family="text">
      <style:text-properties officeooo:rsid="06038f32"/>
    </style:style>
    <style:style style:name="T767" style:family="text">
      <style:text-properties officeooo:rsid="06067442"/>
    </style:style>
    <style:style style:name="T768" style:family="text">
      <style:text-properties officeooo:rsid="060b919c"/>
    </style:style>
    <style:style style:name="T769" style:family="text">
      <style:text-properties officeooo:rsid="061291b4"/>
    </style:style>
    <style:style style:name="T770" style:family="text">
      <style:text-properties officeooo:rsid="0620250c"/>
    </style:style>
    <style:style style:name="T771" style:family="text">
      <style:text-properties officeooo:rsid="06212ede"/>
    </style:style>
    <style:style style:name="T772" style:family="text">
      <style:text-properties officeooo:rsid="062307fc"/>
    </style:style>
    <style:style style:name="T773" style:family="text">
      <style:text-properties officeooo:rsid="0627f2d1"/>
    </style:style>
    <style:style style:name="T774" style:family="text">
      <style:text-properties officeooo:rsid="062c5b79"/>
    </style:style>
    <style:style style:name="T775" style:family="text">
      <style:text-properties officeooo:rsid="062d21a0"/>
    </style:style>
    <style:style style:name="T776" style:family="text">
      <style:text-properties officeooo:rsid="0633a6f9"/>
    </style:style>
    <style:style style:name="T777" style:family="text">
      <style:text-properties officeooo:rsid="063623cf"/>
    </style:style>
    <style:style style:name="T778" style:family="text">
      <style:text-properties officeooo:rsid="06393906"/>
    </style:style>
    <style:style style:name="T779" style:family="text">
      <style:text-properties officeooo:rsid="0639f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Yazılım Mühendisliği Simülasyonu Projesi</text:p>
      <text:p text:style-name="P4">190508001 Muhammed Yusuf Akçadağ</text:p>
      <text:p text:style-name="P4">Bilgisayar Mühendisliği Bölümü Öğrencisi</text:p>
      <text:p text:style-name="P39">Bilgisayar Mühendisliği Uygulamaları <text:span text:style-name="T662">I, II </text:span><text:span text:style-name="T663">Dersi </text:span><text:span text:style-name="T664">Projesi</text:span></text:p>
      <text:p text:style-name="P40">Bitirme Projesi</text:p>
      <text:p text:style-name="P3"/>
      <text:p text:style-name="P5">---------------------------------------------------------------------------------------------</text:p>
      <text:p text:style-name="P49">İçerik</text:p>
      <text:p text:style-name="P6">---------------------------------------------------------------------------------------------</text:p>
      <text:p text:style-name="P49">Bölüm 0: Giriş</text:p>
      <text:p text:style-name="P50"><text:span text:style-name="T23">0.1: Yazılım Mühendisliği </text:span><text:span text:style-name="T24">v</text:span><text:span text:style-name="T23">e Yazılım Mühendisi Nedir</text:span></text:p>
      <text:p text:style-name="P51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62">---------------------------------------------------------------------------------------------</text:p>
      <text:p text:style-name="P46"><text:span text:style-name="T26">Bölüm </text:span><text:span text:style-name="T27">1</text:span><text:span text:style-name="T26">: </text:span><text:span text:style-name="T28">Simülasyonumun Konusu</text:span></text:p>
      <text:p text:style-name="P33">1.1: <text:span text:style-name="T697">Simülasyonum</text:span></text:p>
      <text:p text:style-name="P52"><text:span text:style-name="T665">1.</text:span><text:span text:style-name="T699">2</text:span><text:span text:style-name="T665">: </text:span><text:span text:style-name="T603">Simülasyonda Yazılım</text:span><text:span text:style-name="T605">ı</text:span><text:span text:style-name="T603"> İsteyen </text:span><text:span text:style-name="T607">v</text:span><text:span text:style-name="T605">e Yazılımı Yapan</text:span><text:span text:style-name="T603"> </text:span><text:span text:style-name="T629">Şirketler</text:span></text:p>
      <text:p text:style-name="P53"><text:span text:style-name="T666">1.</text:span><text:span text:style-name="T699">3</text:span><text:span text:style-name="T666">: </text:span><text:span text:style-name="T632">My</text:span><text:span text:style-name="T604">Car Rent</text:span><text:span text:style-name="T608"> </text:span><text:span text:style-name="T630">Şirketi</text:span><text:span text:style-name="T609"> Hakkında</text:span></text:p>
      <text:p text:style-name="P54"><text:span text:style-name="T610">1.</text:span><text:span text:style-name="T699">4</text:span><text:span text:style-name="T610">: </text:span><text:span text:style-name="T624">Yu</text:span><text:span text:style-name="T625">Soft</text:span><text:span text:style-name="T608"> </text:span><text:span text:style-name="T630">Şirketi</text:span><text:span text:style-name="T609"> Hakkında</text:span></text:p>
      <text:p text:style-name="P6">---------------------------------------------------------------------------------------------</text:p>
      <text:p text:style-name="P47"><text:span text:style-name="T26">Bölüm </text:span><text:span text:style-name="T29">2</text:span><text:span text:style-name="T30">: </text:span><text:span text:style-name="T45">Proje Aşamaları ve Yapılanlar</text:span></text:p>
      <text:p text:style-name="P48"><text:span text:style-name="T611">2.1: </text:span><text:span text:style-name="T612">Bilgisayar Mühendisliği Uygulamaları I </text:span><text:span text:style-name="T611">Aşaması</text:span></text:p>
      <text:p text:style-name="P55"><text:span text:style-name="T613">2.1.1: </text:span><text:span text:style-name="T614">Proje Raporunun Yazılmaya Başlanması</text:span></text:p>
      <text:p text:style-name="P58">2.1.2: <text:span text:style-name="T634">My</text:span><text:span text:style-name="T626">Car Rent Yazılım Sistemi</text:span><text:span text:style-name="T627"> “</text:span><text:span text:style-name="T669">Yapılabilirlik Analizi Aşaması</text:span><text:span text:style-name="T627">” Uygulanmaya </text:span><text:span text:style-name="T628">Başlandı</text:span></text:p>
      <text:p text:style-name="P56"><text:span text:style-name="T620">2.</text:span><text:span text:style-name="T621">1.</text:span><text:span text:style-name="T668">3</text:span><text:span text:style-name="T621">: </text:span><text:span text:style-name="T634">My</text:span><text:span text:style-name="T626">Car Rent Yazılım Sistemi </text:span><text:span text:style-name="T627">“Planlama Aşaması” Uygulanmaya </text:span><text:span text:style-name="T628">Başlandı</text:span></text:p>
      <text:p text:style-name="P57"><text:span text:style-name="T620">2.</text:span><text:span text:style-name="T621">1.</text:span><text:span text:style-name="T668">4</text:span><text:span text:style-name="T621">: </text:span><text:span text:style-name="T634">My</text:span><text:span text:style-name="T626">Car Rent Yazılım Sistemi </text:span><text:span text:style-name="T627">“</text:span><text:span text:style-name="T648">Döngü </text:span><text:span text:style-name="T649">I</text:span><text:span text:style-name="T648"> : Aşama II</text:span><text:span text:style-name="T627">” Uygulanmaya </text:span><text:span text:style-name="T628">Başlandı</text:span></text:p>
      <text:p text:style-name="P22"><text:span text:style-name="T620">2.</text:span><text:span text:style-name="T621">1.</text:span><text:span text:style-name="T767">5</text:span><text:span text:style-name="T621">: </text:span><text:span text:style-name="T634">My</text:span><text:span text:style-name="T626">Car Rent Yazılım Sistemi </text:span><text:span text:style-name="T627">“</text:span><text:span text:style-name="T648">Döngü </text:span><text:span text:style-name="T649">I </text:span><text:span text:style-name="T648">: Aşama II</text:span><text:span text:style-name="T652">I</text:span><text:span text:style-name="T627">” Uygulanmaya </text:span><text:span text:style-name="T628">Başlandı</text:span></text:p>
      <text:p text:style-name="P60">---------------------------------------------------------------------------------------------</text:p>
      <text:p text:style-name="P3"/>
      <text:p text:style-name="P120"><text:soft-page-break/>Bölüm 0: Giriş</text:p>
      <text:p text:style-name="P1"/>
      <text:p text:style-name="P59">0.1: Yazılım Mühendisliği <text:span text:style-name="T606">v</text:span>e Yazılım Mühendisi Nedir</text:p>
      <text:p text:style-name="P63"/>
      <text:p text:style-name="P2"><text:span text:style-name="T83"><text:tab/></text:span><text:span text:style-name="T84">Kariyer hedefi</text:span><text:span text:style-name="T88">nde </text:span><text:span text:style-name="T56">Yazılım Mühendisliğini </text:span><text:span text:style-name="T84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5">terimlerinden bahsetse</text:span><text:span text:style-name="T89">m</text:span><text:span text:style-name="T85"> iyi olacak.</text:span></text:p>
      <text:p text:style-name="P64"/>
      <text:p text:style-name="P2"><text:span text:style-name="T85"><text:tab/></text:span><text:span text:style-name="T57">Yazılım </text:span><text:span text:style-name="T58">M</text:span><text:span text:style-name="T57">ühendisliği</text:span><text:span text:style-name="T86">, </text:span><text:span text:style-name="T87">karmaşık yazılım </text:span><text:span text:style-name="T176">sistemlerinin</text:span><text:span text:style-name="T87"> iş bölümü yapılarak; belirli </text:span><text:span text:style-name="T260">ilke</text:span><text:span text:style-name="T87">le</text:span><text:span text:style-name="T249">r</text:span><text:span text:style-name="T247">le</text:span><text:span text:style-name="T87">, yöntemler</text:span><text:span text:style-name="T248">le</text:span><text:span text:style-name="T87"> ve araçla</text:span><text:span text:style-name="T250">r</text:span><text:span text:style-name="T248">la</text:span><text:span text:style-name="T87"> belirli bir hedefe doğru geliştirilmesi </text:span><text:span text:style-name="T91">ve geliştirildikten sonra bakımının yapılmasıdır</text:span><text:span text:style-name="T87">. Yani </text:span><text:span text:style-name="T58">Yazılım Mühendisliği</text:span><text:span text:style-name="T87"> </text:span><text:span text:style-name="T90">yazılım </text:span><text:span text:style-name="T95">geliştirme</text:span><text:span text:style-name="T90"> </text:span><text:span text:style-name="T91">yaşam döngüsü</text:span><text:span text:style-name="T301">yle</text:span><text:span text:style-name="T90"> ilgilenen </text:span><text:span text:style-name="T148">bir mühendislik alanıdır.</text:span></text:p>
      <text:p text:style-name="P65"/>
      <text:p text:style-name="P2"><text:span text:style-name="T90"><text:tab/></text:span><text:span text:style-name="T60">Mühendis </text:span><text:span text:style-name="T169">sistem tasarlayan, </text:span><text:span text:style-name="T254">geliştiren</text:span><text:span text:style-name="T169"> ve </text:span><text:span text:style-name="T255">geliştirdiği</text:span><text:span text:style-name="T169"> sistemi optimize eden </text:span><text:span text:style-name="T170">personel</text:span><text:span text:style-name="T244">dir</text:span><text:span text:style-name="T169">. </text:span><text:span text:style-name="T59">Yazılım Mühendisi</text:span><text:span text:style-name="T92"> ise, </text:span><text:span text:style-name="T171">yazılım sistemini <text:s/>tasarlayan, </text:span><text:span text:style-name="T256">geliştiren</text:span><text:span text:style-name="T171"> ve </text:span><text:span text:style-name="T256">geliştirdiği</text:span><text:span text:style-name="T172"> sistemi optimize eden personel</text:span><text:span text:style-name="T310">dir</text:span><text:span text:style-name="T172">. </text:span><text:span text:style-name="T173">Yani </text:span><text:span text:style-name="T61">Yazılım Mühendisi </text:span><text:span text:style-name="T93">yazılım </text:span><text:span text:style-name="T96">geliştirme</text:span><text:span text:style-name="T93"> yaşam döngüsü aşamalarında sorumluluklar alan </text:span><text:span text:style-name="T205">ya da</text:span><text:span text:style-name="T94"> daha iyisi olarak </text:span><text:span text:style-name="T168">bu döngüyü</text:span><text:span text:style-name="T94"> yöneten </text:span><text:span text:style-name="T93">mühendis</text:span><text:span text:style-name="T174">lik p</text:span><text:span text:style-name="T175">ersonel</text:span><text:span text:style-name="T246">i</text:span><text:span text:style-name="T245">dir</text:span><text:span text:style-name="T93">.</text:span></text:p>
      <text:p text:style-name="P66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88"/>
      <text:p text:style-name="P9"><text:span text:style-name="T1"><text:tab/></text:span><text:span text:style-name="T99">İnsanlık</text:span><text:span text:style-name="T4"> </text:span><text:span text:style-name="T97">kendini bildi bileli herhangi bir </text:span><text:span text:style-name="T211">sistem</text:span><text:span text:style-name="T97"> geliştiriyor </text:span><text:span text:style-name="T98">ve mühendislik uyguluyor</text:span><text:span text:style-name="T97">. Tarım </text:span><text:span text:style-name="T212">sistemleri</text:span><text:span text:style-name="T97">, inşaat </text:span><text:span text:style-name="T212">sistemleri</text:span><text:span text:style-name="T97">, gemi </text:span><text:span text:style-name="T212">sistemleri</text:span><text:span text:style-name="T97">, askeri </text:span><text:span text:style-name="T212">sistemler</text:span><text:span text:style-name="T97">… Başarılı olabilmek; yani kaynakları doğru kullanmak ve zamanında işi bitirebilmek için hepsinin ortak bir noktası var. Bir plana sadık kalmak. </text:span><text:span text:style-name="T100">Eğer yazılım </text:span><text:span text:style-name="T209">sistemi geliştirilmesinde de</text:span><text:span text:style-name="T100"> başarılı olmak istiyorsak </text:span><text:span text:style-name="T210">yazılım sistemimize</text:span><text:span text:style-name="T101"> uygun </text:span><text:span text:style-name="T102">bir</text:span><text:span text:style-name="T101"> </text:span><text:span text:style-name="T100">plan </text:span><text:span text:style-name="T101">seçip bu </text:span><text:span text:style-name="T100">plana sadık kalmalıyız.</text:span></text:p>
      <text:p text:style-name="P86"/>
      <text:p text:style-name="P8"><text:span text:style-name="T100"><text:tab/></text:span><text:span text:style-name="T208">P</text:span><text:span text:style-name="T177">rojeler</text:span><text:span text:style-name="T208">deki </text:span><text:span text:style-name="T177">yazılım sistemlerinin </text:span><text:span text:style-name="T178">geliştirilmesi için sadık kaldığımız </text:span><text:span text:style-name="T179">genel</text:span><text:span text:style-name="T178"> plan</text:span><text:span text:style-name="T179">a</text:span><text:span text:style-name="T178"> </text:span><text:span text:style-name="T19">Yazılım Geliştirme Yaşam Döngüsü </text:span><text:span text:style-name="T180">diyoruz.</text:span></text:p>
      <text:p text:style-name="P87"/>
      <text:p text:style-name="P10"><text:span text:style-name="T82"><text:tab/></text:span><text:span text:style-name="T1">Yazılım </text:span><text:span text:style-name="T18">Geliştirme </text:span><text:span text:style-name="T1">Yaşam </text:span><text:span text:style-name="T5">Döngüsünün </text:span><text:span text:style-name="T103">temel aşamaları</text:span><text:span text:style-name="T181"> </text:span><text:soft-page-break/><text:span text:style-name="T182">şunlardır</text:span><text:span text:style-name="T103">:</text:span></text:p>
      <text:p text:style-name="P67"/>
      <text:p text:style-name="P61">Yapılabilirlik Analizi Aşaması: <text:span text:style-name="T380">Bu aşamayı uygulayabilmek için geliştirilecek yazılım sistemininin iş</text:span><text:span text:style-name="T381">levselliği</text:span><text:span text:style-name="T380"> detaylandırılmadan tarif edilir</text:span><text:span text:style-name="T394">ek </text:span><text:span text:style-name="T380">ön gereksinim</text:span><text:span text:style-name="T395">ler</text:span><text:span text:style-name="T380"> </text:span><text:span text:style-name="T387">belge</text:span><text:span text:style-name="T388">si</text:span><text:span text:style-name="T380"> oluşturulur. </text:span><text:span text:style-name="T377">Yazılım sisteminin mevcut teknoloji</text:span><text:span text:style-name="T378">yle, </text:span><text:span text:style-name="T379">mevcut bütçe</text:span><text:span text:style-name="T382">yle</text:span><text:span text:style-name="T379"> ve </text:span><text:span text:style-name="T382">he</text:span><text:span text:style-name="T383">d</text:span><text:span text:style-name="T382">eflenen</text:span><text:span text:style-name="T379"> zaman</text:span><text:span text:style-name="T382">la </text:span><text:span text:style-name="T379">yapılabilirliğini analiz etme aşamasıdır.</text:span></text:p>
      <text:p text:style-name="P67"/>
      <text:p text:style-name="P10"><text:span text:style-name="T6">Planlama </text:span><text:span text:style-name="T22">Aşaması</text:span><text:span text:style-name="T6">:</text:span><text:span text:style-name="T104"> </text:span><text:span text:style-name="T115">Yazılım </text:span><text:span text:style-name="T183">sistemi</text:span><text:span text:style-name="T241">ni</text:span><text:span text:style-name="T183"> </text:span><text:span text:style-name="T257">geliştirmeye</text:span><text:span text:style-name="T104"> başlamadan önce kaynaklarımızı </text:span><text:span text:style-name="T251">(bütçe, zaman, personel vb.) </text:span><text:span text:style-name="T104">baz alarak </text:span><text:span text:style-name="T111">yazılım </text:span><text:span text:style-name="T184">sistemi</text:span><text:span text:style-name="T242">nin</text:span><text:span text:style-name="T185"> </text:span><text:span text:style-name="T252">geliştir</text:span><text:span text:style-name="T253">ilmesi</text:span><text:span text:style-name="T184"> </text:span><text:span text:style-name="T104">hakkında detaylı bir plan oluşturma </text:span><text:span text:style-name="T107">aşamasıdır</text:span><text:span text:style-name="T104">.</text:span></text:p>
      <text:p text:style-name="P67"/>
      <text:p text:style-name="P11"><text:span text:style-name="T7">Analiz </text:span><text:span text:style-name="T22">Aşaması</text:span><text:span text:style-name="T7">: </text:span><text:span text:style-name="T112">Yazılım </text:span><text:span text:style-name="T186">sistemi</text:span><text:span text:style-name="T243">ni</text:span><text:span text:style-name="T105"> </text:span><text:span text:style-name="T156">hayata geçirmek</text:span><text:span text:style-name="T105"> için yazılım </text:span><text:span text:style-name="T187">sisteminin</text:span><text:span text:style-name="T105"> tasarımını yapmadan </text:span><text:span text:style-name="T119">ve </text:span><text:span text:style-name="T303">yazılım sistemini</text:span><text:span text:style-name="T119"> geliştirmeye başlamadan</text:span><text:span text:style-name="T105"> önce </text:span><text:span text:style-name="T373">yazılım sistemi</text:span><text:span text:style-name="T384">nin işlevselliklerini </text:span><text:span text:style-name="T374">kesin ve anlaşılır bir şekilde </text:span><text:span text:style-name="T385">hem kullanıcılar hem de geliştiriciler </text:span><text:span text:style-name="T386">için</text:span><text:span text:style-name="T374"> </text:span><text:span text:style-name="T375">tanımla</text:span><text:span text:style-name="T376">m</text:span><text:span text:style-name="T398">a</text:span><text:span text:style-name="T375"> aşama</text:span><text:span text:style-name="T376">sı</text:span><text:span text:style-name="T375">dır. </text:span><text:span text:style-name="T188">B</text:span><text:span text:style-name="T149">u aşamada yazılım </text:span><text:span text:style-name="T213">sistemi</text:span><text:span text:style-name="T149"> </text:span><text:span text:style-name="T322">analizi yapılır.</text:span><text:span text:style-name="T149"> </text:span><text:span text:style-name="T322">Y</text:span><text:span text:style-name="T214">ani gereksinim</text:span><text:span text:style-name="T240">ler </text:span><text:span text:style-name="T264">belge</text:span><text:span text:style-name="T265">si</text:span><text:span text:style-name="T258"> oluşturulur</text:span><text:span text:style-name="T149">.</text:span></text:p>
      <text:p text:style-name="P68"/>
      <text:p text:style-name="P41"><text:span text:style-name="T8">T</text:span><text:span text:style-name="T1">asarım </text:span><text:span text:style-name="T22">Aşaması</text:span><text:span text:style-name="T1">: </text:span><text:span text:style-name="T106">Ç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</text:span></text:p>
      <text:p text:style-name="P69"/>
      <text:p text:style-name="P42"><text:span text:style-name="T9">G</text:span><text:span text:style-name="T1">erçekleştirme </text:span><text:span text:style-name="T22">Aşaması</text:span><text:span text:style-name="T1">: </text:span><text:span text:style-name="T108">Tasarlanan </text:span><text:span text:style-name="T113">yazılım </text:span><text:span text:style-name="T216">sistemi </text:span><text:span text:style-name="T263">bileşenlerinin</text:span><text:span text:style-name="T158"> </text:span><text:span text:style-name="T190">tasarım planlarına sadık kalarak</text:span><text:span text:style-name="T158"> </text:span><text:span text:style-name="T266">geliştir</text:span><text:span text:style-name="T304">il</text:span><text:span text:style-name="T266">me</text:span><text:span text:style-name="T267">si</text:span><text:span text:style-name="T108"> aşamasıdır.</text:span></text:p>
      <text:p text:style-name="P70"/>
      <text:p text:style-name="P44"><text:span text:style-name="T10">D</text:span><text:span text:style-name="T1">oğrulama </text:span><text:span text:style-name="T22">Aşaması</text:span><text:span text:style-name="T1">: </text:span><text:span text:style-name="T109">Verilen </text:span><text:span text:style-name="T151">gereksinimle</text:span><text:span text:style-name="T191">r </text:span><text:span text:style-name="T268">belgesi </text:span><text:span text:style-name="T275">aracılığıyla</text:span><text:span text:style-name="T191"> </text:span><text:span text:style-name="T269">geliştirilen</text:span><text:span text:style-name="T109"> </text:span><text:span text:style-name="T114">yazılım</text:span><text:span text:style-name="T159"> </text:span><text:span text:style-name="T217">sisteminin </text:span><text:span text:style-name="T270">işlevselliklerinin </text:span><text:span text:style-name="T271">doğruluğunun</text:span><text:span text:style-name="T109"> </text:span><text:span text:style-name="T271">kontrol edilmesi, </text:span><text:span text:style-name="T120">yazılım </text:span><text:span text:style-name="T218">sisteminin</text:span><text:span text:style-name="T120"> bileşenler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 </text:span><text:span text:style-name="T192">test </text:span><text:span text:style-name="T277">edilmesi, </text:span><text:span text:style-name="T311">yazılım sistem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</text:span><text:span text:style-name="T311"> test edilmesi</text:span><text:span text:style-name="T192"> </text:span><text:span text:style-name="T109">aşamasıdır.</text:span></text:p>
      <text:p text:style-name="P89"/>
      <text:p text:style-name="P43"><text:span text:style-name="T31">Y</text:span><text:span text:style-name="T10">ayımla</text:span><text:span text:style-name="T1">ma </text:span><text:span text:style-name="T22">Aşaması</text:span><text:span text:style-name="T1">: </text:span><text:span text:style-name="T110">Doğrulanan yazılım</text:span><text:span text:style-name="T160"> </text:span><text:span text:style-name="T219">sisteminin, </text:span><text:span text:style-name="T278">yazılım sistemini</text:span><text:span text:style-name="T219"> </text:span><text:span text:style-name="T278">isteyen şirkete</text:span><text:span text:style-name="T110"> teslim edilmesi </text:span><text:span text:style-name="T193">ya da kullanıcıların </text:span><text:soft-page-break/><text:span text:style-name="T194">kullanımına</text:span><text:span text:style-name="T193"> </text:span><text:span text:style-name="T194">sunulması</text:span><text:span text:style-name="T110"> aşamasıdır.</text:span></text:p>
      <text:p text:style-name="P71"/>
      <text:p text:style-name="P16"><text:span text:style-name="T11">B</text:span><text:span text:style-name="T1">akım </text:span><text:span text:style-name="T22">Aşaması</text:span><text:span text:style-name="T1">: </text:span><text:span text:style-name="T279">Y</text:span><text:span text:style-name="T278">azılım sistemini</text:span><text:span text:style-name="T219"> </text:span><text:span text:style-name="T278">isteyen şirkete </text:span><text:span text:style-name="T280">t</text:span><text:span text:style-name="T111">eslim edilen </text:span><text:span text:style-name="T195">ya da kullanıcıların </text:span><text:span text:style-name="T194">kullanımına</text:span><text:span text:style-name="T193"> </text:span><text:span text:style-name="T194">sunul</text:span><text:span text:style-name="T195">an</text:span><text:span text:style-name="T111"> yazılı</text:span><text:span text:style-name="T207">m s</text:span><text:span text:style-name="T220">i</text:span><text:span text:style-name="T207">steminin</text:span><text:span text:style-name="T116"> </text:span><text:span text:style-name="T281">arızalarının giderilmesi, </text:span><text:span text:style-name="T117">hataların</text:span><text:span text:style-name="T282">ın</text:span><text:span text:style-name="T117"> </text:span><text:span text:style-name="T281">giderilmesi</text:span><text:span text:style-name="T117">,</text:span><text:span text:style-name="T283"> güven</text:span><text:span text:style-name="T306">i</text:span><text:span text:style-name="T283">li</text:span><text:span text:style-name="T306">rli</text:span><text:span text:style-name="T312">ğinin sağlanması</text:span><text:span text:style-name="T117">, </text:span><text:span text:style-name="T307">emniyet</text:span><text:span text:style-name="T313">inin sağlanması</text:span><text:span text:style-name="T117">, </text:span><text:span text:style-name="T283">güven</text:span><text:span text:style-name="T308">li</text:span><text:span text:style-name="T313">ğinin sağlanması</text:span><text:span text:style-name="T117">, kullanışsız alanların yenilenmesi, </text:span><text:span text:style-name="T161">hatalı </text:span><text:span text:style-name="T305">işlevselliklerin</text:span><text:span text:style-name="T152"> </text:span><text:span text:style-name="T118">değiştirilmesi, </text:span><text:span text:style-name="T162">yeni </text:span><text:span text:style-name="T305">işlevselliklerin</text:span><text:span text:style-name="T118"> eklenmesi </text:span><text:span text:style-name="T309">ve optimizasyon yapılması </text:span><text:span text:style-name="T118">aşamasıdır.</text:span></text:p>
      <text:p text:style-name="P72"/>
      <text:p text:style-name="P14"><text:span text:style-name="T118"><text:tab/></text:span><text:span text:style-name="T12">Yazılım Geliştirme Modelleri </text:span><text:span text:style-name="T121">ise yukarıda verilen yazılım </text:span><text:span text:style-name="T163">geliştirme</text:span><text:span text:style-name="T121"> yaşam döngüsü aşamalarının verilen öneme göre uygulanmasının, tekrar edilme sayılarının, ayrılan sürenin, </text:span><text:span text:style-name="T284">uygulanacağı zamanın</text:span><text:span text:style-name="T285"> ve</text:span><text:span text:style-name="T121"> </text:span><text:span text:style-name="T221">içeriklerinin </text:span><text:span text:style-name="T286">farklılıklarına</text:span><text:span text:style-name="T221"> </text:span><text:span text:style-name="T121">göre oluşan modellerdir. </text:span><text:span text:style-name="T196">Bu modeller yazılım </text:span><text:span text:style-name="T230">sistemi</text:span><text:span text:style-name="T196"> geliştiren</text:span><text:span text:style-name="T288">ler</text:span><text:span text:style-name="T196"> tarafından yukarıda verilen aşamlara doğal olarak bağlı kalacak şekilde tasarlanmışlardı</text:span><text:span text:style-name="T290">r. </text:span><text:span text:style-name="T291">Ç</text:span><text:span text:style-name="T196">oğu yazılım </text:span><text:span text:style-name="T231">sistemi</text:span><text:span text:style-name="T196"> geliştiren</text:span><text:span text:style-name="T289">ler </text:span><text:span text:style-name="T196">kendi </text:span><text:span text:style-name="T293">y</text:span><text:span text:style-name="T121">azılım </text:span><text:span text:style-name="T293">g</text:span><text:span text:style-name="T121">eliştirme </text:span><text:span text:style-name="T293">m</text:span><text:span text:style-name="T121">odelleri</text:span><text:span text:style-name="T196">ni</text:span><text:span text:style-name="T20"> </text:span><text:span text:style-name="T196">aşağıda verilecek modellerden ilham alacak şekilde </text:span><text:span text:style-name="T292">tasarlayıp</text:span><text:span text:style-name="T196"> </text:span><text:span text:style-name="T287">uygulama</text:span><text:span text:style-name="T294">ktadır</text:span><text:span text:style-name="T197">.</text:span></text:p>
      <text:p text:style-name="P74"/>
      <text:p text:style-name="P12"><text:span text:style-name="T121"><text:tab/></text:span><text:span text:style-name="T122">Şu bilinmelidir ki hiçbir model ve süreç kesin </text:span><text:span text:style-name="T198">doğru</text:span><text:span text:style-name="T122"> ve 100% etkili değildir. Farklı </text:span><text:span text:style-name="T131">yazılım </text:span><text:span text:style-name="T222">sistemi</text:span><text:span text:style-name="T122"> türlerine göre farklı </text:span><text:span text:style-name="T13">Yazılım Geliştirme Modelleri </text:span><text:span text:style-name="T122">uygulanır. Mesela bir sağlık makinesi yazılım</text:span><text:span text:style-name="T134"> </text:span><text:span text:style-name="T226">sisteminin</text:span><text:span text:style-name="T122"> </text:span><text:span text:style-name="T164">geliştirme </text:span><text:span text:style-name="T126">yaşam döngüsünün</text:span><text:span text:style-name="T122"> </text:span><text:span text:style-name="T123">analiz, tasarım </text:span><text:span text:style-name="T135">ve doğrulama</text:span><text:span text:style-name="T123"> aşamaları </text:span><text:span text:style-name="T296">en önemlidir. Bu aşamalar</text:span><text:span text:style-name="T123"> 100% doğru</text:span><text:span text:style-name="T296">lukla </text:span><text:span text:style-name="T314">ve bütünlükle</text:span><text:span text:style-name="T123"> </text:span><text:span text:style-name="T296">uygulanmalı</text:span><text:span text:style-name="T123"> ki insan canına mâl olacak bir hata meydana gelmesin (solunum cihazı </text:span><text:span text:style-name="T124">vb.</text:span><text:span text:style-name="T123">)</text:span><text:span text:style-name="T122">. Lakin </text:span><text:span text:style-name="T124">bir </text:span><text:span text:style-name="T223">elektronik ticaret</text:span><text:span text:style-name="T125"> yazılım</text:span><text:span text:style-name="T224"> sistemindeki</text:span><text:span text:style-name="T125"> bir hata en fazla şirket</text:span><text:span text:style-name="T315">in hizmetini</text:span><text:span text:style-name="T125"> </text:span><text:span text:style-name="T315">aksatabilir</text:span><text:span text:style-name="T125">. Ama bir şirket için </text:span><text:span text:style-name="T316">elektronik ticaret pazarıyla </text:span><text:span text:style-name="T317">ve müşterileriyle</text:span><text:span text:style-name="T225"> bir an önce buluş</text:span><text:span text:style-name="T316">ma</text:span><text:span text:style-name="T225">k </text:span><text:span text:style-name="T227">önemli</text:span><text:span text:style-name="T225"> olduğu için </text:span><text:span text:style-name="T126">yazılım </text:span><text:span text:style-name="T228">sisteminin</text:span><text:span text:style-name="T136"> </text:span><text:span text:style-name="T165">geliştirme</text:span><text:span text:style-name="T126"> </text:span><text:span text:style-name="T127">yaşam döngüsünün </text:span><text:span text:style-name="T295">geliştirme,</text:span><text:span text:style-name="T127"> yayımlama ve bakım aşamaları en önemlidir. </text:span><text:span text:style-name="T128">Son olarak şunu da belirtelim, bir askeri füze </text:span><text:span text:style-name="T229">projesinin</text:span><text:span text:style-name="T128"> yazılım </text:span><text:span text:style-name="T229">sistemini</text:span><text:span text:style-name="T137"> </text:span><text:span text:style-name="T166">geliştirme </text:span><text:span text:style-name="T128">yaşam döngüsü</text:span><text:span text:style-name="T129">nün</text:span><text:span text:style-name="T128"> bakım süreci hiç önemli olmayabilir çünkü </text:span><text:span text:style-name="T232">yazılım</text:span><text:span text:style-name="T128"> sistem</text:span><text:span text:style-name="T232">i</text:span><text:span text:style-name="T128"> 100% doğrulukla çalışır ve donanım değişmeyeceği için yazılım </text:span><text:span text:style-name="T233">sistemi de</text:span><text:span text:style-name="T128"> değişmez. Eğer farklı </text:span><text:span text:style-name="T297">gereksinimlere</text:span><text:span text:style-name="T128"> ihtiyaç olursa yeni bir füze </text:span><text:span text:style-name="T234">projesi</text:span><text:span text:style-name="T298">ne başlanır</text:span><text:span text:style-name="T128">.</text:span></text:p>
      <text:p text:style-name="P73"/>
      <text:p text:style-name="P15"><text:soft-page-break/><text:span text:style-name="T128"><text:tab/></text:span><text:span text:style-name="T130">Sonuç olarak </text:span><text:span text:style-name="T132">“</text:span><text:span text:style-name="T14">Yazılım Geliştirme Modelleri”</text:span><text:span text:style-name="T132"> </text:span><text:span text:style-name="T299">yazılım sistemi geliştirenler tarafından</text:span><text:span text:style-name="T132"> ihtiyaca </text:span><text:span text:style-name="T299">göre</text:span><text:span text:style-name="T132"> kullanıl</text:span><text:span text:style-name="T300">abilir</text:span><text:span text:style-name="T132"> </text:span><text:span text:style-name="T299">ya da</text:span><text:span text:style-name="T132"> </text:span><text:span text:style-name="T299">geliştirilecek yazılım sistemine uyumlu </text:span><text:span text:style-name="T196">aşağıda verilecek modellerden ilham alacak şekilde </text:span><text:span text:style-name="T292">tasarlayıp</text:span><text:span text:style-name="T299"> </text:span><text:span text:style-name="T199">yeni bir model oluşturulabilir</text:span><text:span text:style-name="T132">. </text:span><text:span text:style-name="T133">Gelin bu modeller</text:span><text:span text:style-name="T147">den bazılarına</text:span><text:span text:style-name="T133"> bir göz atalım.</text:span></text:p>
      <text:p text:style-name="P75"/>
      <text:p text:style-name="P13"><text:span text:style-name="T133"><text:tab/></text:span><text:span text:style-name="T15">Şelale Model </text:span><text:span text:style-name="T54">(Waterfall Model)</text:span><text:span text:style-name="T15"> – </text:span><text:span text:style-name="T138">İlk uygulanan modeldir diyebiliriz. Yeni olan yazılım mühendisliği uygulamasına diğer </text:span><text:span text:style-name="T235">mühendisliklerden</text:span><text:span text:style-name="T138"> (inşaat vb.) </text:span><text:span text:style-name="T139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40">aşamalarının sırasıyla ve yüksek doğrulukla yapılması gereken bir modeldir. </text:span><text:span text:style-name="T201">Bir</text:span><text:span text:style-name="T153"> aşama </text:span><text:span text:style-name="T200">bitmeden diğer </text:span><text:span text:style-name="T202">bir </text:span><text:span text:style-name="T200">aşamaya geçilemeyeceği için </text:span><text:span text:style-name="T206">aşamalar</text:span><text:span text:style-name="T153"> uzun zaman alır.</text:span><text:span text:style-name="T140"> Herhangi bir aşamada ve özellikle başlardaki aşamalarda yapılan </text:span><text:span text:style-name="T167">ve son aşamalarda fark edilen</text:span><text:span text:style-name="T140"> bir hata yüksek maliyetlere sebep olur (hem parasal hem zamansal).</text:span></text:p>
      <text:p text:style-name="P76"/>
      <text:p text:style-name="P13"><text:span text:style-name="T140"><text:tab/></text:span><text:span text:style-name="T141">Bu modeli bir inşaat </text:span><text:span text:style-name="T236">sistemine </text:span><text:span text:style-name="T141">uyguladığımızda mükemmel çalışır ama her zaman ihtiyaçların</text:span><text:span text:style-name="T143">, </text:span><text:span text:style-name="T141">isteklerin değiştiği </text:span><text:span text:style-name="T142">ve kullanıcıyla </text:span><text:span text:style-name="T318">ya da müşteriyle</text:span><text:span text:style-name="T142"> bir an önce buluşması gereken</text:span><text:span text:style-name="T141"> yazılım </text:span><text:span text:style-name="T237">sistemlerinde</text:span><text:span text:style-name="T141"> </text:span><text:span text:style-name="T142">tam bir hayal kırıklığıdır. </text:span><text:span text:style-name="T144">Bunun için yazılım mühendisleri bu aşamaların sürekli </text:span><text:span text:style-name="T145">ve sık zamanlarda</text:span><text:span text:style-name="T144"> tekrar edilerek </text:span><text:span text:style-name="T145">uygulandığı, </text:span><text:span text:style-name="T238">belge</text:span><text:span text:style-name="T302">lemenin</text:span><text:span text:style-name="T238"> ve <text:s/>prosedürlerin en aza </text:span><text:span text:style-name="T239">indirildiği,</text:span><text:span text:style-name="T145"> </text:span><text:span text:style-name="T203">aşamaların çoğunlukla senkronize </text:span><text:span text:style-name="T204">götürüldüğü</text:span><text:span text:style-name="T145"> çevik </text:span><text:span text:style-name="T146">modelleri </text:span><text:span text:style-name="T154">(bu projede bizi ilgilendirmeyen </text:span><text:span text:style-name="T155">geniş bir konu</text:span><text:span text:style-name="T154">) </text:span><text:span text:style-name="T145">geliştirmişlerdir.</text:span></text:p>
      <text:p text:style-name="P77"/>
      <text:p text:style-name="P127"><text:span text:style-name="T476"><text:tab/></text:span><text:span text:style-name="T477">Lakin bu model h</text:span><text:span text:style-name="T596">ala</text:span><text:span text:style-name="T477"> </text:span><text:span text:style-name="T478">askeri </text:span><text:span text:style-name="T546">yazılım sistemleri</text:span><text:span text:style-name="T478">, sağlık </text:span><text:span text:style-name="T546">yazılım sistemleri</text:span><text:span text:style-name="T478"> </text:span><text:span text:style-name="T479">gibi yüksek doğruluk </text:span><text:span text:style-name="T480">gerektiren </text:span><text:span text:style-name="T546">yazılım sistemleri</text:span><text:span text:style-name="T549">nde</text:span><text:span text:style-name="T480"> </text:span><text:span text:style-name="T548">ve yap bitir tarzı </text:span><text:span text:style-name="T597">k</text:span><text:span text:style-name="T598">armaşık</text:span><text:span text:style-name="T597"> olmayan</text:span><text:span text:style-name="T480"> </text:span><text:span text:style-name="T547">yazılım sistemlerinde </text:span><text:span text:style-name="T479">popülerdir.</text:span></text:p>
      <text:p text:style-name="P78"/>
      <text:p text:style-name="P122"><text:span text:style-name="T479"><text:tab/></text:span><text:span text:style-name="T468">Tekrarl</text:span><text:span text:style-name="T469">ı</text:span><text:span text:style-name="T468"> </text:span><text:span text:style-name="T450">Model </text:span><text:span text:style-name="T470">(Iterative Model)</text:span><text:span text:style-name="T450"> </text:span><text:span text:style-name="T451">–</text:span><text:span text:style-name="T450"> </text:span><text:span text:style-name="T481">Şelale modelin katı kurallarından kurtulmak isteyen yazılım mühendislerinin uyguladı</text:span><text:span text:style-name="T482">ğı</text:span><text:span text:style-name="T481"> bir modeldir. </text:span><text:span text:style-name="T452">Planlama </text:span><text:span text:style-name="T451">→ </text:span><text:span text:style-name="T453">Analiz </text:span><text:span text:style-name="T483">aşamaları uygulandıktan </text:span><text:span text:style-name="T487">sonra</text:span><text:span text:style-name="T483"> </text:span><text:span text:style-name="T454">Tasarım → Gerçekleştirme → Doğrulama </text:span><text:span text:style-name="T484">aşamalarının</text:span><text:span text:style-name="T550"> </text:span><text:span text:style-name="T488">gereksinim</text:span><text:span text:style-name="T556">ler </text:span><text:span text:style-name="T577">belgesiyle</text:span><text:span text:style-name="T557"> </text:span><text:span text:style-name="T484">döngü şeklinde </text:span><text:span text:style-name="T489">daha kısa zaman aralıklarında</text:span><text:span text:style-name="T484"> uygulandığı ve son olarak </text:span><text:span text:style-name="T507">da</text:span><text:span text:style-name="T484"> </text:span><text:span text:style-name="T464">Y</text:span><text:span text:style-name="T455">ayımlama </text:span><text:span text:style-name="T454">→ </text:span><text:span text:style-name="T455">Bakım </text:span><text:soft-page-break/><text:span text:style-name="T485">aşamalarının </text:span><text:span text:style-name="T486">uygulandığı bir modeldir.</text:span></text:p>
      <text:p text:style-name="P79"/>
      <text:p text:style-name="P122"><text:span text:style-name="T486"><text:tab/></text:span><text:span text:style-name="T525">Uygulanan döngüler sayesinde parça parça inşa edilen yazılım </text:span><text:span text:style-name="T551">sistemindeki</text:span><text:span text:style-name="T525"> hatalar</text:span><text:span text:style-name="T567"> ve arızalar </text:span><text:span text:style-name="T525">diğer parçalar inşa edilmeye başlanmadan fark edilip düzeltilebilecek </text:span><text:span text:style-name="T526">ve hata maliyeti </text:span><text:span text:style-name="T527">en aza indirilmiş olacak</text:span><text:span text:style-name="T545">tır</text:span><text:span text:style-name="T527">.</text:span></text:p>
      <text:p text:style-name="P79"/>
      <text:p text:style-name="P123"><text:span text:style-name="T486"><text:tab/></text:span><text:span text:style-name="T471">Tekrar Yayımlamalı</text:span><text:span text:style-name="T456"> Model </text:span><text:span text:style-name="T472">(</text:span><text:span text:style-name="T473">Incremental Model</text:span><text:span text:style-name="T472">)</text:span><text:span text:style-name="T456"> </text:span><text:span text:style-name="T451">–</text:span><text:span text:style-name="T456"> </text:span><text:span text:style-name="T591">Tekrarlı </text:span><text:span text:style-name="T490">model gibi </text:span><text:span text:style-name="T493">lakin her döngüde müşteriye </text:span><text:span text:style-name="T531">ya da</text:span><text:span text:style-name="T530"> kullanıcılara </text:span><text:span text:style-name="T493">verilen </text:span><text:span text:style-name="T559">en önemli </text:span><text:span text:style-name="T568">işlevselliğiyle</text:span><text:span text:style-name="T493"> çalışan </text:span><text:span text:style-name="T531">yazılım </text:span><text:span text:style-name="T552">sistemi</text:span><text:span text:style-name="T553">nin</text:span><text:span text:style-name="T494"> olduğu bu modelde</text:span><text:span text:style-name="T490">; </text:span><text:span text:style-name="T452">Planlama </text:span><text:span text:style-name="T451">→ </text:span><text:span text:style-name="T453">Analiz </text:span><text:span text:style-name="T483">aşamaları uygulandıktan </text:span><text:span text:style-name="T487">sonra</text:span><text:span text:style-name="T483"> </text:span><text:span text:style-name="T454">Tasarım → Gerçekleştirme → Doğrulama → </text:span><text:span text:style-name="T465">Y</text:span><text:span text:style-name="T457">ayımlama</text:span><text:span text:style-name="T454"> </text:span><text:span text:style-name="T484">aşamalarının</text:span><text:span text:style-name="T554"> </text:span><text:span text:style-name="T488">gereksinim</text:span><text:span text:style-name="T555">ler </text:span><text:span text:style-name="T569">belgesiyle</text:span><text:span text:style-name="T488"> </text:span><text:span text:style-name="T484">döngü şeklinde </text:span><text:span text:style-name="T489">daha kısa zaman aralıklarında</text:span><text:span text:style-name="T484"> uygulandığı ve son olarak </text:span><text:span text:style-name="T500">da</text:span><text:span text:style-name="T484"> </text:span><text:span text:style-name="T455">Bakım </text:span><text:span text:style-name="T485">aşama</text:span><text:span text:style-name="T501">sının</text:span><text:span text:style-name="T485"> </text:span><text:span text:style-name="T486">uygulandığı bir modeldir.</text:span></text:p>
      <text:p text:style-name="P81"/>
      <text:p text:style-name="P128"><text:span text:style-name="T486"><text:tab/></text:span><text:span text:style-name="T491">Bu model</text:span><text:span text:style-name="T570">le</text:span><text:span text:style-name="T491"> birlikte </text:span><text:span text:style-name="T558">m</text:span><text:span text:style-name="T499">üşteriye </text:span><text:span text:style-name="T532">ya da kullanıcılara </text:span><text:span text:style-name="T571">yazılım sisteminin</text:span><text:span text:style-name="T499"> </text:span><text:span text:style-name="T561">geliştirme </text:span><text:span text:style-name="T499">ilerleyişini gösteriyoruz</text:span><text:span text:style-name="T515">. </text:span><text:span text:style-name="T564">M</text:span><text:span text:style-name="T562">üşteri</text:span><text:span text:style-name="T573">lerin</text:span><text:span text:style-name="T562"> ya da kullanıcılar</text:span><text:span text:style-name="T573">ın</text:span><text:span text:style-name="T562"> </text:span><text:span text:style-name="T572">en önemli işlevselliğiyle </text:span><text:span text:style-name="T563">y</text:span><text:span text:style-name="T562">azılım sistemini</text:span><text:span text:style-name="T533"> </text:span><text:span text:style-name="T515">kullanmasını sağlıyoruz.</text:span></text:p>
      <text:p text:style-name="P82"/>
      <text:p text:style-name="P124"><text:span text:style-name="T492"><text:tab/></text:span><text:span text:style-name="T458">Evrimsel Model </text:span><text:span text:style-name="T474">(Evolutionary </text:span><text:span text:style-name="T475">Model</text:span><text:span text:style-name="T474">)</text:span><text:span text:style-name="T458"> </text:span><text:span text:style-name="T451">– </text:span><text:span text:style-name="T495">Artık esnek ve müşter</text:span><text:span text:style-name="T534">ilerin </text:span><text:span text:style-name="T592">ya da</text:span><text:span text:style-name="T534"> kullanıcıların</text:span><text:span text:style-name="T495"> değişen isteklerine </text:span><text:span text:style-name="T574">yazılım sistemini</text:span><text:span text:style-name="T495"> </text:span><text:span text:style-name="T560">geliştirme</text:span><text:span text:style-name="T520"> sürecinde </text:span><text:span text:style-name="T495">cevap veren bir model</text:span><text:span text:style-name="T496">e geldik. </text:span><text:span text:style-name="T497">Benim projemde uygulayacağım model de budur.</text:span></text:p>
      <text:p text:style-name="P83"/>
      <text:p text:style-name="P125"><text:span text:style-name="T497"><text:tab/></text:span><text:span text:style-name="T452">Planlama</text:span><text:span text:style-name="T453"> </text:span><text:span text:style-name="T483">aşama</text:span><text:span text:style-name="T498">sı</text:span><text:span text:style-name="T483"> uygulandıktan </text:span><text:span text:style-name="T487">sonra</text:span><text:span text:style-name="T483"> </text:span><text:span text:style-name="T459">Analiz → </text:span><text:span text:style-name="T454">Tasarım → Gerçekleştirme → Doğrulama → </text:span><text:span text:style-name="T465">Y</text:span><text:span text:style-name="T457">ayımlama</text:span><text:span text:style-name="T454"> </text:span><text:span text:style-name="T484">aşamalarının döngü şeklinde </text:span><text:span text:style-name="T489">daha kısa zaman aralıklarında</text:span><text:span text:style-name="T484"> uygulandığı ve son olarak </text:span><text:span text:style-name="T508">da</text:span><text:span text:style-name="T484"> <text:s/></text:span><text:span text:style-name="T455">Bakım </text:span><text:span text:style-name="T485">aşama</text:span><text:span text:style-name="T502">sının</text:span><text:span text:style-name="T485"> </text:span><text:span text:style-name="T486">uygulandığı bir modeldir.</text:span></text:p>
      <text:p text:style-name="P80"/>
      <text:p text:style-name="P125"><text:span text:style-name="T486"><text:tab/></text:span><text:span text:style-name="T503">Her döngüde tekrar tekrar yapılan analiz</text:span><text:span text:style-name="T505">in </text:span><text:span text:style-name="T535">kullanıcıların</text:span><text:span text:style-name="T504"> isteklerininin en iyi şekilde alınmasını,</text:span><text:span text:style-name="T503"> en gerçekçi </text:span><text:span text:style-name="T504">ve uygulanabilir gereksinimler</text:span><text:span text:style-name="T565"> </text:span><text:span text:style-name="T576">belgesinin</text:span><text:span text:style-name="T504"> çıkmasını, çıkan gereksinimler </text:span><text:span text:style-name="T581">belgesinin</text:span><text:span text:style-name="T504"> </text:span><text:span text:style-name="T521">tasarım ve gerçekleştirme</text:span><text:span text:style-name="T504"> eki</text:span><text:span text:style-name="T521">pleri</text:span><text:span text:style-name="T504"> </text:span><text:span text:style-name="T506">tarafından daha </text:span><text:span text:style-name="T509">iyi</text:span><text:span text:style-name="T506"> anlaşılabilmesini </text:span><text:span text:style-name="T511">ve</text:span><text:span text:style-name="T506"> </text:span><text:span text:style-name="T509">daha </text:span><text:span text:style-name="T510">iyi anlaşılan gereksinimlerin daha iyi uygulanmasını</text:span><text:span text:style-name="T506"> sağlar. </text:span><text:soft-page-break/><text:span text:style-name="T575">Geliştirilen</text:span><text:span text:style-name="T514"> </text:span><text:span text:style-name="T583">yazılım sistemi kullanıcılara yayımla</text:span><text:span text:style-name="T584">nır</text:span><text:span text:style-name="T582">.</text:span></text:p>
      <text:p text:style-name="P84"/>
      <text:p text:style-name="P125"><text:span text:style-name="T506"><text:tab/></text:span><text:span text:style-name="T512">Modelim</text:span><text:span text:style-name="T594">in</text:span><text:span text:style-name="T578"> aşamalarından</text:span><text:span text:style-name="T512"> proje </text:span><text:span text:style-name="T523">raporunun</text:span><text:span text:style-name="T512"> içinde daha </text:span><text:span text:style-name="T528">detaylı </text:span><text:span text:style-name="T585">bir</text:span><text:span text:style-name="T512"> şekilde bah</text:span><text:span text:style-name="T513">sed</text:span><text:span text:style-name="T593">eceğim</text:span><text:span text:style-name="T513"> için </text:span><text:span text:style-name="T579">son olarak çevik</text:span><text:span text:style-name="T513"> model</text:span><text:span text:style-name="T579">ler</text:span><text:span text:style-name="T517">de</text:span><text:span text:style-name="T513">n kısaca devam ede</text:span><text:span text:style-name="T595">yim</text:span><text:span text:style-name="T513">.</text:span></text:p>
      <text:p text:style-name="P90"/>
      <text:p text:style-name="P126"><text:span text:style-name="T516"><text:tab/></text:span><text:span text:style-name="T461">Çevik</text:span><text:span text:style-name="T460"> Model </text:span><text:span text:style-name="T451">–</text:span><text:span text:style-name="T540"> </text:span><text:span text:style-name="T541">Analizin</text:span><text:span text:style-name="T537"> </text:span><text:span text:style-name="T536">en hızlı şekilde ve </text:span><text:span text:style-name="T589">en</text:span><text:span text:style-name="T536"> </text:span><text:span text:style-name="T588">önemli işlevselliklere göre</text:span><text:span text:style-name="T536"> parça parça </text:span><text:span text:style-name="T542">yapıldığı;</text:span><text:span text:style-name="T536"> </text:span><text:span text:style-name="T539">parça parça alınan gereksinimlerin parça parça <text:s/>tasarlanıp gerçekleştirildiği;</text:span><text:span text:style-name="T536"> </text:span><text:span text:style-name="T538">ü</text:span><text:span text:style-name="T518">rünün en hızlı </text:span><text:span text:style-name="T543">şekilde</text:span><text:span text:style-name="T518"> </text:span><text:span text:style-name="T580">yayımlandığı;</text:span><text:span text:style-name="T518"> hızlı bir şekilde hataların, </text:span><text:span text:style-name="T586">arızaların</text:span><text:span text:style-name="T518"> ve </text:span><text:span text:style-name="T586">güvenlik </text:span><text:span text:style-name="T518">açıkların</text:span><text:span text:style-name="T587">ın</text:span><text:span text:style-name="T518"> kapatıldığı; </text:span><text:span text:style-name="T599">kodun ve mimarinin sürekli optimize edildiği;</text:span><text:span text:style-name="T518"> </text:span><text:span text:style-name="T544">senkronize bir şekilde tüm aşamaların </text:span><text:span text:style-name="T590">uygulandığı</text:span><text:span text:style-name="T519"> bir modeldir.</text:span><text:span text:style-name="T466"> </text:span><text:span text:style-name="T467">Uç</text:span><text:span text:style-name="T463"> Programlama</text:span><text:span text:style-name="T529"> ve</text:span><text:span text:style-name="T463"> Scrum</text:span><text:span text:style-name="T529"> gibi uygulamalar içerir.</text:span><text:span text:style-name="T519"> </text:span><text:span text:style-name="T522">Modelim olan </text:span><text:span text:style-name="T462">Evrimsel Model </text:span><text:span text:style-name="T522">çevik modele en yakın </text:span><text:span text:style-name="T566">plan odaklı</text:span><text:span text:style-name="T524"> </text:span><text:span text:style-name="T522">modellerden biridir.</text:span></text:p>
      <text:p text:style-name="P85"/>
      <text:p text:style-name="P121"><text:span text:style-name="T602">Bölüm </text:span><text:span text:style-name="T600">1</text:span><text:span text:style-name="T602">: </text:span><text:span text:style-name="T601">Simülasyonumun Konusu</text:span></text:p>
      <text:p text:style-name="P97"/>
      <text:p text:style-name="P32">1.1: <text:span text:style-name="T697">Simülasyonum</text:span></text:p>
      <text:p text:style-name="P107"/>
      <text:p text:style-name="P108"><text:tab/><text:span text:style-name="T700">Simülasyonum </text:span><text:span text:style-name="T710">yaygın olan</text:span><text:span text:style-name="T700"> </text:span><text:span text:style-name="T706">İ</text:span><text:span text:style-name="T704">nternet </text:span><text:span text:style-name="T707">üzerinden hizmet </text:span><text:span text:style-name="T711">vermenin</text:span><text:span text:style-name="T707"> </text:span><text:span text:style-name="T710">ve </text:span><text:span text:style-name="T711">iş süreçlerinin yazılım sistemi üzerinden uygulanmasının</text:span><text:span text:style-name="T710"> daha da </text:span><text:span text:style-name="T705">yaygınlaşmaya başladığı</text:span><text:span text:style-name="T704"> bir zamanda</text:span><text:span text:style-name="T701"> teknolojiye ayak uydurmaya çalışa</text:span><text:span text:style-name="T702">n </text:span><text:span text:style-name="T703">ve büyüyen </text:span><text:span text:style-name="T701">genç bir taşıt kiralama şirketinin </text:span><text:span text:style-name="T732">ta</text:span><text:span text:style-name="T733">şıt</text:span><text:span text:style-name="T701"> kiralama hizmeti için </text:span><text:span text:style-name="T726">eski, kullanışsız ve iş ihtiyaçlarını karşılamayan yazılım sistemi yerine yeni bir</text:span><text:span text:style-name="T701"> yazılım sistemi istemesinden oluşuyor.</text:span></text:p>
      <text:p text:style-name="P108"/>
      <text:p text:style-name="P108"><text:tab/><text:span text:style-name="T710">Şirket, ilk başta </text:span><text:span text:style-name="T711">web uygulaması şeklinde </text:span><text:span text:style-name="T712">iş süreçlerini uygulamak ve internet üzerinden çevrim içi hizmet vermek istiyor. </text:span><text:span text:style-name="T713">Yazılım </text:span><text:span text:style-name="T714">sistemi</text:span><text:span text:style-name="T713"> geliştirme </text:span><text:span text:style-name="T714">firmalarından aldığı teklifler bütçesini çok çok aşıyor. </text:span><text:span text:style-name="T716">B</text:span><text:span text:style-name="T715">ütçesine </text:span><text:span text:style-name="T727">sınırdan</text:span><text:span text:style-name="T715"> uyan tekliflerin </text:span><text:span text:style-name="T716">ise </text:span><text:span text:style-name="T715">yazılım sistemini teslim edecekleri tarih çok uzun geliyor</text:span><text:span text:style-name="T714">. </text:span><text:span text:style-name="T715">Yedi (7) şubesi bulunan şirket şimdilik </text:span><text:span text:style-name="T716">geliştirilmesi daha ucuz olan masaüstü uygulaması teknolojisine yöneliyor ve çevrim içi hizmetten vazgeçiyor. </text:span><text:span text:style-name="T717">Kendisi gibi </text:span><text:span text:style-name="T721">büyüyen genç bir</text:span><text:span text:style-name="T717"> yazılım geliştirme şirketi</text:span><text:span text:style-name="T720">nden uygun bir teklif alıyor</text:span><text:span text:style-name="T717">. </text:span><text:span text:style-name="T718">K</text:span><text:span text:style-name="T717">ısa vadede (~</text:span><text:span text:style-name="T729">8</text:span><text:span text:style-name="T717"> </text:span><text:span text:style-name="T729">ay</text:span><text:span text:style-name="T717">) iş süreçlerini </text:span><text:span text:style-name="T728">uygulamak</text:span><text:span text:style-name="T717"> için masaüstü </text:span><text:soft-page-break/><text:span text:style-name="T717">uygulaması geliştirilmesinde anlaşıyorlar. </text:span><text:span text:style-name="T718">Uzun vadede ise (~</text:span><text:span text:style-name="T730">16</text:span><text:span text:style-name="T718"> </text:span><text:span text:style-name="T730">ay</text:span><text:span text:style-name="T718">) </text:span><text:span text:style-name="T719">bu yazılım sisteminin web üzerine geçirilmesi</text:span><text:span text:style-name="T734">nde</text:span><text:span text:style-name="T719"> ve çevrim içi hizmet verilmesinde anlaşıyorlar.</text:span></text:p>
      <text:p text:style-name="P108"/>
      <text:p text:style-name="P108"><text:tab/><text:span text:style-name="T722">Yazılım sistemini istediğinde </text:span><text:span text:style-name="T723">yedi (7) şubesi bulunan şirket, </text:span><text:span text:style-name="T731">bu şube sayılarını</text:span><text:span text:style-name="T723"> masaüstü uygulamayı teslim aldığında dokuz</text:span><text:span text:style-name="T731">a</text:span><text:span text:style-name="T723"> (9) ve web uygulamasını teslim alıp çevrim içi hizmet vermeye başladığında </text:span><text:span text:style-name="T724">on altı</text:span><text:span text:style-name="T731">ya</text:span><text:span text:style-name="T723"> (16) </text:span><text:span text:style-name="T731">çıkardı</text:span><text:span text:style-name="T723">. </text:span><text:span text:style-name="T724">Şimdilerde ise </text:span><text:span text:style-name="T725">yirmi dört şubesi (24) bulunuyor.</text:span></text:p>
      <text:p text:style-name="P97"/>
      <text:p text:style-name="P97"><text:tab/><text:span text:style-name="T693">Bu simülasyondaki her veri </text:span><text:span text:style-name="T74">Muhammed Yusuf Akçadağ</text:span><text:span text:style-name="T693"> </text:span><text:span text:style-name="T694">yani benim</text:span><text:span text:style-name="T693"> tarafı</text:span><text:span text:style-name="T695">m</text:span><text:span text:style-name="T693">dan düşünülmüş, </text:span><text:span text:style-name="T696">tasarlanmış, </text:span><text:span text:style-name="T693">oluşturulmuş ve yazılmıştır.</text:span></text:p>
      <text:p text:style-name="P97"/>
      <text:p text:style-name="P31">1.<text:span text:style-name="T698">2</text:span>: <text:span text:style-name="T603">Simülasyonda Yazılım</text:span><text:span text:style-name="T605">ı</text:span><text:span text:style-name="T603"> İsteyen </text:span><text:span text:style-name="T607">v</text:span><text:span text:style-name="T605">e Yazılımı Yapan</text:span><text:span text:style-name="T603"> </text:span><text:span text:style-name="T629">Şirketler</text:span></text:p>
      <text:p text:style-name="P106"/>
      <text:p text:style-name="P31"><text:tab/><text:span text:style-name="T323">Simülasyonda </text:span><text:span text:style-name="T604">“</text:span><text:span text:style-name="T631">My</text:span><text:span text:style-name="T604">Car Rent”</text:span><text:span text:style-name="T323"> </text:span><text:span text:style-name="T365">taşıt</text:span><text:span text:style-name="T323"> kiralama </text:span><text:span text:style-name="T353">şirketi</text:span><text:span text:style-name="T323"> tarafından </text:span><text:span text:style-name="T604">“</text:span><text:span text:style-name="T622">Y</text:span><text:span text:style-name="T623">u</text:span><text:span text:style-name="T622">Soft</text:span><text:span text:style-name="T604">” </text:span><text:span text:style-name="T324">yazılım </text:span><text:span text:style-name="T366">sistemi geliştirme</text:span><text:span text:style-name="T324"> </text:span><text:span text:style-name="T354">şirketi</text:span><text:span text:style-name="T324">n</text:span><text:span text:style-name="T325">d</text:span><text:span text:style-name="T354">e</text:span><text:span text:style-name="T325">n </text:span><text:span text:style-name="T365">taşıt</text:span><text:span text:style-name="T325"> kiralama sürecini yönetmek ve otomatize etmek, </text:span><text:span text:style-name="T365">taşıt</text:span><text:span text:style-name="T325"> takibini yapmak, </text:span><text:span text:style-name="T326">bütçeyi yönetmek v</text:span><text:span text:style-name="T399">b</text:span><text:span text:style-name="T326">. için yazılım </text:span><text:span text:style-name="T367">sistemi</text:span><text:span text:style-name="T326"> istenmiştir.</text:span></text:p>
      <text:p text:style-name="P92"/>
      <text:p text:style-name="P34">1.<text:span text:style-name="T698">3</text:span>: <text:span text:style-name="T632">My</text:span><text:span text:style-name="T604">Car Rent</text:span><text:span text:style-name="T608"> </text:span><text:span text:style-name="T630">Şirketi</text:span><text:span text:style-name="T609"> Hakkında</text:span></text:p>
      <text:p text:style-name="P109"/>
      <text:p text:style-name="P37"><text:tab/>“<text:span text:style-name="T633">My</text:span><text:span text:style-name="T604">Car Rent</text:span><text:span text:style-name="T608">”</text:span><text:span text:style-name="T432"> </text:span><text:span text:style-name="T433">yönetim şubesi</text:span><text:span text:style-name="T327"> </text:span><text:span text:style-name="T709">Tokat </text:span><text:span text:style-name="T708">Şubesi</text:span><text:span text:style-name="T327"> olan; Tokat </text:span><text:span text:style-name="T404">(1)</text:span><text:span text:style-name="T337">, </text:span><text:span text:style-name="T400">Malatya </text:span><text:span text:style-name="T404">(1)</text:span><text:span text:style-name="T337">, </text:span><text:span text:style-name="T401">Ankara </text:span><text:span text:style-name="T404">(2)</text:span><text:span text:style-name="T401">, </text:span><text:span text:style-name="T403">İzmir </text:span><text:span text:style-name="T404">(1)</text:span><text:span text:style-name="T337"> ve </text:span><text:span text:style-name="T402">İstanbul</text:span><text:span text:style-name="T337">’da </text:span><text:span text:style-name="T404">(2)</text:span><text:span text:style-name="T327"> hizmet veren; birçok </text:span><text:span text:style-name="T365">taşıt</text:span><text:span text:style-name="T328"> türünde kişisel </text:span><text:span text:style-name="T329">kiralama hizmeti </text:span><text:span text:style-name="T332">sunan</text:span><text:span text:style-name="T329"> bir şirkettir. </text:span><text:span text:style-name="T330">Şirket büyüyen hizmetlerin</text:span><text:span text:style-name="T331">i </text:span><text:span text:style-name="T332">daha rahat yönetebilmek için </text:span><text:span text:style-name="T390">işlevsel</text:span><text:span text:style-name="T334"> </text:span><text:span text:style-name="T336">ve güven</text:span><text:span text:style-name="T368">il</text:span><text:span text:style-name="T389">ebili</text:span><text:span text:style-name="T368">r</text:span><text:span text:style-name="T336"> yeni bir</text:span><text:span text:style-name="T332"> yaz</text:span><text:span text:style-name="T333">ılı</text:span><text:span text:style-name="T332">m sistemine ihtiyaç duymaktadır. </text:span><text:span text:style-name="T335">Eski yazılım sistemi artık </text:span><text:span text:style-name="T391">gereksinimler</text:span><text:span text:style-name="T392">i karşılayamamaktadır</text:span><text:span text:style-name="T335">. </text:span><text:span text:style-name="T405">(Parantezler şehirlerde bulunan şube sayıları.)</text:span></text:p>
      <text:p text:style-name="P93"/>
      <text:p text:style-name="P35"><text:span text:style-name="T610">1.</text:span><text:span text:style-name="T698">4</text:span><text:span text:style-name="T610">: </text:span><text:span text:style-name="T624">Yu</text:span><text:span text:style-name="T625">Soft</text:span><text:span text:style-name="T608"> </text:span><text:span text:style-name="T630">Şirketi</text:span><text:span text:style-name="T609"> Hakkında</text:span></text:p>
      <text:p text:style-name="P110"/>
      <text:p text:style-name="P38"><text:tab/>“<text:span text:style-name="T624">Yu</text:span><text:span text:style-name="T625">Soft</text:span><text:span text:style-name="T608">”</text:span><text:span text:style-name="T327">; </text:span><text:span text:style-name="T340">4 mühendislik personeli </text:span><text:span text:style-name="T338">(1 </text:span><text:span text:style-name="T339">Y</text:span><text:span text:style-name="T338">azılım </text:span><text:span text:style-name="T339">M</text:span><text:span text:style-name="T338">ühendisi, 1 </text:span><text:span text:style-name="T339">K</text:span><text:span text:style-name="T338">ullanıcı </text:span><text:span text:style-name="T339">A</text:span><text:span text:style-name="T338">rayüzü </text:span><text:span text:style-name="T339">G</text:span><text:span text:style-name="T338">eliştirici, 1 </text:span><text:span text:style-name="T371">U</text:span><text:span text:style-name="T372">ygulama</text:span><text:span text:style-name="T339"> </text:span><text:span text:style-name="T340">G</text:span><text:span text:style-name="T339">eliştirici</text:span><text:span text:style-name="T338">, 1 </text:span><text:span text:style-name="T340">V</text:span><text:span text:style-name="T338">eritaban</text:span><text:span text:style-name="T363">ı </text:span><text:span text:style-name="T364">Geliştirici</text:span><text:span text:style-name="T338">) </text:span><text:span text:style-name="T340">bulunan bir yazılım </text:span><text:span text:style-name="T370">sistemi</text:span><text:span text:style-name="T340"> </text:span><text:span text:style-name="T369">geliştirme</text:span><text:span text:style-name="T340"> şirketidir.</text:span></text:p>
      <text:p text:style-name="P112"/>
      <text:p text:style-name="P36"><text:soft-page-break/><text:span text:style-name="T635">Bölüm </text:span><text:span text:style-name="T636">2</text:span><text:span text:style-name="T637">: </text:span><text:span text:style-name="T638">Proje Aşamaları ve Yapılanlar</text:span></text:p>
      <text:p text:style-name="P98"/>
      <text:p text:style-name="P17"><text:span text:style-name="T611">2.1: </text:span><text:span text:style-name="T612">Bilgisayar Mühendisliği Uygulamaları I </text:span><text:span text:style-name="T611">Aşaması</text:span></text:p>
      <text:p text:style-name="P99"/>
      <text:p text:style-name="P17"><text:span text:style-name="T613">2.1.1: </text:span><text:span text:style-name="T614">Proje Raporu Yazılmaya Başlandı</text:span></text:p>
      <text:p text:style-name="P99"/>
      <text:p text:style-name="P17"><text:tab/><text:span text:style-name="T343">Projemi</text:span><text:span text:style-name="T349">zin üzerinde kurulu olduğu </text:span><text:span text:style-name="T350">derin olmayan </text:span><text:span text:style-name="T343">bilgilerin yer aldığı, </text:span><text:span text:style-name="T351">simülasyon</text:span><text:span text:style-name="T345"> hakkında bilgilerin yer aldığı, </text:span><text:span text:style-name="T343">proje takibini kolaylaştıran </text:span><text:span text:style-name="T344">kayıtların tutulduğu, projeyi sunmamıza yardımcı olan </text:span><text:span text:style-name="T615">Proje Raporu</text:span><text:span text:style-name="T406">’nu yazmaya başladım </text:span><text:span text:style-name="T443">ve </text:span><text:span text:style-name="T772">Proje Raporu PDF </text:span><text:span text:style-name="T443">adlı belgeyi oluşturdum.</text:span></text:p>
      <text:p text:style-name="P17"/>
      <text:p text:style-name="P18"><text:tab/><text:span text:style-name="T616">Bölüm </text:span><text:span text:style-name="T617">0</text:span><text:span text:style-name="T616">’d</text:span><text:span text:style-name="T617">a</text:span><text:span text:style-name="T616"> </text:span><text:span text:style-name="T341">Yazılım Mühendisliği, Yazılım Mühendisi, Yazılım Geliştirme Yaşam Döngüsü ve Yazılım Geliştirme Modelleri </text:span><text:span text:style-name="T342">hakkında </text:span><text:span text:style-name="T352">derin olmayan</text:span><text:span text:style-name="T342"> bilgiler</text:span><text:span text:style-name="T393">den bahse</text:span><text:span text:style-name="T407">tti</text:span><text:span text:style-name="T408">m</text:span><text:span text:style-name="T393">.</text:span></text:p>
      <text:p text:style-name="P94"/>
      <text:p text:style-name="P17"><text:span text:style-name="T342"><text:tab/></text:span><text:span text:style-name="T618">Bölüm 1’de </text:span><text:span text:style-name="T346">Simülasyonumun konusundan bahse</text:span><text:span text:style-name="T409">ttim</text:span><text:span text:style-name="T346">.</text:span></text:p>
      <text:p text:style-name="P95"/>
      <text:p text:style-name="P17"><text:span text:style-name="T346"><text:tab/></text:span><text:span text:style-name="T619">Bölüm 2’de </text:span><text:span text:style-name="T347">proje </text:span><text:span text:style-name="T348">yapım aşamalarının kayıtları</text:span><text:span text:style-name="T410">nı</text:span><text:span text:style-name="T348"> tutmaya başladı</text:span><text:span text:style-name="T411">m</text:span><text:span text:style-name="T348">.</text:span></text:p>
      <text:p text:style-name="P96"/>
      <text:p text:style-name="P45">2.1.2 <text:span text:style-name="T634">My</text:span><text:span text:style-name="T626">Car Rent Yazılım Sistemi </text:span><text:span text:style-name="T627">“</text:span>Yapılabilirlik Analizi Aşaması<text:span text:style-name="T627">” Uygulanmaya </text:span><text:span text:style-name="T628">Başlandı</text:span></text:p>
      <text:p text:style-name="P113"/>
      <text:p text:style-name="P114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96"/>
      <text:p text:style-name="P96"><text:tab/><text:span text:style-name="T681">Bu proje </text:span><text:span text:style-name="T682">için elimde yapılabilirliği analiz edecek verilerin olmaması; bu verilere sahip olsam bile </text:span><text:span text:style-name="T683">bu verileri analiz edecek </text:span><text:span text:style-name="T686">teorik bilgimin</text:span><text:span text:style-name="T683"> olmamasından dolayı </text:span><text:span text:style-name="T684">bu aşama</text:span><text:span text:style-name="T688">da</text:span><text:span text:style-name="T684"> sadece </text:span><text:span text:style-name="T68">Ön Gereksinimler Raporu </text:span><text:span text:style-name="T79">PDF </text:span><text:span text:style-name="T684">adlı dökümanı oluştur</text:span><text:span text:style-name="T688">dum</text:span><text:span text:style-name="T684">. </text:span><text:span text:style-name="T69">Yapılabilirlik Analizi Aşaması</text:span><text:span text:style-name="T689">nı</text:span><text:span text:style-name="T69"> </text:span><text:span text:style-name="T689">y</text:span><text:span text:style-name="T687">apmış gibi</text:span><text:span text:style-name="T70"> </text:span><text:span text:style-name="T71">Planlama Aşaması</text:span><text:span text:style-name="T691">na</text:span><text:span text:style-name="T70"> </text:span><text:span text:style-name="T687">dahil e</text:span><text:span text:style-name="T690">ttim</text:span><text:span text:style-name="T687">.</text:span></text:p>
      <text:p text:style-name="P96"/>
      <text:p text:style-name="P17"><text:soft-page-break/><text:span text:style-name="T620">2.</text:span><text:span text:style-name="T621">1.</text:span><text:span text:style-name="T667">3</text:span><text:span text:style-name="T621">: </text:span><text:span text:style-name="T634">My</text:span><text:span text:style-name="T626">Car Rent Yazılım Sistemi </text:span><text:span text:style-name="T627">“Planlama Aşaması” Uygulanmaya </text:span><text:span text:style-name="T628">Başlandı</text:span></text:p>
      <text:p text:style-name="P99"/>
      <text:p text:style-name="P20"><text:tab/><text:span text:style-name="T639">Planlama Aşaması, </text:span><text:span text:style-name="T355">kaynaklar ve hedefler baz alınarak yazılım sistemini </text:span><text:span text:style-name="T396">geliştirmeye</text:span><text:span text:style-name="T355"> başlamadan önce tüm sürecin titizlikle planlandığı aşamadır. Bu aşamada </text:span><text:span text:style-name="T362">elde edilen ön bilgiler</text:span><text:span text:style-name="T397">le</text:span><text:span text:style-name="T355"> </text:span><text:span text:style-name="T640">Yazılım Geliştirme </text:span><text:span text:style-name="T641">Model</text:span><text:span text:style-name="T361">leri baz alınarak </text:span><text:span text:style-name="T646">Yazılım Geliştirme Modeli </text:span><text:span text:style-name="T361">ve </text:span><text:span text:style-name="T646">Süreçleri</text:span><text:span text:style-name="T361"> tasarlanır</text:span><text:span text:style-name="T356">; </text:span><text:span text:style-name="T644">İş Yükü Dağıtımı </text:span><text:span text:style-name="T358">yapılır; </text:span><text:span text:style-name="T643">Geliştirme Takvimi </text:span><text:span text:style-name="T357">oluşturulur; </text:span><text:span text:style-name="T645">Yasal </text:span><text:span text:style-name="T647">Gereksinimler</text:span><text:span text:style-name="T645"> </text:span><text:span text:style-name="T359">belirlenir; </text:span><text:span text:style-name="T642">Yaklaşık </text:span><text:span text:style-name="T639">Zamansal Maliyet, </text:span><text:span text:style-name="T642">Yaklaşık </text:span><text:span text:style-name="T639">Parasal Maliyet </text:span><text:span text:style-name="T355">hesaplanır.</text:span><text:span text:style-name="T359"> </text:span><text:span text:style-name="T360">Yazılım sistemine göre çeşitli başlıklar tanımlanabilir.</text:span></text:p>
      <text:p text:style-name="P111"/>
      <text:p text:style-name="P20"><text:span text:style-name="T360"><text:tab/></text:span><text:span text:style-name="T692">Planlama Aşaması </text:span><text:span text:style-name="T431">için </text:span><text:span text:style-name="T692">MyCar Rent Yazılım Sistemi Geliştirme Planlaması </text:span><text:span text:style-name="T773">PDF </text:span><text:span text:style-name="T431">adlı belgeyi oluşturdum.</text:span></text:p>
      <text:p text:style-name="P111"/>
      <text:p text:style-name="P21"><text:span text:style-name="T360"><text:tab/>Bu proje için elimde olan veriler ve teorik bilgiyle yukarıda koyu olarak yazılan aşamaların </text:span><text:span text:style-name="T685">Yazılım Geliştirme Modeli</text:span><text:span text:style-name="T421">ni</text:span><text:span text:style-name="T360"> ve </text:span><text:span text:style-name="T685">Süreçleri</text:span><text:span text:style-name="T420">ni</text:span><text:span text:style-name="T685"> </text:span><text:span text:style-name="T360">tasarladım; </text:span><text:span text:style-name="T685">İş Yükü Dağılımı</text:span><text:span text:style-name="T422">nı</text:span><text:span text:style-name="T360"> oluşturdum. </text:span><text:span text:style-name="T685">Geliştirme Takvimi</text:span><text:span text:style-name="T422">ni</text:span><text:span text:style-name="T685"> </text:span><text:span text:style-name="T418">oluşturmak</text:span><text:span text:style-name="T360">,</text:span><text:span text:style-name="T685"> Yasal Gereksinimler</text:span><text:span text:style-name="T422">ini</text:span><text:span text:style-name="T685"> </text:span><text:span text:style-name="T418">belirlemek</text:span><text:span text:style-name="T360">,</text:span><text:span text:style-name="T685"> Yaklaşık Zamansal Maliyet ve Yaklaşık Parasal Maliyet</text:span><text:span text:style-name="T423">ini</text:span><text:span text:style-name="T360"> </text:span><text:span text:style-name="T419">hesaplamak </text:span><text:span text:style-name="T425">eylemlerini</text:span><text:span text:style-name="T360"> </text:span><text:span text:style-name="T412">ise </text:span><text:span text:style-name="T416">elimde </text:span><text:span text:style-name="T413">verilerin olmaması; bu verilere sahip olsam bile </text:span><text:span text:style-name="T414">bu verileri </text:span><text:span text:style-name="T417">kullanacak</text:span><text:span text:style-name="T414"> </text:span><text:span text:style-name="T415">teorik bilgimin</text:span><text:span text:style-name="T414"> olmamasından </text:span><text:span text:style-name="T424">dolayı </text:span><text:span text:style-name="T426">gerçekleştiremedim</text:span><text:span text:style-name="T424">. </text:span><text:span text:style-name="T427">Bu eylemleri </text:span><text:span text:style-name="T428">gerçekleştirmiş gibi </text:span><text:span text:style-name="T691">Planlama Aşaması</text:span><text:span text:style-name="T428">na</text:span><text:span text:style-name="T687"> </text:span><text:span text:style-name="T429">dahil e</text:span><text:span text:style-name="T430">ttim</text:span><text:span text:style-name="T429">.</text:span></text:p>
      <text:p text:style-name="P111"/>
      <text:p text:style-name="P19"><text:span text:style-name="T620">2.</text:span><text:span text:style-name="T621">1.</text:span><text:span text:style-name="T680">4</text:span><text:span text:style-name="T621">: </text:span><text:span text:style-name="T634">My</text:span><text:span text:style-name="T626">Car Rent Yazılım Sistemi </text:span><text:span text:style-name="T627">“</text:span><text:span text:style-name="T648">Döngü </text:span><text:span text:style-name="T649">I </text:span><text:span text:style-name="T648">: Aşama II</text:span><text:span text:style-name="T627">” Uygulanmaya </text:span><text:span text:style-name="T628">Başlandı</text:span></text:p>
      <text:p text:style-name="P100"/>
      <text:p text:style-name="P101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54">yazılım sistemi</text:span><text:span text:style-name="T670">nin işlevselliklerinin </text:span><text:span text:style-name="T655">kesin ve anlaşılır bir şekilde </text:span><text:span text:style-name="T671">hem kullanıcılar hem de geliştiriciler </text:span><text:span text:style-name="T672">için</text:span><text:span text:style-name="T655"> </text:span><text:span text:style-name="T656">tanımla</text:span><text:span text:style-name="T674">ndığı</text:span><text:span text:style-name="T656"> aşam</text:span><text:span text:style-name="T674">adır</text:span><text:span text:style-name="T656">. </text:span><text:span text:style-name="T46">B</text:span><text:span text:style-name="T47">u aşamada yazılım </text:span><text:span text:style-name="T48">sistemi</text:span><text:span text:style-name="T47"> </text:span><text:span text:style-name="T673">analizi yapılır.</text:span><text:span text:style-name="T47"> </text:span><text:span text:style-name="T673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57">Eğer yazılım sistemi </text:span><text:span text:style-name="T65">Kullanıma Hazır Yazılım </text:span><text:span text:style-name="T657">ise </text:span><text:span text:style-name="T658">gereksinimler </text:span><text:span text:style-name="T675">belgesi</text:span><text:span text:style-name="T658"> şirket tarafından öznel olarak </text:span><text:span text:style-name="T676">oluşturulur</text:span><text:span text:style-name="T658">. </text:span><text:span text:style-name="T657">Eğer yazılım sistemi </text:span><text:span text:style-name="T66">Özel Yazılım </text:span><text:span text:style-name="T658">ise <text:s/>gereksinimler </text:span><text:span text:style-name="T677">belgesi yazılım </text:span><text:span text:style-name="T658">sistemini isteyen şirketin gereksinimlerine göre </text:span><text:span text:style-name="T678">oluşturulur</text:span><text:span text:style-name="T658">. </text:span><text:span text:style-name="T659">Özel yazılımlarda gereksinimler </text:span><text:soft-page-break/><text:span text:style-name="T679">belgesi </text:span><text:span text:style-name="T659">iki şirket arasında </text:span><text:span text:style-name="T735">(</text:span><text:span text:style-name="T660">yazılım sistemini geliştiren </text:span><text:span text:style-name="T661">şirket</text:span><text:span text:style-name="T660"> ve yazılım sistemini isteyen </text:span><text:span text:style-name="T661">şirket</text:span><text:span text:style-name="T735">)</text:span><text:span text:style-name="T660"> </text:span><text:span text:style-name="T659">hukuksal anlaşma yerine de geçer.</text:span></text:p>
      <text:p text:style-name="P101"/>
      <text:p text:style-name="P102"><text:tab/><text:span text:style-name="T650">Döngü </text:span><text:span text:style-name="T651">I </text:span><text:span text:style-name="T650">: Aşama II</text:span><text:span text:style-name="T72"> </text:span><text:span text:style-name="T692">için </text:span><text:span text:style-name="T73">Gereksinimler Raporu I</text:span><text:span text:style-name="T72"> </text:span><text:span text:style-name="T80">PDF </text:span><text:span text:style-name="T692">adlı belgeyi oluşturdum.</text:span></text:p>
      <text:p text:style-name="P102"/>
      <text:p text:style-name="P105"><text:tab/><text:span text:style-name="T75"> </text:span><text:span text:style-name="T73">Gereksinimler Raporu I </text:span><text:span text:style-name="T81">PDF </text:span><text:span text:style-name="T736">adlı </text:span><text:span text:style-name="T737">belge </text:span><text:span text:style-name="T739">yazılım sisteminin geliştirilmesine ve geliştiriciler için gereksinimlerin oluşturulmasına kılavuzluk eden, </text:span><text:span text:style-name="T751">az biçimsel </text:span><text:span text:style-name="T752">olarak </text:span><text:span text:style-name="T739">doğal dil</text:span><text:span text:style-name="T740">le</text:span><text:span text:style-name="T739"> yazılmış bir belgedir. </text:span><text:span text:style-name="T740">Bu belge işlevsellikler ve varlıklar</text:span><text:span text:style-name="T741">la</text:span><text:span text:style-name="T740"> ilgili </text:span><text:span text:style-name="T742">tam </text:span><text:span text:style-name="T740">ayrıntıları içermeyen, </text:span><text:span text:style-name="T742">hem yazılım sistemini isteyenler için hem de geliştirenler için anlaşılır </text:span><text:span text:style-name="T744">olan</text:span><text:span text:style-name="T742">, yazılım sisteminin sağlayacağı işlevsellikleri</text:span><text:span text:style-name="T743">n</text:span><text:span text:style-name="T742"> ve tutacağı </text:span><text:span text:style-name="T745">verilerin</text:span><text:span text:style-name="T742"> sınırını çizen</text:span><text:span text:style-name="T740"> </text:span><text:span text:style-name="T743">ve tanımlayan </text:span><text:span text:style-name="T740">soyut bir </text:span><text:span text:style-name="T743">belgedir</text:span><text:span text:style-name="T742">.</text:span></text:p>
      <text:p text:style-name="P103"/>
      <text:p text:style-name="P104"><text:span text:style-name="T650">Döngü </text:span><text:span text:style-name="T651">I </text:span><text:span text:style-name="T650">: Aşama II</text:span><text:span text:style-name="T72"> </text:span><text:span text:style-name="T692">için </text:span><text:span text:style-name="T76">Geliştiriciler İçin Gereksinim Kartları I </text:span><text:span text:style-name="T738">adlı dosyayı oluşturdum.</text:span></text:p>
      <text:p text:style-name="P104"/>
      <text:p text:style-name="P104"><text:tab/><text:span text:style-name="T77">Kartlar, </text:span><text:span text:style-name="T745">sınırı çizilen ve tanımlanan </text:span><text:span text:style-name="T746">işlevsellikler ve verileri yazılım sistemini isteyenler için tam anlaşılır olmayan ama geliştiriciler için anlaşılır olacak şekilde tanımlayan </text:span><text:span text:style-name="T748">biçimsel </text:span><text:span text:style-name="T753">olarak doğal dille </text:span><text:span text:style-name="T748">yazılmış</text:span><text:span text:style-name="T746"> </text:span><text:span text:style-name="T78">Varlıklar, Fonksiyonel Gereksinimler </text:span><text:span text:style-name="T746">ve</text:span><text:span text:style-name="T78"> Fonksiyonel Olmayan Gereksinimlerden </text:span><text:span text:style-name="T747">oluşan bir </text:span><text:span text:style-name="T748">somut</text:span><text:span text:style-name="T747"> koleksiyondur. </text:span><text:span text:style-name="T749">Fonksiyonel Gereksinimler yazılım sistemini isteyen ve geliştiren için anlaşılır olan bir anlaş</text:span><text:span text:style-name="T750">madır.</text:span></text:p>
      <text:p text:style-name="P104"/>
      <text:p text:style-name="P104"><text:tab/><text:span text:style-name="T754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55">Geriye dönük baktığımda da </text:span><text:span text:style-name="T758">yazılım sistemini isteyen </text:span><text:span text:style-name="T760">mü</text:span><text:span text:style-name="T761">ş</text:span><text:span text:style-name="T760">terinin</text:span><text:span text:style-name="T758"> hoşuna gitmeyen</text:span><text:span text:style-name="T755"> birçok hata</text:span><text:span text:style-name="T759">nın</text:span><text:span text:style-name="T755"> iyi bir şekilde tanımlanmayan </text:span><text:span text:style-name="T763">veya</text:span><text:span text:style-name="T755"> </text:span><text:span text:style-name="T762">mantıksal hataları bulunan</text:span><text:span text:style-name="T755"> ve</text:span><text:span text:style-name="T757">ya</text:span><text:span text:style-name="T755"> </text:span><text:span text:style-name="T756">hiç yazılmayan gereksinimlerden kaynaklandığını anladım. </text:span><text:span text:style-name="T764">Plan odaklı geliştirmeler için </text:span><text:span text:style-name="T765">iyi bir şekilde </text:span><text:span text:style-name="T766">tespit edilip</text:span><text:span text:style-name="T765"> tanımlanan ve</text:span><text:span text:style-name="T764"> mantıksal hataların en aza indirildiği </text:span><text:span text:style-name="T765">gereksinimlere ihtiyaç vardır.</text:span></text:p>
      <text:p text:style-name="P104"/>
      <text:p text:style-name="P23"><text:span text:style-name="T620">2.</text:span><text:span text:style-name="T621">1.</text:span><text:span text:style-name="T767">5</text:span><text:span text:style-name="T621">: </text:span><text:span text:style-name="T634">My</text:span><text:span text:style-name="T626">Car Rent Yazılım Sistemi </text:span><text:span text:style-name="T627">“</text:span><text:span text:style-name="T648">Döngü </text:span><text:span text:style-name="T649">I </text:span><text:span text:style-name="T648">: Aşama II</text:span><text:span text:style-name="T652">I</text:span><text:span text:style-name="T627">” </text:span><text:soft-page-break/><text:span text:style-name="T627">Uygulanmaya </text:span><text:span text:style-name="T628">Başlandı</text:span></text:p>
      <text:p text:style-name="P23"/>
      <text:p text:style-name="P24"><text:tab/><text:span text:style-name="T768">Tasarım Aşaması, </text:span><text:span text:style-name="T434">ç</text:span><text:span text:style-name="T106">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 </text:span><text:span text:style-name="T319">Plan </text:span><text:span text:style-name="T320">odaklı geliştirmede tasarım aşaması çok önemlidir çünkü yazılım sistemi çevik geliştirmeler gibi kodlama aşamasında tasarlanıp ardından </text:span><text:span text:style-name="T321">düzeltilemezler. Yanlış tasarlanan bir yazılım sistemi pahalı bir bakım aşamasına neden olur.</text:span></text:p>
      <text:p text:style-name="P91"/>
      <text:p text:style-name="P25"><text:span text:style-name="T321"><text:tab/></text:span><text:span text:style-name="T648">Döngü </text:span><text:span text:style-name="T649">I </text:span><text:span text:style-name="T648">: Aşama II</text:span><text:span text:style-name="T653">I</text:span><text:span text:style-name="T692"> </text:span><text:span text:style-name="T431">için </text:span><text:span text:style-name="T769">Yazılım Sistemi Gösterimi </text:span><text:span text:style-name="T770">I PDF</text:span><text:span text:style-name="T769"> </text:span><text:span text:style-name="T436">adlı belgeyi oluşturd</text:span><text:span text:style-name="T442">u</text:span><text:span text:style-name="T436">m.</text:span></text:p>
      <text:p text:style-name="P115"/>
      <text:p text:style-name="P26"><text:span text:style-name="T436"><text:tab/></text:span><text:span text:style-name="T769">Yazılım Sistemi Gösterimi </text:span><text:span text:style-name="T771">I PDF</text:span><text:span text:style-name="T435"> </text:span><text:span text:style-name="T438">adlı belge</text:span><text:span text:style-name="T439">nin</text:span><text:span text:style-name="T437"> tasarım standar</text:span><text:span text:style-name="T440">tları </text:span><text:span text:style-name="T441">benim tarafımdan oluşturulmuş olup yazılım sisteminin genel bir gösterimidir.</text:span></text:p>
      <text:p text:style-name="P116"/>
      <text:p text:style-name="P27"><text:span text:style-name="T441"><text:tab/></text:span><text:span text:style-name="T648">Döngü </text:span><text:span text:style-name="T649">I </text:span><text:span text:style-name="T648">: Aşama II</text:span><text:span text:style-name="T653">I</text:span><text:span text:style-name="T692"> </text:span><text:span text:style-name="T431">için </text:span><text:span text:style-name="T772">Use Case D</text:span><text:span text:style-name="T774">i</text:span><text:span text:style-name="T772">agrams I </text:span><text:span text:style-name="T774">PDF </text:span><text:span text:style-name="T444">adlı belgeyi oluşturdum.</text:span></text:p>
      <text:p text:style-name="P117"/>
      <text:p text:style-name="P28"><text:span text:style-name="T444"><text:tab/></text:span><text:span text:style-name="T775">U</text:span><text:span text:style-name="T772">se Case D</text:span><text:span text:style-name="T774">i</text:span><text:span text:style-name="T772">agrams I </text:span><text:span text:style-name="T774">PDF </text:span><text:span text:style-name="T444">adlı belge </text:span><text:span text:style-name="T445">yazılım sistemini kullanan aktörlerin ve eriştikleri işlevselliklerin gösterimidir.</text:span></text:p>
      <text:p text:style-name="P118"/>
      <text:p text:style-name="P29"><text:span text:style-name="T445"><text:tab/></text:span><text:span text:style-name="T648">Döngü </text:span><text:span text:style-name="T649">I </text:span><text:span text:style-name="T648">: Aşama II</text:span><text:span text:style-name="T653">I</text:span><text:span text:style-name="T692"> </text:span><text:span text:style-name="T431">için</text:span><text:span text:style-name="T692"> </text:span><text:span text:style-name="T777">Yazılım Sistemi Mimarisi</text:span><text:span text:style-name="T772"> I </text:span><text:span text:style-name="T774">PDF </text:span><text:span text:style-name="T444">adlı belgeyi oluşturdum.</text:span></text:p>
      <text:p text:style-name="P130"/>
      <text:p text:style-name="P30"><text:span text:style-name="T444"><text:tab/></text:span><text:span text:style-name="T777">Yazılım Sistemi Mimarisi</text:span><text:span text:style-name="T772"> I </text:span><text:span text:style-name="T774">PDF </text:span><text:span text:style-name="T444">adlı belge</text:span><text:span text:style-name="T446"> yazılım sistemini geliştirirken kullanılacak mimariyi gösterir. Kullandığım </text:span><text:span text:style-name="T778">3-Katmanlı Mimari</text:span><text:span text:style-name="T446">de </text:span><text:span text:style-name="T778">Veri Tabanı </text:span><text:span text:style-name="T446">yazılım sistemine ait bir katman değildir. Yazılım sistemi</text:span><text:span text:style-name="T778"> Veri Tabanı</text:span><text:span text:style-name="T446">ndaki</text:span><text:span text:style-name="T778"> </text:span><text:span text:style-name="T446">verileri işleyerek kullanıcıya gösteren </text:span><text:span text:style-name="T778">Sunum Katmanı, İş Katmanı </text:span><text:span text:style-name="T446">ve </text:span><text:span text:style-name="T778">Veri Erişim Katmanı</text:span><text:span text:style-name="T446">ndan oluşur. </text:span><text:span text:style-name="T779">Veri Erişim Katmanı Veri Tabanı</text:span><text:span text:style-name="T447">ndan verileri </text:span><text:span text:style-name="T779">İş Katmanı</text:span><text:span text:style-name="T447">na aktarır. </text:span><text:span text:style-name="T779">İş Katmanı </text:span><text:span text:style-name="T447">verileri işleyerek </text:span><text:span text:style-name="T779">Sunum Katmanı</text:span><text:span text:style-name="T447">na aktarır ve </text:span><text:span text:style-name="T779">Sunum Katmanı</text:span><text:span text:style-name="T447">nda işlenmiş veriler kullanıcı ile buluşturulur. </text:span><text:span text:style-name="T448">Bu katmanlar sayesinde yazılım sistemi</text:span><text:span text:style-name="T449">nin</text:span><text:span text:style-name="T448"> geliştirilmesi, </text:span><text:span text:style-name="T449">planma </text:span><text:span text:style-name="T448">yönetimi ve bakımı kolaylaşır.</text:span></text:p>
      <text:p text:style-name="P118"/>
      <text:p text:style-name="P28"><text:soft-page-break/><text:span text:style-name="T445"><text:tab/></text:span><text:span text:style-name="T776">Class Diagrams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7T13:44:22.353000000</dc:date>
    <meta:editing-duration>P1DT2H18M40S</meta:editing-duration>
    <meta:editing-cycles>1193</meta:editing-cycles>
    <meta:generator>LibreOffice/7.3.2.2$Windows_X86_64 LibreOffice_project/49f2b1bff42cfccbd8f788c8dc32c1c309559be0</meta:generator>
    <meta:document-statistic meta:table-count="0" meta:image-count="0" meta:object-count="0" meta:page-count="13" meta:paragraph-count="100" meta:word-count="2441" meta:character-count="20194" meta:non-whitespace-character-count="17792"/>
  </office:meta>
</office:document-meta>
</file>